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579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3.538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map style:condition="cell-content()&lt;100" style:apply-style-name="Errore" style:base-cell-address="user_trainings.E26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ext-properties fo:color="#0047ff" fo:font-weight="bold" style:font-weight-asian="bold" style:font-weight-complex="bold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ext-properties fo:color="#999999"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999999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1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MC1 Set 01.1 aerobico molte gambe',2,0,CURDATE(),CURDATE())," calcext:value-type="string">
            <text:p>(12,'MC1 Set 01.1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MC1 Set 01.2 timida soglia con molte gambe',2,0,CURDATE(),CURDATE())," calcext:value-type="string">
            <text:p>(13,'MC1 Set 01.2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MC1 Set 01.3 fartlek completo e gambe',2,0,CURDATE(),CURDATE())," calcext:value-type="string">
            <text:p>(14,'MC1 Set 01.3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8]&amp;&quot;,'&quot;&amp;SUBSTITUTE([.B18];&quot;'&quot;;&quot;''&quot;)&amp;&quot;',&quot;&amp;[.C18]&amp;&quot;,0,CURDATE(),CURDATE())&quot;&amp;IF(INDIRECT(ADDRESS(ROW([.A18])+1;1))&gt;0;&quot;,&quot;;&quot;;&quot;)" office:value-type="string" office:string-value="(15,'MC1 Set 02.1 aerobico con misti',2,0,CURDATE(),CURDATE())," calcext:value-type="string">
            <text:p>(15,'MC1 Set 02.1 aerobico con misti',2,0,CURDATE(),CURDATE()),</text:p>
          </table:table-cell>
          <table:table-cell table:number-columns-repeated="100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9]&amp;&quot;,'&quot;&amp;SUBSTITUTE([.B19];&quot;'&quot;;&quot;''&quot;)&amp;&quot;',&quot;&amp;[.C19]&amp;&quot;,0,CURDATE(),CURDATE())&quot;&amp;IF(INDIRECT(ADDRESS(ROW([.A19])+1;1))&gt;0;&quot;,&quot;;&quot;;&quot;)" office:value-type="string" office:string-value="(16,'MC1 Set 02.2 quasi soglia con gambe',2,0,CURDATE(),CURDATE())," calcext:value-type="string">
            <text:p>(16,'MC1 Set 02.2 quasi soglia con gambe',2,0,CURDATE(),CURDATE()),</text:p>
          </table:table-cell>
          <table:table-cell table:number-columns-repeated="100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0]&amp;&quot;,'&quot;&amp;SUBSTITUTE([.B20];&quot;'&quot;;&quot;''&quot;)&amp;&quot;',&quot;&amp;[.C20]&amp;&quot;,0,CURDATE(),CURDATE())&quot;&amp;IF(INDIRECT(ADDRESS(ROW([.A20])+1;1))&gt;0;&quot;,&quot;;&quot;;&quot;)" office:value-type="string" office:string-value="(17,'MC1 Set 02.3 aerobico serale',2,0,CURDATE(),CURDATE())," calcext:value-type="string">
            <text:p>(17,'MC1 Set 02.3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1]&amp;&quot;,'&quot;&amp;SUBSTITUTE([.B21];&quot;'&quot;;&quot;''&quot;)&amp;&quot;',&quot;&amp;[.C21]&amp;&quot;,0,CURDATE(),CURDATE())&quot;&amp;IF(INDIRECT(ADDRESS(ROW([.A21])+1;1))&gt;0;&quot;,&quot;;&quot;;&quot;)" office:value-type="string" office:string-value="(18,'MC1 Set 02.4 aerobico con gambe fartlek',2,0,CURDATE(),CURDATE())," calcext:value-type="string">
            <text:p>(18,'MC1 Set 02.4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2]&amp;&quot;,'&quot;&amp;SUBSTITUTE([.B22];&quot;'&quot;;&quot;''&quot;)&amp;&quot;',&quot;&amp;[.C22]&amp;&quot;,0,CURDATE(),CURDATE())&quot;&amp;IF(INDIRECT(ADDRESS(ROW([.A22])+1;1))&gt;0;&quot;,&quot;;&quot;;&quot;)" office:value-type="string" office:string-value="(19,'MC1 Set 02.5 aerobico serale',2,0,CURDATE(),CURDATE())," calcext:value-type="string">
            <text:p>(19,'MC1 Set 02.5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MC1 Set 03.1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3]&amp;&quot;,'&quot;&amp;SUBSTITUTE([.B23];&quot;'&quot;;&quot;''&quot;)&amp;&quot;',&quot;&amp;[.C23]&amp;&quot;,0,CURDATE(),CURDATE())&quot;&amp;IF(INDIRECT(ADDRESS(ROW([.A23])+1;1))&gt;0;&quot;,&quot;;&quot;;&quot;)" office:value-type="string" office:string-value="(20,'MC1 Set 03.1 aerobico con gambe fartlek',2,0,CURDATE(),CURDATE())," calcext:value-type="string">
            <text:p>(20,'MC1 Set 03.1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MC1 Set 03.2 soglia quasi ser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4]&amp;&quot;,'&quot;&amp;SUBSTITUTE([.B24];&quot;'&quot;;&quot;''&quot;)&amp;&quot;',&quot;&amp;[.C24]&amp;&quot;,0,CURDATE(),CURDATE())&quot;&amp;IF(INDIRECT(ADDRESS(ROW([.A24])+1;1))&gt;0;&quot;,&quot;;&quot;;&quot;)" office:value-type="string" office:string-value="(21,'MC1 Set 03.2 soglia quasi seria con gambe',2,0,CURDATE(),CURDATE())," calcext:value-type="string">
            <text:p>(21,'MC1 Set 03.2 soglia quasi seria con gambe',2,0,CURDATE(),CURDATE()),</text:p>
          </table:table-cell>
          <table:table-cell table:number-columns-repeated="100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MC1 Set 03.3 aerobico serale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5]&amp;&quot;,'&quot;&amp;SUBSTITUTE([.B25];&quot;'&quot;;&quot;''&quot;)&amp;&quot;',&quot;&amp;[.C25]&amp;&quot;,0,CURDATE(),CURDATE())&quot;&amp;IF(INDIRECT(ADDRESS(ROW([.A25])+1;1))&gt;0;&quot;,&quot;;&quot;;&quot;)" office:value-type="string" office:string-value="(22,'MC1 Set 03.3 aerobico serale con gambe',2,0,CURDATE(),CURDATE());" calcext:value-type="string">
            <text:p>(22,'MC1 Set 03.3 aerobico serale con gambe',2,0,CURDATE(),CURDATE());</text:p>
          </table:table-cell>
          <table:table-cell table:number-columns-repeated="1008"/>
        </table:table-row>
        <table:table-row table:style-name="ro3" table:number-rows-repeated="273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26:user_trainings.E299">
            <calcext:condition calcext:apply-style-name="Errore" calcext:value="&lt;100" calcext:base-cell-address="user_trainings.E26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2" office:value-type="string" calcext:value-type="string">
            <text:p>user_training_rows</text:p>
          </table:table-cell>
          <table:table-cell table:number-columns-repeated="25"/>
          <table:table-cell table:style-name="ce3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3"/>
          <table:table-cell table:style-name="ce8" office:value-type="string" calcext:value-type="string">
            <text:p>exercises</text:p>
          </table:table-cell>
          <table:table-cell table:style-name="ce10"/>
          <table:table-cell table:style-name="ce8" office:value-type="string" calcext:value-type="string">
            <text:p>training_step_types</text:p>
          </table:table-cell>
          <table:table-cell table:number-columns-repeated="6"/>
          <table:table-cell table:style-name="ce8" office:value-type="string" calcext:value-type="string">
            <text:p>arm_aux_types</text:p>
          </table:table-cell>
          <table:table-cell table:style-name="ce8" office:value-type="string" calcext:value-type="string">
            <text:p>kick_aux_types</text:p>
          </table:table-cell>
          <table:table-cell table:style-name="ce8" office:value-type="string" calcext:value-type="string">
            <text:p>body_aux_types</text:p>
          </table:table-cell>
          <table:table-cell table:style-name="ce8" office:value-type="string" calcext:value-type="string">
            <text:p>breath_aux_types</text:p>
          </table:table-cell>
          <table:table-cell table:number-columns-repeated="8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3" office:value-type="string" calcext:value-type="string">
            <text:p>part_order</text:p>
          </table:table-cell>
          <table:table-cell table:style-name="ce3" office:value-type="string" calcext:value-type="string">
            <text:p>times</text:p>
          </table:table-cell>
          <table:table-cell table:style-name="ce3" office:value-type="string" calcext:value-type="string">
            <text:p>distance</text:p>
          </table:table-cell>
          <table:table-cell table:style-name="ce8" office:value-type="string" calcext:value-type="string">
            <text:p>code</text:p>
          </table:table-cell>
          <table:table-cell table:style-name="ce10" office:value-type="string" calcext:value-type="string">
            <text:p>description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start_and_rest</text:p>
          </table:table-cell>
          <table:table-cell table:style-name="ce3" office:value-type="string" calcext:value-type="string">
            <text:p>pause</text:p>
          </table:table-cell>
          <table:table-cell table:style-name="ce3" office:value-type="string" calcext:value-type="string">
            <text:p>group_id</text:p>
          </table:table-cell>
          <table:table-cell table:style-name="ce3" office:value-type="string" calcext:value-type="string">
            <text:p>group_times</text:p>
          </table:table-cell>
          <table:table-cell table:style-name="ce3" office:value-type="string" calcext:value-type="string">
            <text:p>group_start_and_rest</text:p>
          </table:table-cell>
          <table:table-cell table:style-name="ce3" office:value-type="string" calcext:value-type="string">
            <text:p>group_pause</text:p>
          </table:table-cell>
          <table:table-cell table:number-columns-repeated="4"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exercise_id</text:p>
          </table:table-cell>
          <table:table-cell table:style-name="ce3" office:value-type="string" calcext:value-type="string">
            <text:p>training_step_type_id</text:p>
          </table:table-cell>
          <table:table-cell table:style-name="ce3" office:value-type="string" calcext:value-type="string">
            <text:p>arm_aux_type_id</text:p>
          </table:table-cell>
          <table:table-cell table:style-name="ce3" office:value-type="string" calcext:value-type="string">
            <text:p>kick_aux_type_id</text:p>
          </table:table-cell>
          <table:table-cell table:style-name="ce3" office:value-type="string" calcext:value-type="string">
            <text:p>body_aux_type_id</text:p>
          </table:table-cell>
          <table:table-cell table:style-name="ce3" office:value-type="string" calcext:value-type="string">
            <text:p>breath_aux_type_id</text:p>
          </table:table-cell>
          <table:table-cell table:style-name="ce3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3" table:number-columns-repeated="997"/>
        </table:table-row>
        <table:table-row table:style-name="ro5">
          <table:table-cell table:style-name="ce7" table:formula="of:=ROW([.A4])-3" office:value-type="float" office:value="1" calcext:value-type="float">
            <text:p>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])-3" office:value-type="float" office:value="2" calcext:value-type="float">
            <text:p>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5]=[.B4];[.C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])-3" office:value-type="float" office:value="3" calcext:value-type="float">
            <text:p>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6]=[.B5];[.C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])-3" office:value-type="float" office:value="4" calcext:value-type="float">
            <text:p>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7]=[.B6];[.C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])-3" office:value-type="float" office:value="5" calcext:value-type="float">
            <text:p>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8]=[.B7];[.C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])-3" office:value-type="float" office:value="6" calcext:value-type="float">
            <text:p>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9]=[.B8];[.C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])-3" office:value-type="float" office:value="7" calcext:value-type="float">
            <text:p>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0]=[.B9];[.C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])-3" office:value-type="float" office:value="8" calcext:value-type="float">
            <text:p>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1]=[.B10];[.C1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])-3" office:value-type="float" office:value="9" calcext:value-type="float">
            <text:p>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2]=[.B11];[.C1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])-3" office:value-type="float" office:value="10" calcext:value-type="float">
            <text:p>1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3]=[.B12];[.C1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])-3" office:value-type="float" office:value="11" calcext:value-type="float">
            <text:p>1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4]=[.B13];[.C1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])-3" office:value-type="float" office:value="12" calcext:value-type="float">
            <text:p>1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5]=[.B14];[.C1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])-3" office:value-type="float" office:value="13" calcext:value-type="float">
            <text:p>1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6]=[.B15];[.C1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])-3" office:value-type="float" office:value="14" calcext:value-type="float">
            <text:p>1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7]=[.B16];[.C16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])-3" office:value-type="float" office:value="15" calcext:value-type="float">
            <text:p>1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8]=[.B17];[.C17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])-3" office:value-type="float" office:value="16" calcext:value-type="float">
            <text:p>1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9]=[.B18];[.C18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])-3" office:value-type="float" office:value="17" calcext:value-type="float">
            <text:p>1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0]=[.B19];[.C1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])-3" office:value-type="float" office:value="18" calcext:value-type="float">
            <text:p>1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1]=[.B20];[.C20]+1;1)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])-3" office:value-type="float" office:value="19" calcext:value-type="float">
            <text:p>1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2]=[.B21];[.C21]+1;1)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])-3" office:value-type="float" office:value="20" calcext:value-type="float">
            <text:p>2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3]=[.B22];[.C2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])-3" office:value-type="float" office:value="21" calcext:value-type="float">
            <text:p>2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4]=[.B23];[.C23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5])-3" office:value-type="float" office:value="22" calcext:value-type="float">
            <text:p>2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5]=[.B24];[.C2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])-3" office:value-type="float" office:value="23" calcext:value-type="float">
            <text:p>2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6]=[.B25];[.C25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SO</text:p>
          </table:table-cell>
          <table:table-cell table:style-name="ce11"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7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])-3" office:value-type="float" office:value="24" calcext:value-type="float">
            <text:p>2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7]=[.B26];[.C26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])-3" office:value-type="float" office:value="25" calcext:value-type="float">
            <text:p>2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8]=[.B27];[.C27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])-3" office:value-type="float" office:value="26" calcext:value-type="float">
            <text:p>2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9]=[.B28];[.C28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])-3" office:value-type="float" office:value="27" calcext:value-type="float">
            <text:p>2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0]=[.B29];[.C29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])-3" office:value-type="float" office:value="28" calcext:value-type="float">
            <text:p>2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1]=[.B30];[.C30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])-3" office:value-type="float" office:value="29" calcext:value-type="float">
            <text:p>2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2]=[.B31];[.C31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])-3" office:value-type="float" office:value="30" calcext:value-type="float">
            <text:p>3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3]=[.B32];[.C32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])-3" office:value-type="float" office:value="31" calcext:value-type="float">
            <text:p>3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4]=[.B33];[.C3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])-3" office:value-type="float" office:value="32" calcext:value-type="float">
            <text:p>3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5]=[.B34];[.C34]+1;1)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])-3" office:value-type="float" office:value="33" calcext:value-type="float">
            <text:p>3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6]=[.B35];[.C3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])-3" office:value-type="float" office:value="34" calcext:value-type="float">
            <text:p>3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7]=[.B36];[.C36]+1;1)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])-3" office:value-type="float" office:value="35" calcext:value-type="float">
            <text:p>3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8]=[.B37];[.C37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])-3" office:value-type="float" office:value="36" calcext:value-type="float">
            <text:p>3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9]=[.B38];[.C38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])-3" office:value-type="float" office:value="37" calcext:value-type="float">
            <text:p>3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0]=[.B39];[.C39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])-3" office:value-type="float" office:value="38" calcext:value-type="float">
            <text:p>3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1]=[.B40];[.C40]+1;1)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])-3" office:value-type="float" office:value="39" calcext:value-type="float">
            <text:p>3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2]=[.B41];[.C41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])-3" office:value-type="float" office:value="40" calcext:value-type="float">
            <text:p>4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3]=[.B42];[.C42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4])-3" office:value-type="float" office:value="41" calcext:value-type="float">
            <text:p>4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4]=[.B43];[.C43]+1;1)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5])-3" office:value-type="float" office:value="42" calcext:value-type="float">
            <text:p>4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5]=[.B44];[.C4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6])-3" office:value-type="float" office:value="43" calcext:value-type="float">
            <text:p>4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6]=[.B45];[.C45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7])-3" office:value-type="float" office:value="44" calcext:value-type="float">
            <text:p>4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7]=[.B46];[.C46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8])-3" office:value-type="float" office:value="45" calcext:value-type="float">
            <text:p>45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8]=[.B47];[.C47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9])-3" office:value-type="float" office:value="46" calcext:value-type="float">
            <text:p>46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9]=[.B48];[.C48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0])-3" office:value-type="float" office:value="47" calcext:value-type="float">
            <text:p>47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0]=[.B49];[.C49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1])-3" office:value-type="float" office:value="48" calcext:value-type="float">
            <text:p>48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1]=[.B50];[.C50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2])-3" office:value-type="float" office:value="49" calcext:value-type="float">
            <text:p>49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2]=[.B51];[.C51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3])-3" office:value-type="float" office:value="50" calcext:value-type="float">
            <text:p>50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3]=[.B52];[.C52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4])-3" office:value-type="float" office:value="51" calcext:value-type="float">
            <text:p>51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4]=[.B53];[.C5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FA</text:p>
          </table:table-cell>
          <table:table-cell table:style-name="ce11"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7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5])-3" office:value-type="float" office:value="52" calcext:value-type="float">
            <text:p>5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5]=[.B54];[.C54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6])-3" office:value-type="float" office:value="53" calcext:value-type="float">
            <text:p>5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6]=[.B55];[.C5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SL</text:p>
          </table:table-cell>
          <table:table-cell table:style-name="ce11"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7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57])-3" office:value-type="float" office:value="54" calcext:value-type="float">
            <text:p>5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7]=[.B56];[.C56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58])-3" office:value-type="float" office:value="55" calcext:value-type="float">
            <text:p>5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8]=[.B57];[.C5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9])-3" office:value-type="float" office:value="56" calcext:value-type="float">
            <text:p>5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9]=[.B58];[.C5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0])-3" office:value-type="float" office:value="57" calcext:value-type="float">
            <text:p>5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0]=[.B59];[.C5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1])-3" office:value-type="float" office:value="58" calcext:value-type="float">
            <text:p>5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1]=[.B60];[.C6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2])-3" office:value-type="float" office:value="59" calcext:value-type="float">
            <text:p>5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2]=[.B61];[.C6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3])-3" office:value-type="float" office:value="60" calcext:value-type="float">
            <text:p>6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3]=[.B62];[.C6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4])-3" office:value-type="float" office:value="61" calcext:value-type="float">
            <text:p>6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4]=[.B63];[.C6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5])-3" office:value-type="float" office:value="62" calcext:value-type="float">
            <text:p>6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5]=[.B64];[.C6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6])-3" office:value-type="float" office:value="63" calcext:value-type="float">
            <text:p>6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6]=[.B65];[.C6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7])-3" office:value-type="float" office:value="64" calcext:value-type="float">
            <text:p>6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7]=[.B66];[.C6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8])-3" office:value-type="float" office:value="65" calcext:value-type="float">
            <text:p>6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8]=[.B67];[.C6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9])-3" office:value-type="float" office:value="66" calcext:value-type="float">
            <text:p>6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9]=[.B68];[.C6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0])-3" office:value-type="float" office:value="67" calcext:value-type="float">
            <text:p>6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0]=[.B69];[.C6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1])-3" office:value-type="float" office:value="68" calcext:value-type="float">
            <text:p>6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1]=[.B70];[.C7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2])-3" office:value-type="float" office:value="69" calcext:value-type="float">
            <text:p>6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2]=[.B71];[.C7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3])-3" office:value-type="float" office:value="70" calcext:value-type="float">
            <text:p>7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3]=[.B72];[.C7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4])-3" office:value-type="float" office:value="71" calcext:value-type="float">
            <text:p>7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4]=[.B73];[.C7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5])-3" office:value-type="float" office:value="72" calcext:value-type="float">
            <text:p>7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5]=[.B74];[.C7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6])-3" office:value-type="float" office:value="73" calcext:value-type="float">
            <text:p>7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6]=[.B75];[.C7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77])-3" office:value-type="float" office:value="74" calcext:value-type="float">
            <text:p>7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7]=[.B76];[.C76]+1;1)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78])-3" office:value-type="float" office:value="75" calcext:value-type="float">
            <text:p>7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8]=[.B77];[.C7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9])-3" office:value-type="float" office:value="76" calcext:value-type="float">
            <text:p>7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9]=[.B78];[.C7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0])-3" office:value-type="float" office:value="77" calcext:value-type="float">
            <text:p>7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0]=[.B79];[.C7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1])-3" office:value-type="float" office:value="78" calcext:value-type="float">
            <text:p>7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1]=[.B80];[.C8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2])-3" office:value-type="float" office:value="79" calcext:value-type="float">
            <text:p>7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2]=[.B81];[.C8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3])-3" office:value-type="float" office:value="80" calcext:value-type="float">
            <text:p>8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3]=[.B82];[.C8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4])-3" office:value-type="float" office:value="81" calcext:value-type="float">
            <text:p>81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4]=[.B83];[.C8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5])-3" office:value-type="float" office:value="82" calcext:value-type="float">
            <text:p>82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5]=[.B84];[.C84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6])-3" office:value-type="float" office:value="83" calcext:value-type="float">
            <text:p>83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6]=[.B85];[.C85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7])-3" office:value-type="float" office:value="84" calcext:value-type="float">
            <text:p>84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7]=[.B86];[.C86]+1;1)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8])-3" office:value-type="float" office:value="85" calcext:value-type="float">
            <text:p>8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8]=[.B87];[.C8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9])-3" office:value-type="float" office:value="86" calcext:value-type="float">
            <text:p>8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9]=[.B88];[.C88]+1;1)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0])-3" office:value-type="float" office:value="87" calcext:value-type="float">
            <text:p>8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0]=[.B89];[.C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1])-3" office:value-type="float" office:value="88" calcext:value-type="float">
            <text:p>8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1]=[.B90];[.C90]+1;1)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2])-3" office:value-type="float" office:value="89" calcext:value-type="float">
            <text:p>8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2]=[.B91];[.C9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93])-3" office:value-type="float" office:value="90" calcext:value-type="float">
            <text:p>9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3]=[.B92];[.C92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94])-3" office:value-type="float" office:value="91" calcext:value-type="float">
            <text:p>9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4]=[.B93];[.C9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5])-3" office:value-type="float" office:value="92" calcext:value-type="float">
            <text:p>9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5]=[.B94];[.C9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6])-3" office:value-type="float" office:value="93" calcext:value-type="float">
            <text:p>9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6]=[.B95];[.C9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7])-3" office:value-type="float" office:value="94" calcext:value-type="float">
            <text:p>94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7]=[.B96];[.C9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8])-3" office:value-type="float" office:value="95" calcext:value-type="float">
            <text:p>95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8]=[.B97];[.C9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9])-3" office:value-type="float" office:value="96" calcext:value-type="float">
            <text:p>96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9]=[.B98];[.C9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0])-3" office:value-type="float" office:value="97" calcext:value-type="float">
            <text:p>97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0]=[.B99];[.C9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1])-3" office:value-type="float" office:value="98" calcext:value-type="float">
            <text:p>98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1]=[.B100];[.C10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2])-3" office:value-type="float" office:value="99" calcext:value-type="float">
            <text:p>99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2]=[.B101];[.C10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3])-3" office:value-type="float" office:value="100" calcext:value-type="float">
            <text:p>100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3]=[.B102];[.C10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RACM</text:p>
          </table:table-cell>
          <table:table-cell table:style-name="ce11"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7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4])-3" office:value-type="float" office:value="101" calcext:value-type="float">
            <text:p>10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4]=[.B103];[.C10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5])-3" office:value-type="float" office:value="102" calcext:value-type="float">
            <text:p>10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5]=[.B104];[.C10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06])-3" office:value-type="float" office:value="103" calcext:value-type="float">
            <text:p>10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6]=[.B105];[.C10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07])-3" office:value-type="float" office:value="104" calcext:value-type="float">
            <text:p>10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7]=[.B106];[.C10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8])-3" office:value-type="float" office:value="105" calcext:value-type="float">
            <text:p>10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8]=[.B107];[.C10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9])-3" office:value-type="float" office:value="106" calcext:value-type="float">
            <text:p>10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9]=[.B108];[.C10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0])-3" office:value-type="float" office:value="107" calcext:value-type="float">
            <text:p>10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0]=[.B109];[.C10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1])-3" office:value-type="float" office:value="108" calcext:value-type="float">
            <text:p>10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1]=[.B110];[.C11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2])-3" office:value-type="float" office:value="109" calcext:value-type="float">
            <text:p>10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2]=[.B111];[.C11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3])-3" office:value-type="float" office:value="110" calcext:value-type="float">
            <text:p>11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3]=[.B112];[.C11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4])-3" office:value-type="float" office:value="111" calcext:value-type="float">
            <text:p>11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4]=[.B113];[.C11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5])-3" office:value-type="float" office:value="112" calcext:value-type="float">
            <text:p>11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5]=[.B114];[.C11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RAPF</text:p>
          </table:table-cell>
          <table:table-cell table:style-name="ce11"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7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6])-3" office:value-type="float" office:value="113" calcext:value-type="float">
            <text:p>11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6]=[.B115];[.C11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7])-3" office:value-type="float" office:value="114" calcext:value-type="float">
            <text:p>11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7]=[.B116];[.C11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T</text:p>
          </table:table-cell>
          <table:table-cell table:style-name="ce11"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7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8])-3" office:value-type="float" office:value="115" calcext:value-type="float">
            <text:p>11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8]=[.B117];[.C117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9])-3" office:value-type="float" office:value="116" calcext:value-type="float">
            <text:p>11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9]=[.B118];[.C118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0])-3" office:value-type="float" office:value="117" calcext:value-type="float">
            <text:p>11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0]=[.B119];[.C11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1])-3" office:value-type="float" office:value="118" calcext:value-type="float">
            <text:p>11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1]=[.B120];[.C120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2])-3" office:value-type="float" office:value="119" calcext:value-type="float">
            <text:p>11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2]=[.B121];[.C121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3])-3" office:value-type="float" office:value="120" calcext:value-type="float">
            <text:p>12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3]=[.B122];[.C12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4])-3" office:value-type="float" office:value="121" calcext:value-type="float">
            <text:p>12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4]=[.B123];[.C123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GAFA</text:p>
          </table:table-cell>
          <table:table-cell table:style-name="ce11"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7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5])-3" office:value-type="float" office:value="122" calcext:value-type="float">
            <text:p>12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5]=[.B124];[.C124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26])-3" office:value-type="float" office:value="123" calcext:value-type="float">
            <text:p>12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6]=[.B125];[.C12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27])-3" office:value-type="float" office:value="124" calcext:value-type="float">
            <text:p>12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7]=[.B126];[.C12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8])-3" office:value-type="float" office:value="125" calcext:value-type="float">
            <text:p>12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8]=[.B127];[.C12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9])-3" office:value-type="float" office:value="126" calcext:value-type="float">
            <text:p>12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9]=[.B128];[.C12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0])-3" office:value-type="float" office:value="127" calcext:value-type="float">
            <text:p>12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0]=[.B129];[.C12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1])-3" office:value-type="float" office:value="128" calcext:value-type="float">
            <text:p>12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1]=[.B130];[.C13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2])-3" office:value-type="float" office:value="129" calcext:value-type="float">
            <text:p>12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2]=[.B131];[.C13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3])-3" office:value-type="float" office:value="130" calcext:value-type="float">
            <text:p>13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3]=[.B132];[.C13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4])-3" office:value-type="float" office:value="131" calcext:value-type="float">
            <text:p>13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4]=[.B133];[.C13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5])-3" office:value-type="float" office:value="132" calcext:value-type="float">
            <text:p>13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5]=[.B134];[.C13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6])-3" office:value-type="float" office:value="133" calcext:value-type="float">
            <text:p>13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6]=[.B135];[.C13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7])-3" office:value-type="float" office:value="134" calcext:value-type="float">
            <text:p>13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7]=[.B136];[.C13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8])-3" office:value-type="float" office:value="135" calcext:value-type="float">
            <text:p>13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8]=[.B137];[.C13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9])-3" office:value-type="float" office:value="136" calcext:value-type="float">
            <text:p>13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9]=[.B138];[.C138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0])-3" office:value-type="float" office:value="137" calcext:value-type="float">
            <text:p>13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0]=[.B139];[.C13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1])-3" office:value-type="float" office:value="138" calcext:value-type="float">
            <text:p>13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1]=[.B140];[.C140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2])-3" office:value-type="float" office:value="139" calcext:value-type="float">
            <text:p>13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2]=[.B141];[.C141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3])-3" office:value-type="float" office:value="140" calcext:value-type="float">
            <text:p>14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3]=[.B142];[.C14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4])-3" office:value-type="float" office:value="141" calcext:value-type="float">
            <text:p>14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4]=[.B143];[.C143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5])-3" office:value-type="float" office:value="142" calcext:value-type="float">
            <text:p>14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5]=[.B144];[.C144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6])-3" office:value-type="float" office:value="143" calcext:value-type="float">
            <text:p>14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6]=[.B145];[.C14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47])-3" office:value-type="float" office:value="144" calcext:value-type="float">
            <text:p>14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7]=[.B146];[.C146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48])-3" office:value-type="float" office:value="145" calcext:value-type="float">
            <text:p>14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8]=[.B147];[.C14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9])-3" office:value-type="float" office:value="146" calcext:value-type="float">
            <text:p>14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9]=[.B148];[.C14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0])-3" office:value-type="float" office:value="147" calcext:value-type="float">
            <text:p>14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0]=[.B149];[.C14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1])-3" office:value-type="float" office:value="148" calcext:value-type="float">
            <text:p>14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1]=[.B150];[.C15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2])-3" office:value-type="float" office:value="149" calcext:value-type="float">
            <text:p>14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2]=[.B151];[.C15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152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3])-3" office:value-type="float" office:value="150" calcext:value-type="float">
            <text:p>15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3]=[.B152];[.C15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4])-3" office:value-type="float" office:value="151" calcext:value-type="float">
            <text:p>15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4]=[.B153];[.C15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5])-3" office:value-type="float" office:value="152" calcext:value-type="float">
            <text:p>15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5]=[.B154];[.C154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6])-3" office:value-type="float" office:value="153" calcext:value-type="float">
            <text:p>153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6]=[.B155];[.C155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7])-3" office:value-type="float" office:value="154" calcext:value-type="float">
            <text:p>154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7]=[.B156];[.C15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8])-3" office:value-type="float" office:value="155" calcext:value-type="float">
            <text:p>15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8]=[.B157];[.C15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9])-3" office:value-type="float" office:value="156" calcext:value-type="float">
            <text:p>15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9]=[.B158];[.C15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0])-3" office:value-type="float" office:value="157" calcext:value-type="float">
            <text:p>15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0]=[.B159];[.C15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1])-3" office:value-type="float" office:value="158" calcext:value-type="float">
            <text:p>15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1]=[.B160];[.C160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L</text:p>
          </table:table-cell>
          <table:table-cell table:style-name="ce11"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7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2])-3" office:value-type="float" office:value="159" calcext:value-type="float">
            <text:p>15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2]=[.B161];[.C16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3])-3" office:value-type="float" office:value="160" calcext:value-type="float">
            <text:p>16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3]=[.B162];[.C16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4])-3" office:value-type="float" office:value="161" calcext:value-type="float">
            <text:p>16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4]=[.B163];[.C16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65])-3" office:value-type="float" office:value="162" calcext:value-type="float">
            <text:p>16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5]=[.B164];[.C16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66])-3" office:value-type="float" office:value="163" calcext:value-type="float">
            <text:p>16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6]=[.B165];[.C16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7])-3" office:value-type="float" office:value="164" calcext:value-type="float">
            <text:p>16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7]=[.B166];[.C16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8])-3" office:value-type="float" office:value="165" calcext:value-type="float">
            <text:p>16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8]=[.B167];[.C16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9])-3" office:value-type="float" office:value="166" calcext:value-type="float">
            <text:p>16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9]=[.B168];[.C16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0])-3" office:value-type="float" office:value="167" calcext:value-type="float">
            <text:p>167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0]=[.B169];[.C16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1])-3" office:value-type="float" office:value="168" calcext:value-type="float">
            <text:p>168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1]=[.B170];[.C17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2])-3" office:value-type="float" office:value="169" calcext:value-type="float">
            <text:p>169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2]=[.B171];[.C17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3])-3" office:value-type="float" office:value="170" calcext:value-type="float">
            <text:p>170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3]=[.B172];[.C17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4])-3" office:value-type="float" office:value="171" calcext:value-type="float">
            <text:p>171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4]=[.B173];[.C173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5])-3" office:value-type="float" office:value="172" calcext:value-type="float">
            <text:p>172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5]=[.B174];[.C17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6])-3" office:value-type="float" office:value="173" calcext:value-type="float">
            <text:p>17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6]=[.B175];[.C17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7])-3" office:value-type="float" office:value="174" calcext:value-type="float">
            <text:p>17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7]=[.B176];[.C176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8])-3" office:value-type="float" office:value="175" calcext:value-type="float">
            <text:p>17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8]=[.B177];[.C177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178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79])-3" office:value-type="float" office:value="176" calcext:value-type="float">
            <text:p>17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9]=[.B178];[.C178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80])-3" office:value-type="float" office:value="177" calcext:value-type="float">
            <text:p>17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0]=[.B179];[.C1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1])-3" office:value-type="float" office:value="178" calcext:value-type="float">
            <text:p>17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1]=[.B180];[.C1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2])-3" office:value-type="float" office:value="179" calcext:value-type="float">
            <text:p>17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2]=[.B181];[.C1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3])-3" office:value-type="float" office:value="180" calcext:value-type="float">
            <text:p>18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3]=[.B182];[.C1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4])-3" office:value-type="float" office:value="181" calcext:value-type="float">
            <text:p>18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4]=[.B183];[.C1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5])-3" office:value-type="float" office:value="182" calcext:value-type="float">
            <text:p>18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5]=[.B184];[.C1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6])-3" office:value-type="float" office:value="183" calcext:value-type="float">
            <text:p>18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6]=[.B185];[.C1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7])-3" office:value-type="float" office:value="184" calcext:value-type="float">
            <text:p>18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7]=[.B186];[.C1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8])-3" office:value-type="float" office:value="185" calcext:value-type="float">
            <text:p>18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8]=[.B187];[.C1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9])-3" office:value-type="float" office:value="186" calcext:value-type="float">
            <text:p>18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9]=[.B188];[.C188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0])-3" office:value-type="float" office:value="187" calcext:value-type="float">
            <text:p>18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0]=[.B189];[.C189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1])-3" office:value-type="float" office:value="188" calcext:value-type="float">
            <text:p>18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1]=[.B190];[.C1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2])-3" office:value-type="float" office:value="189" calcext:value-type="float">
            <text:p>18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2]=[.B191];[.C1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3])-3" office:value-type="float" office:value="190" calcext:value-type="float">
            <text:p>19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3]=[.B192];[.C19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4])-3" office:value-type="float" office:value="191" calcext:value-type="float">
            <text:p>19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4]=[.B193];[.C1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5])-3" office:value-type="float" office:value="192" calcext:value-type="float">
            <text:p>19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5]=[.B194];[.C1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6])-3" office:value-type="float" office:value="193" calcext:value-type="float">
            <text:p>19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6]=[.B195];[.C1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7])-3" office:value-type="float" office:value="194" calcext:value-type="float">
            <text:p>19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7]=[.B196];[.C19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8])-3" office:value-type="float" office:value="195" calcext:value-type="float">
            <text:p>19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8]=[.B197];[.C1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9])-3" office:value-type="float" office:value="196" calcext:value-type="float">
            <text:p>19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9]=[.B198];[.C198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0])-3" office:value-type="float" office:value="197" calcext:value-type="float">
            <text:p>19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0]=[.B199];[.C19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1])-3" office:value-type="float" office:value="198" calcext:value-type="float">
            <text:p>19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1]=[.B200];[.C20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2])-3" office:value-type="float" office:value="199" calcext:value-type="float">
            <text:p>19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2]=[.B201];[.C2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3])-3" office:value-type="float" office:value="200" calcext:value-type="float">
            <text:p>20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3]=[.B202];[.C202]+1;1)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4])-3" office:value-type="float" office:value="201" calcext:value-type="float">
            <text:p>20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4]=[.B203];[.C203]+1;1)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05])-3" office:value-type="float" office:value="202" calcext:value-type="float">
            <text:p>20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5]=[.B204];[.C204]+1;1)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06])-3" office:value-type="float" office:value="203" calcext:value-type="float">
            <text:p>20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6]=[.B205];[.C20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7])-3" office:value-type="float" office:value="204" calcext:value-type="float">
            <text:p>20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7]=[.B206];[.C20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8])-3" office:value-type="float" office:value="205" calcext:value-type="float">
            <text:p>20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8]=[.B207];[.C20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9])-3" office:value-type="float" office:value="206" calcext:value-type="float">
            <text:p>20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9]=[.B208];[.C20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0])-3" office:value-type="float" office:value="207" calcext:value-type="float">
            <text:p>20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0]=[.B209];[.C20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1])-3" office:value-type="float" office:value="208" calcext:value-type="float">
            <text:p>20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1]=[.B210];[.C21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2])-3" office:value-type="float" office:value="209" calcext:value-type="float">
            <text:p>20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2]=[.B211];[.C21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3])-3" office:value-type="float" office:value="210" calcext:value-type="float">
            <text:p>21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3]=[.B212];[.C21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4])-3" office:value-type="float" office:value="211" calcext:value-type="float">
            <text:p>211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4]=[.B213];[.C213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4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5])-3" office:value-type="float" office:value="212" calcext:value-type="float">
            <text:p>212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5]=[.B214];[.C21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6])-3" office:value-type="float" office:value="213" calcext:value-type="float">
            <text:p>21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6]=[.B215];[.C21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7])-3" office:value-type="float" office:value="214" calcext:value-type="float">
            <text:p>21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7]=[.B216];[.C216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8])-3" office:value-type="float" office:value="215" calcext:value-type="float">
            <text:p>21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8]=[.B217];[.C217]+1;1)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9])-3" office:value-type="float" office:value="216" calcext:value-type="float">
            <text:p>21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9]=[.B218];[.C218]+1;1)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0])-3" office:value-type="float" office:value="217" calcext:value-type="float">
            <text:p>21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0]=[.B219];[.C219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DORA</text:p>
          </table:table-cell>
          <table:table-cell table:style-name="ce11"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7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1])-3" office:value-type="float" office:value="218" calcext:value-type="float">
            <text:p>21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1]=[.B220];[.C220]+1;1)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2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2])-3" office:value-type="float" office:value="219" calcext:value-type="float">
            <text:p>21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2]=[.B221];[.C221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23])-3" office:value-type="float" office:value="220" calcext:value-type="float">
            <text:p>22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3]=[.B222];[.C222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24])-3" office:value-type="float" office:value="221" calcext:value-type="float">
            <text:p>22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4]=[.B223];[.C22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5])-3" office:value-type="float" office:value="222" calcext:value-type="float">
            <text:p>22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5]=[.B224];[.C22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225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6])-3" office:value-type="float" office:value="223" calcext:value-type="float">
            <text:p>22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6]=[.B225];[.C22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2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7])-3" office:value-type="float" office:value="224" calcext:value-type="float">
            <text:p>22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7]=[.B226];[.C22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2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8])-3" office:value-type="float" office:value="225" calcext:value-type="float">
            <text:p>22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8]=[.B227];[.C22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2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9])-3" office:value-type="float" office:value="226" calcext:value-type="float">
            <text:p>22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9]=[.B228];[.C22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2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0])-3" office:value-type="float" office:value="227" calcext:value-type="float">
            <text:p>22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0]=[.B229];[.C22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3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1])-3" office:value-type="float" office:value="228" calcext:value-type="float">
            <text:p>22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1]=[.B230];[.C23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3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2])-3" office:value-type="float" office:value="229" calcext:value-type="float">
            <text:p>22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2]=[.B231];[.C23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2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3])-3" office:value-type="float" office:value="230" calcext:value-type="float">
            <text:p>23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3]=[.B232];[.C232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4])-3" office:value-type="float" office:value="231" calcext:value-type="float">
            <text:p>23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4]=[.B233];[.C23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5])-3" office:value-type="float" office:value="232" calcext:value-type="float">
            <text:p>23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5]=[.B234];[.C23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235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6])-3" office:value-type="float" office:value="233" calcext:value-type="float">
            <text:p>23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6]=[.B235];[.C235]+1;1)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6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7])-3" office:value-type="float" office:value="234" calcext:value-type="float">
            <text:p>23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7]=[.B236];[.C23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7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8])-3" office:value-type="float" office:value="235" calcext:value-type="float">
            <text:p>23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8]=[.B237];[.C237]+1;1)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3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9])-3" office:value-type="float" office:value="236" calcext:value-type="float">
            <text:p>23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9]=[.B238];[.C238]+1;1)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3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0])-3" office:value-type="float" office:value="237" calcext:value-type="float">
            <text:p>23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0]=[.B239];[.C23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FDO</text:p>
          </table:table-cell>
          <table:table-cell table:style-name="ce11" table:formula="of:=VLOOKUP([.F240];['file:///C:/Sites/goggles/db/seed_generators/training/Dati_Training.ods'#$exercises.$B$4:.$C$250];2;0)" office:value-type="string" office:string-value="Gambe SL sul fianco/DO" calcext:value-type="string">
            <text:p>Gambe SL sul fianco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7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1])-3" office:value-type="float" office:value="238" calcext:value-type="float">
            <text:p>23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1]=[.B240];[.C24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FRD</text:p>
          </table:table-cell>
          <table:table-cell table:style-name="ce11" table:formula="of:=VLOOKUP([.F241];['file:///C:/Sites/goggles/db/seed_generators/training/Dati_Training.ods'#$exercises.$B$4:.$C$250];2;0)" office:value-type="string" office:string-value="Gambe FA sul fianco/RA sul dorso" calcext:value-type="string">
            <text:p>Gambe FA sul fianco/RA sul dor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7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2])-3" office:value-type="float" office:value="239" calcext:value-type="float">
            <text:p>23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2]=[.B241];[.C241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3])-3" office:value-type="float" office:value="240" calcext:value-type="float">
            <text:p>24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3]=[.B242];[.C24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4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44])-3" office:value-type="float" office:value="241" calcext:value-type="float">
            <text:p>24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4]=[.B243];[.C24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4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5])-3" office:value-type="float" office:value="242" calcext:value-type="float">
            <text:p>24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5]=[.B244];[.C24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45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6])-3" office:value-type="float" office:value="243" calcext:value-type="float">
            <text:p>24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6]=[.B245];[.C24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46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7])-3" office:value-type="float" office:value="244" calcext:value-type="float">
            <text:p>24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7]=[.B246];[.C24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47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8])-3" office:value-type="float" office:value="245" calcext:value-type="float">
            <text:p>24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8]=[.B247];[.C24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248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9])-3" office:value-type="float" office:value="246" calcext:value-type="float">
            <text:p>24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9]=[.B248];[.C24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49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0])-3" office:value-type="float" office:value="247" calcext:value-type="float">
            <text:p>24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0]=[.B249];[.C24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50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1])-3" office:value-type="float" office:value="248" calcext:value-type="float">
            <text:p>24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1]=[.B250];[.C25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5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2])-3" office:value-type="float" office:value="249" calcext:value-type="float">
            <text:p>249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2]=[.B251];[.C251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52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2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3])-3" office:value-type="float" office:value="250" calcext:value-type="float">
            <text:p>250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3]=[.B252];[.C252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253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3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4])-3" office:value-type="float" office:value="251" calcext:value-type="float">
            <text:p>25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4]=[.B253];[.C25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254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5])-3" office:value-type="float" office:value="252" calcext:value-type="float">
            <text:p>25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5]=[.B254];[.C254]+1;1)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255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6])-3" office:value-type="float" office:value="253" calcext:value-type="float">
            <text:p>25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6]=[.B255];[.C255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256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7])-3" office:value-type="float" office:value="254" calcext:value-type="float">
            <text:p>25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7]=[.B256];[.C25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8])-3" office:value-type="float" office:value="255" calcext:value-type="float">
            <text:p>25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8]=[.B257];[.C257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9])-3" office:value-type="float" office:value="256" calcext:value-type="float">
            <text:p>25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9]=[.B258];[.C258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5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0])-3" office:value-type="float" office:value="257" calcext:value-type="float">
            <text:p>25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0]=[.B259];[.C25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6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61])-3" office:value-type="float" office:value="258" calcext:value-type="float">
            <text:p>25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1]=[.B260];[.C26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6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62])-3" office:value-type="float" office:value="259" calcext:value-type="float">
            <text:p>25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2]=[.B261];[.C26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6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6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2]&amp;&quot;,&quot;&amp;[.C262]&amp;&quot;,&quot;&amp;IF(ISBLANK([.D262]);0;[.D262])&amp;&quot;,&quot;&amp;IF(ISBLANK([.E262]);0;[.E262])&amp;&quot;,&quot;&amp;[.I262]&amp;&quot;,&quot;&amp;[.J262]&amp;&quot;,&quot;&amp;[.K262]&amp;&quot;,&quot;&amp;[.L262]&amp;&quot;,&quot;&amp;[.M262]&amp;&quot;,&quot;&amp;[.N262]&amp;&quot;,&quot;&amp;[.S262]&amp;&quot;,&quot;&amp;[.T262]&amp;&quot;,&quot;&amp;[.U262]&amp;&quot;,&quot;&amp;[.V262]&amp;&quot;,&quot;&amp;[.W262]&amp;&quot;,&quot;&amp;[.X262]&amp;&quot;,&quot;&amp;[.Y262]&amp;&quot;,0,CURDATE(),CURDATE())&quot;&amp;IF(AND([.B262]&lt;&gt;INDIRECT(ADDRESS(ROW([.B262]) + 1;2));INDIRECT(ADDRESS(ROW([.A262]) + 1;1)) &gt; 0); &quot;;&quot;&amp;CHAR(13)&amp;CHAR(10)&amp;CHAR(13)&amp;CHAR(10)&amp;[.AA$3];IF(INDIRECT(ADDRESS(ROW([.A262]) + 1;1)) &gt; 0;&quot;,&quot;;&quot;;&quot;))" office:value-type="string" office:string-value="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3])-3" office:value-type="float" office:value="260" calcext:value-type="float">
            <text:p>26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3]=[.B262];[.C262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63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3]&amp;&quot;,&quot;&amp;[.C263]&amp;&quot;,&quot;&amp;IF(ISBLANK([.D263]);0;[.D263])&amp;&quot;,&quot;&amp;IF(ISBLANK([.E263]);0;[.E263])&amp;&quot;,&quot;&amp;[.I263]&amp;&quot;,&quot;&amp;[.J263]&amp;&quot;,&quot;&amp;[.K263]&amp;&quot;,&quot;&amp;[.L263]&amp;&quot;,&quot;&amp;[.M263]&amp;&quot;,&quot;&amp;[.N263]&amp;&quot;,&quot;&amp;[.S263]&amp;&quot;,&quot;&amp;[.T263]&amp;&quot;,&quot;&amp;[.U263]&amp;&quot;,&quot;&amp;[.V263]&amp;&quot;,&quot;&amp;[.W263]&amp;&quot;,&quot;&amp;[.X263]&amp;&quot;,&quot;&amp;[.Y263]&amp;&quot;,0,CURDATE(),CURDATE())&quot;&amp;IF(AND([.B263]&lt;&gt;INDIRECT(ADDRESS(ROW([.B263]) + 1;2));INDIRECT(ADDRESS(ROW([.A263]) + 1;1)) &gt; 0); &quot;;&quot;&amp;CHAR(13)&amp;CHAR(10)&amp;CHAR(13)&amp;CHAR(10)&amp;[.AA$3];IF(INDIRECT(ADDRESS(ROW([.A263]) + 1;1)) &gt; 0;&quot;,&quot;;&quot;;&quot;))" office:value-type="string" office:string-value="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4])-3" office:value-type="float" office:value="261" calcext:value-type="float">
            <text:p>26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4]=[.B263];[.C263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64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4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4]&amp;&quot;,&quot;&amp;[.C264]&amp;&quot;,&quot;&amp;IF(ISBLANK([.D264]);0;[.D264])&amp;&quot;,&quot;&amp;IF(ISBLANK([.E264]);0;[.E264])&amp;&quot;,&quot;&amp;[.I264]&amp;&quot;,&quot;&amp;[.J264]&amp;&quot;,&quot;&amp;[.K264]&amp;&quot;,&quot;&amp;[.L264]&amp;&quot;,&quot;&amp;[.M264]&amp;&quot;,&quot;&amp;[.N264]&amp;&quot;,&quot;&amp;[.S264]&amp;&quot;,&quot;&amp;[.T264]&amp;&quot;,&quot;&amp;[.U264]&amp;&quot;,&quot;&amp;[.V264]&amp;&quot;,&quot;&amp;[.W264]&amp;&quot;,&quot;&amp;[.X264]&amp;&quot;,&quot;&amp;[.Y264]&amp;&quot;,0,CURDATE(),CURDATE())&quot;&amp;IF(AND([.B264]&lt;&gt;INDIRECT(ADDRESS(ROW([.B264]) + 1;2));INDIRECT(ADDRESS(ROW([.A264]) + 1;1)) &gt; 0); &quot;;&quot;&amp;CHAR(13)&amp;CHAR(10)&amp;CHAR(13)&amp;CHAR(10)&amp;[.AA$3];IF(INDIRECT(ADDRESS(ROW([.A264]) + 1;1)) &gt; 0;&quot;,&quot;;&quot;;&quot;))" office:value-type="string" office:string-value="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5])-3" office:value-type="float" office:value="262" calcext:value-type="float">
            <text:p>26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5]=[.B264];[.C264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65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5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6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5]&amp;&quot;,&quot;&amp;[.C265]&amp;&quot;,&quot;&amp;IF(ISBLANK([.D265]);0;[.D265])&amp;&quot;,&quot;&amp;IF(ISBLANK([.E265]);0;[.E265])&amp;&quot;,&quot;&amp;[.I265]&amp;&quot;,&quot;&amp;[.J265]&amp;&quot;,&quot;&amp;[.K265]&amp;&quot;,&quot;&amp;[.L265]&amp;&quot;,&quot;&amp;[.M265]&amp;&quot;,&quot;&amp;[.N265]&amp;&quot;,&quot;&amp;[.S265]&amp;&quot;,&quot;&amp;[.T265]&amp;&quot;,&quot;&amp;[.U265]&amp;&quot;,&quot;&amp;[.V265]&amp;&quot;,&quot;&amp;[.W265]&amp;&quot;,&quot;&amp;[.X265]&amp;&quot;,&quot;&amp;[.Y265]&amp;&quot;,0,CURDATE(),CURDATE())&quot;&amp;IF(AND([.B265]&lt;&gt;INDIRECT(ADDRESS(ROW([.B265]) + 1;2));INDIRECT(ADDRESS(ROW([.A265]) + 1;1)) &gt; 0); &quot;;&quot;&amp;CHAR(13)&amp;CHAR(10)&amp;CHAR(13)&amp;CHAR(10)&amp;[.AA$3];IF(INDIRECT(ADDRESS(ROW([.A265]) + 1;1)) &gt; 0;&quot;,&quot;;&quot;;&quot;))" office:value-type="string" office:string-value="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6])-3" office:value-type="float" office:value="263" calcext:value-type="float">
            <text:p>26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6]=[.B265];[.C265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266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26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6]&amp;&quot;,&quot;&amp;[.C266]&amp;&quot;,&quot;&amp;IF(ISBLANK([.D266]);0;[.D266])&amp;&quot;,&quot;&amp;IF(ISBLANK([.E266]);0;[.E266])&amp;&quot;,&quot;&amp;[.I266]&amp;&quot;,&quot;&amp;[.J266]&amp;&quot;,&quot;&amp;[.K266]&amp;&quot;,&quot;&amp;[.L266]&amp;&quot;,&quot;&amp;[.M266]&amp;&quot;,&quot;&amp;[.N266]&amp;&quot;,&quot;&amp;[.S266]&amp;&quot;,&quot;&amp;[.T266]&amp;&quot;,&quot;&amp;[.U266]&amp;&quot;,&quot;&amp;[.V266]&amp;&quot;,&quot;&amp;[.W266]&amp;&quot;,&quot;&amp;[.X266]&amp;&quot;,&quot;&amp;[.Y266]&amp;&quot;,0,CURDATE(),CURDATE())&quot;&amp;IF(AND([.B266]&lt;&gt;INDIRECT(ADDRESS(ROW([.B266]) + 1;2));INDIRECT(ADDRESS(ROW([.A266]) + 1;1)) &gt; 0); &quot;;&quot;&amp;CHAR(13)&amp;CHAR(10)&amp;CHAR(13)&amp;CHAR(10)&amp;[.AA$3];IF(INDIRECT(ADDRESS(ROW([.A266]) + 1;1)) &gt; 0;&quot;,&quot;;&quot;;&quot;))" office:value-type="string" office:string-value="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7])-3" office:value-type="float" office:value="264" calcext:value-type="float">
            <text:p>26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7]=[.B266];[.C266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67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7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7]&amp;&quot;,&quot;&amp;[.C267]&amp;&quot;,&quot;&amp;IF(ISBLANK([.D267]);0;[.D267])&amp;&quot;,&quot;&amp;IF(ISBLANK([.E267]);0;[.E267])&amp;&quot;,&quot;&amp;[.I267]&amp;&quot;,&quot;&amp;[.J267]&amp;&quot;,&quot;&amp;[.K267]&amp;&quot;,&quot;&amp;[.L267]&amp;&quot;,&quot;&amp;[.M267]&amp;&quot;,&quot;&amp;[.N267]&amp;&quot;,&quot;&amp;[.S267]&amp;&quot;,&quot;&amp;[.T267]&amp;&quot;,&quot;&amp;[.U267]&amp;&quot;,&quot;&amp;[.V267]&amp;&quot;,&quot;&amp;[.W267]&amp;&quot;,&quot;&amp;[.X267]&amp;&quot;,&quot;&amp;[.Y267]&amp;&quot;,0,CURDATE(),CURDATE())&quot;&amp;IF(AND([.B267]&lt;&gt;INDIRECT(ADDRESS(ROW([.B267]) + 1;2));INDIRECT(ADDRESS(ROW([.A267]) + 1;1)) &gt; 0); &quot;;&quot;&amp;CHAR(13)&amp;CHAR(10)&amp;CHAR(13)&amp;CHAR(10)&amp;[.AA$3];IF(INDIRECT(ADDRESS(ROW([.A267]) + 1;1)) &gt; 0;&quot;,&quot;;&quot;;&quot;))" office:value-type="string" office:string-value="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8])-3" office:value-type="float" office:value="265" calcext:value-type="float">
            <text:p>26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8]=[.B267];[.C267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68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8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8]&amp;&quot;,&quot;&amp;[.C268]&amp;&quot;,&quot;&amp;IF(ISBLANK([.D268]);0;[.D268])&amp;&quot;,&quot;&amp;IF(ISBLANK([.E268]);0;[.E268])&amp;&quot;,&quot;&amp;[.I268]&amp;&quot;,&quot;&amp;[.J268]&amp;&quot;,&quot;&amp;[.K268]&amp;&quot;,&quot;&amp;[.L268]&amp;&quot;,&quot;&amp;[.M268]&amp;&quot;,&quot;&amp;[.N268]&amp;&quot;,&quot;&amp;[.S268]&amp;&quot;,&quot;&amp;[.T268]&amp;&quot;,&quot;&amp;[.U268]&amp;&quot;,&quot;&amp;[.V268]&amp;&quot;,&quot;&amp;[.W268]&amp;&quot;,&quot;&amp;[.X268]&amp;&quot;,&quot;&amp;[.Y268]&amp;&quot;,0,CURDATE(),CURDATE())&quot;&amp;IF(AND([.B268]&lt;&gt;INDIRECT(ADDRESS(ROW([.B268]) + 1;2));INDIRECT(ADDRESS(ROW([.A268]) + 1;1)) &gt; 0); &quot;;&quot;&amp;CHAR(13)&amp;CHAR(10)&amp;CHAR(13)&amp;CHAR(10)&amp;[.AA$3];IF(INDIRECT(ADDRESS(ROW([.A268]) + 1;1)) &gt; 0;&quot;,&quot;;&quot;;&quot;))" office:value-type="string" office:string-value="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9])-3" office:value-type="float" office:value="266" calcext:value-type="float">
            <text:p>26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9]=[.B268];[.C268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69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9]&amp;&quot;,&quot;&amp;[.C269]&amp;&quot;,&quot;&amp;IF(ISBLANK([.D269]);0;[.D269])&amp;&quot;,&quot;&amp;IF(ISBLANK([.E269]);0;[.E269])&amp;&quot;,&quot;&amp;[.I269]&amp;&quot;,&quot;&amp;[.J269]&amp;&quot;,&quot;&amp;[.K269]&amp;&quot;,&quot;&amp;[.L269]&amp;&quot;,&quot;&amp;[.M269]&amp;&quot;,&quot;&amp;[.N269]&amp;&quot;,&quot;&amp;[.S269]&amp;&quot;,&quot;&amp;[.T269]&amp;&quot;,&quot;&amp;[.U269]&amp;&quot;,&quot;&amp;[.V269]&amp;&quot;,&quot;&amp;[.W269]&amp;&quot;,&quot;&amp;[.X269]&amp;&quot;,&quot;&amp;[.Y269]&amp;&quot;,0,CURDATE(),CURDATE())&quot;&amp;IF(AND([.B269]&lt;&gt;INDIRECT(ADDRESS(ROW([.B269]) + 1;2));INDIRECT(ADDRESS(ROW([.A269]) + 1;1)) &gt; 0); &quot;;&quot;&amp;CHAR(13)&amp;CHAR(10)&amp;CHAR(13)&amp;CHAR(10)&amp;[.AA$3];IF(INDIRECT(ADDRESS(ROW([.A269]) + 1;1)) &gt; 0;&quot;,&quot;;&quot;;&quot;))" office:value-type="string" office:string-value="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0])-3" office:value-type="float" office:value="267" calcext:value-type="float">
            <text:p>267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0]=[.B269];[.C269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270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0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0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2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0]&amp;&quot;,&quot;&amp;[.C270]&amp;&quot;,&quot;&amp;IF(ISBLANK([.D270]);0;[.D270])&amp;&quot;,&quot;&amp;IF(ISBLANK([.E270]);0;[.E270])&amp;&quot;,&quot;&amp;[.I270]&amp;&quot;,&quot;&amp;[.J270]&amp;&quot;,&quot;&amp;[.K270]&amp;&quot;,&quot;&amp;[.L270]&amp;&quot;,&quot;&amp;[.M270]&amp;&quot;,&quot;&amp;[.N270]&amp;&quot;,&quot;&amp;[.S270]&amp;&quot;,&quot;&amp;[.T270]&amp;&quot;,&quot;&amp;[.U270]&amp;&quot;,&quot;&amp;[.V270]&amp;&quot;,&quot;&amp;[.W270]&amp;&quot;,&quot;&amp;[.X270]&amp;&quot;,&quot;&amp;[.Y270]&amp;&quot;,0,CURDATE(),CURDATE())&quot;&amp;IF(AND([.B270]&lt;&gt;INDIRECT(ADDRESS(ROW([.B270]) + 1;2));INDIRECT(ADDRESS(ROW([.A270]) + 1;1)) &gt; 0); &quot;;&quot;&amp;CHAR(13)&amp;CHAR(10)&amp;CHAR(13)&amp;CHAR(10)&amp;[.AA$3];IF(INDIRECT(ADDRESS(ROW([.A270]) + 1;1)) &gt; 0;&quot;,&quot;;&quot;;&quot;))" office:value-type="string" office:string-value="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1])-3" office:value-type="float" office:value="268" calcext:value-type="float">
            <text:p>268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1]=[.B270];[.C27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1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1]&amp;&quot;,&quot;&amp;[.C271]&amp;&quot;,&quot;&amp;IF(ISBLANK([.D271]);0;[.D271])&amp;&quot;,&quot;&amp;IF(ISBLANK([.E271]);0;[.E271])&amp;&quot;,&quot;&amp;[.I271]&amp;&quot;,&quot;&amp;[.J271]&amp;&quot;,&quot;&amp;[.K271]&amp;&quot;,&quot;&amp;[.L271]&amp;&quot;,&quot;&amp;[.M271]&amp;&quot;,&quot;&amp;[.N271]&amp;&quot;,&quot;&amp;[.S271]&amp;&quot;,&quot;&amp;[.T271]&amp;&quot;,&quot;&amp;[.U271]&amp;&quot;,&quot;&amp;[.V271]&amp;&quot;,&quot;&amp;[.W271]&amp;&quot;,&quot;&amp;[.X271]&amp;&quot;,&quot;&amp;[.Y271]&amp;&quot;,0,CURDATE(),CURDATE())&quot;&amp;IF(AND([.B271]&lt;&gt;INDIRECT(ADDRESS(ROW([.B271]) + 1;2));INDIRECT(ADDRESS(ROW([.A271]) + 1;1)) &gt; 0); &quot;;&quot;&amp;CHAR(13)&amp;CHAR(10)&amp;CHAR(13)&amp;CHAR(10)&amp;[.AA$3];IF(INDIRECT(ADDRESS(ROW([.A271]) + 1;1)) &gt; 0;&quot;,&quot;;&quot;;&quot;))" office:value-type="string" office:string-value="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2])-3" office:value-type="float" office:value="269" calcext:value-type="float">
            <text:p>26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2]=[.B271];[.C27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2]&amp;&quot;,&quot;&amp;[.C272]&amp;&quot;,&quot;&amp;IF(ISBLANK([.D272]);0;[.D272])&amp;&quot;,&quot;&amp;IF(ISBLANK([.E272]);0;[.E272])&amp;&quot;,&quot;&amp;[.I272]&amp;&quot;,&quot;&amp;[.J272]&amp;&quot;,&quot;&amp;[.K272]&amp;&quot;,&quot;&amp;[.L272]&amp;&quot;,&quot;&amp;[.M272]&amp;&quot;,&quot;&amp;[.N272]&amp;&quot;,&quot;&amp;[.S272]&amp;&quot;,&quot;&amp;[.T272]&amp;&quot;,&quot;&amp;[.U272]&amp;&quot;,&quot;&amp;[.V272]&amp;&quot;,&quot;&amp;[.W272]&amp;&quot;,&quot;&amp;[.X272]&amp;&quot;,&quot;&amp;[.Y272]&amp;&quot;,0,CURDATE(),CURDATE())&quot;&amp;IF(AND([.B272]&lt;&gt;INDIRECT(ADDRESS(ROW([.B272]) + 1;2));INDIRECT(ADDRESS(ROW([.A272]) + 1;1)) &gt; 0); &quot;;&quot;&amp;CHAR(13)&amp;CHAR(10)&amp;CHAR(13)&amp;CHAR(10)&amp;[.AA$3];IF(INDIRECT(ADDRESS(ROW([.A272]) + 1;1)) &gt; 0;&quot;,&quot;;&quot;;&quot;))" office:value-type="string" office:string-value="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3])-3" office:value-type="float" office:value="270" calcext:value-type="float">
            <text:p>27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3]=[.B272];[.C27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3]&amp;&quot;,&quot;&amp;[.C273]&amp;&quot;,&quot;&amp;IF(ISBLANK([.D273]);0;[.D273])&amp;&quot;,&quot;&amp;IF(ISBLANK([.E273]);0;[.E273])&amp;&quot;,&quot;&amp;[.I273]&amp;&quot;,&quot;&amp;[.J273]&amp;&quot;,&quot;&amp;[.K273]&amp;&quot;,&quot;&amp;[.L273]&amp;&quot;,&quot;&amp;[.M273]&amp;&quot;,&quot;&amp;[.N273]&amp;&quot;,&quot;&amp;[.S273]&amp;&quot;,&quot;&amp;[.T273]&amp;&quot;,&quot;&amp;[.U273]&amp;&quot;,&quot;&amp;[.V273]&amp;&quot;,&quot;&amp;[.W273]&amp;&quot;,&quot;&amp;[.X273]&amp;&quot;,&quot;&amp;[.Y273]&amp;&quot;,0,CURDATE(),CURDATE())&quot;&amp;IF(AND([.B273]&lt;&gt;INDIRECT(ADDRESS(ROW([.B273]) + 1;2));INDIRECT(ADDRESS(ROW([.A273]) + 1;1)) &gt; 0); &quot;;&quot;&amp;CHAR(13)&amp;CHAR(10)&amp;CHAR(13)&amp;CHAR(10)&amp;[.AA$3];IF(INDIRECT(ADDRESS(ROW([.A273]) + 1;1)) &gt; 0;&quot;,&quot;;&quot;;&quot;))" office:value-type="string" office:string-value="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4])-3" office:value-type="float" office:value="271" calcext:value-type="float">
            <text:p>27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4]=[.B273];[.C27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4]&amp;&quot;,&quot;&amp;[.C274]&amp;&quot;,&quot;&amp;IF(ISBLANK([.D274]);0;[.D274])&amp;&quot;,&quot;&amp;IF(ISBLANK([.E274]);0;[.E274])&amp;&quot;,&quot;&amp;[.I274]&amp;&quot;,&quot;&amp;[.J274]&amp;&quot;,&quot;&amp;[.K274]&amp;&quot;,&quot;&amp;[.L274]&amp;&quot;,&quot;&amp;[.M274]&amp;&quot;,&quot;&amp;[.N274]&amp;&quot;,&quot;&amp;[.S274]&amp;&quot;,&quot;&amp;[.T274]&amp;&quot;,&quot;&amp;[.U274]&amp;&quot;,&quot;&amp;[.V274]&amp;&quot;,&quot;&amp;[.W274]&amp;&quot;,&quot;&amp;[.X274]&amp;&quot;,&quot;&amp;[.Y274]&amp;&quot;,0,CURDATE(),CURDATE())&quot;&amp;IF(AND([.B274]&lt;&gt;INDIRECT(ADDRESS(ROW([.B274]) + 1;2));INDIRECT(ADDRESS(ROW([.A274]) + 1;1)) &gt; 0); &quot;;&quot;&amp;CHAR(13)&amp;CHAR(10)&amp;CHAR(13)&amp;CHAR(10)&amp;[.AA$3];IF(INDIRECT(ADDRESS(ROW([.A274]) + 1;1)) &gt; 0;&quot;,&quot;;&quot;;&quot;))" office:value-type="string" office:string-value="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5])-3" office:value-type="float" office:value="272" calcext:value-type="float">
            <text:p>27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5]=[.B274];[.C27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5]&amp;&quot;,&quot;&amp;[.C275]&amp;&quot;,&quot;&amp;IF(ISBLANK([.D275]);0;[.D275])&amp;&quot;,&quot;&amp;IF(ISBLANK([.E275]);0;[.E275])&amp;&quot;,&quot;&amp;[.I275]&amp;&quot;,&quot;&amp;[.J275]&amp;&quot;,&quot;&amp;[.K275]&amp;&quot;,&quot;&amp;[.L275]&amp;&quot;,&quot;&amp;[.M275]&amp;&quot;,&quot;&amp;[.N275]&amp;&quot;,&quot;&amp;[.S275]&amp;&quot;,&quot;&amp;[.T275]&amp;&quot;,&quot;&amp;[.U275]&amp;&quot;,&quot;&amp;[.V275]&amp;&quot;,&quot;&amp;[.W275]&amp;&quot;,&quot;&amp;[.X275]&amp;&quot;,&quot;&amp;[.Y275]&amp;&quot;,0,CURDATE(),CURDATE())&quot;&amp;IF(AND([.B275]&lt;&gt;INDIRECT(ADDRESS(ROW([.B275]) + 1;2));INDIRECT(ADDRESS(ROW([.A275]) + 1;1)) &gt; 0); &quot;;&quot;&amp;CHAR(13)&amp;CHAR(10)&amp;CHAR(13)&amp;CHAR(10)&amp;[.AA$3];IF(INDIRECT(ADDRESS(ROW([.A275]) + 1;1)) &gt; 0;&quot;,&quot;;&quot;;&quot;))" office:value-type="string" office:string-value="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6])-3" office:value-type="float" office:value="273" calcext:value-type="float">
            <text:p>27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6]=[.B275];[.C27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6]&amp;&quot;,&quot;&amp;[.C276]&amp;&quot;,&quot;&amp;IF(ISBLANK([.D276]);0;[.D276])&amp;&quot;,&quot;&amp;IF(ISBLANK([.E276]);0;[.E276])&amp;&quot;,&quot;&amp;[.I276]&amp;&quot;,&quot;&amp;[.J276]&amp;&quot;,&quot;&amp;[.K276]&amp;&quot;,&quot;&amp;[.L276]&amp;&quot;,&quot;&amp;[.M276]&amp;&quot;,&quot;&amp;[.N276]&amp;&quot;,&quot;&amp;[.S276]&amp;&quot;,&quot;&amp;[.T276]&amp;&quot;,&quot;&amp;[.U276]&amp;&quot;,&quot;&amp;[.V276]&amp;&quot;,&quot;&amp;[.W276]&amp;&quot;,&quot;&amp;[.X276]&amp;&quot;,&quot;&amp;[.Y276]&amp;&quot;,0,CURDATE(),CURDATE())&quot;&amp;IF(AND([.B276]&lt;&gt;INDIRECT(ADDRESS(ROW([.B276]) + 1;2));INDIRECT(ADDRESS(ROW([.A276]) + 1;1)) &gt; 0); &quot;;&quot;&amp;CHAR(13)&amp;CHAR(10)&amp;CHAR(13)&amp;CHAR(10)&amp;[.AA$3];IF(INDIRECT(ADDRESS(ROW([.A276]) + 1;1)) &gt; 0;&quot;,&quot;;&quot;;&quot;))" office:value-type="string" office:string-value="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7])-3" office:value-type="float" office:value="274" calcext:value-type="float">
            <text:p>27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7]=[.B276];[.C27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77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7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7]&amp;&quot;,&quot;&amp;[.C277]&amp;&quot;,&quot;&amp;IF(ISBLANK([.D277]);0;[.D277])&amp;&quot;,&quot;&amp;IF(ISBLANK([.E277]);0;[.E277])&amp;&quot;,&quot;&amp;[.I277]&amp;&quot;,&quot;&amp;[.J277]&amp;&quot;,&quot;&amp;[.K277]&amp;&quot;,&quot;&amp;[.L277]&amp;&quot;,&quot;&amp;[.M277]&amp;&quot;,&quot;&amp;[.N277]&amp;&quot;,&quot;&amp;[.S277]&amp;&quot;,&quot;&amp;[.T277]&amp;&quot;,&quot;&amp;[.U277]&amp;&quot;,&quot;&amp;[.V277]&amp;&quot;,&quot;&amp;[.W277]&amp;&quot;,&quot;&amp;[.X277]&amp;&quot;,&quot;&amp;[.Y277]&amp;&quot;,0,CURDATE(),CURDATE())&quot;&amp;IF(AND([.B277]&lt;&gt;INDIRECT(ADDRESS(ROW([.B277]) + 1;2));INDIRECT(ADDRESS(ROW([.A277]) + 1;1)) &gt; 0); &quot;;&quot;&amp;CHAR(13)&amp;CHAR(10)&amp;CHAR(13)&amp;CHAR(10)&amp;[.AA$3];IF(INDIRECT(ADDRESS(ROW([.A277]) + 1;1)) &gt; 0;&quot;,&quot;;&quot;;&quot;))" office:value-type="string" office:string-value="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8])-3" office:value-type="float" office:value="275" calcext:value-type="float">
            <text:p>27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8]=[.B277];[.C277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78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8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8]&amp;&quot;,&quot;&amp;[.C278]&amp;&quot;,&quot;&amp;IF(ISBLANK([.D278]);0;[.D278])&amp;&quot;,&quot;&amp;IF(ISBLANK([.E278]);0;[.E278])&amp;&quot;,&quot;&amp;[.I278]&amp;&quot;,&quot;&amp;[.J278]&amp;&quot;,&quot;&amp;[.K278]&amp;&quot;,&quot;&amp;[.L278]&amp;&quot;,&quot;&amp;[.M278]&amp;&quot;,&quot;&amp;[.N278]&amp;&quot;,&quot;&amp;[.S278]&amp;&quot;,&quot;&amp;[.T278]&amp;&quot;,&quot;&amp;[.U278]&amp;&quot;,&quot;&amp;[.V278]&amp;&quot;,&quot;&amp;[.W278]&amp;&quot;,&quot;&amp;[.X278]&amp;&quot;,&quot;&amp;[.Y278]&amp;&quot;,0,CURDATE(),CURDATE())&quot;&amp;IF(AND([.B278]&lt;&gt;INDIRECT(ADDRESS(ROW([.B278]) + 1;2));INDIRECT(ADDRESS(ROW([.A278]) + 1;1)) &gt; 0); &quot;;&quot;&amp;CHAR(13)&amp;CHAR(10)&amp;CHAR(13)&amp;CHAR(10)&amp;[.AA$3];IF(INDIRECT(ADDRESS(ROW([.A278]) + 1;1)) &gt; 0;&quot;,&quot;;&quot;;&quot;))" office:value-type="string" office:string-value="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79])-3" office:value-type="float" office:value="276" calcext:value-type="float">
            <text:p>27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9]=[.B278];[.C278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7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7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9]&amp;&quot;,&quot;&amp;[.C279]&amp;&quot;,&quot;&amp;IF(ISBLANK([.D279]);0;[.D279])&amp;&quot;,&quot;&amp;IF(ISBLANK([.E279]);0;[.E279])&amp;&quot;,&quot;&amp;[.I279]&amp;&quot;,&quot;&amp;[.J279]&amp;&quot;,&quot;&amp;[.K279]&amp;&quot;,&quot;&amp;[.L279]&amp;&quot;,&quot;&amp;[.M279]&amp;&quot;,&quot;&amp;[.N279]&amp;&quot;,&quot;&amp;[.S279]&amp;&quot;,&quot;&amp;[.T279]&amp;&quot;,&quot;&amp;[.U279]&amp;&quot;,&quot;&amp;[.V279]&amp;&quot;,&quot;&amp;[.W279]&amp;&quot;,&quot;&amp;[.X279]&amp;&quot;,&quot;&amp;[.Y279]&amp;&quot;,0,CURDATE(),CURDATE())&quot;&amp;IF(AND([.B279]&lt;&gt;INDIRECT(ADDRESS(ROW([.B279]) + 1;2));INDIRECT(ADDRESS(ROW([.A279]) + 1;1)) &gt; 0); &quot;;&quot;&amp;CHAR(13)&amp;CHAR(10)&amp;CHAR(13)&amp;CHAR(10)&amp;[.AA$3];IF(INDIRECT(ADDRESS(ROW([.A279]) + 1;1)) &gt; 0;&quot;,&quot;;&quot;;&quot;))" office:value-type="string" office:string-value="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80])-3" office:value-type="float" office:value="277" calcext:value-type="float">
            <text:p>27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0]=[.B279];[.C2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0]&amp;&quot;,&quot;&amp;[.C280]&amp;&quot;,&quot;&amp;IF(ISBLANK([.D280]);0;[.D280])&amp;&quot;,&quot;&amp;IF(ISBLANK([.E280]);0;[.E280])&amp;&quot;,&quot;&amp;[.I280]&amp;&quot;,&quot;&amp;[.J280]&amp;&quot;,&quot;&amp;[.K280]&amp;&quot;,&quot;&amp;[.L280]&amp;&quot;,&quot;&amp;[.M280]&amp;&quot;,&quot;&amp;[.N280]&amp;&quot;,&quot;&amp;[.S280]&amp;&quot;,&quot;&amp;[.T280]&amp;&quot;,&quot;&amp;[.U280]&amp;&quot;,&quot;&amp;[.V280]&amp;&quot;,&quot;&amp;[.W280]&amp;&quot;,&quot;&amp;[.X280]&amp;&quot;,&quot;&amp;[.Y280]&amp;&quot;,0,CURDATE(),CURDATE())&quot;&amp;IF(AND([.B280]&lt;&gt;INDIRECT(ADDRESS(ROW([.B280]) + 1;2));INDIRECT(ADDRESS(ROW([.A280]) + 1;1)) &gt; 0); &quot;;&quot;&amp;CHAR(13)&amp;CHAR(10)&amp;CHAR(13)&amp;CHAR(10)&amp;[.AA$3];IF(INDIRECT(ADDRESS(ROW([.A280]) + 1;1)) &gt; 0;&quot;,&quot;;&quot;;&quot;))" office:value-type="string" office:string-value="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1])-3" office:value-type="float" office:value="278" calcext:value-type="float">
            <text:p>27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1]=[.B280];[.C2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1]&amp;&quot;,&quot;&amp;[.C281]&amp;&quot;,&quot;&amp;IF(ISBLANK([.D281]);0;[.D281])&amp;&quot;,&quot;&amp;IF(ISBLANK([.E281]);0;[.E281])&amp;&quot;,&quot;&amp;[.I281]&amp;&quot;,&quot;&amp;[.J281]&amp;&quot;,&quot;&amp;[.K281]&amp;&quot;,&quot;&amp;[.L281]&amp;&quot;,&quot;&amp;[.M281]&amp;&quot;,&quot;&amp;[.N281]&amp;&quot;,&quot;&amp;[.S281]&amp;&quot;,&quot;&amp;[.T281]&amp;&quot;,&quot;&amp;[.U281]&amp;&quot;,&quot;&amp;[.V281]&amp;&quot;,&quot;&amp;[.W281]&amp;&quot;,&quot;&amp;[.X281]&amp;&quot;,&quot;&amp;[.Y281]&amp;&quot;,0,CURDATE(),CURDATE())&quot;&amp;IF(AND([.B281]&lt;&gt;INDIRECT(ADDRESS(ROW([.B281]) + 1;2));INDIRECT(ADDRESS(ROW([.A281]) + 1;1)) &gt; 0); &quot;;&quot;&amp;CHAR(13)&amp;CHAR(10)&amp;CHAR(13)&amp;CHAR(10)&amp;[.AA$3];IF(INDIRECT(ADDRESS(ROW([.A281]) + 1;1)) &gt; 0;&quot;,&quot;;&quot;;&quot;))" office:value-type="string" office:string-value="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2])-3" office:value-type="float" office:value="279" calcext:value-type="float">
            <text:p>27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2]=[.B281];[.C2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2]&amp;&quot;,&quot;&amp;[.C282]&amp;&quot;,&quot;&amp;IF(ISBLANK([.D282]);0;[.D282])&amp;&quot;,&quot;&amp;IF(ISBLANK([.E282]);0;[.E282])&amp;&quot;,&quot;&amp;[.I282]&amp;&quot;,&quot;&amp;[.J282]&amp;&quot;,&quot;&amp;[.K282]&amp;&quot;,&quot;&amp;[.L282]&amp;&quot;,&quot;&amp;[.M282]&amp;&quot;,&quot;&amp;[.N282]&amp;&quot;,&quot;&amp;[.S282]&amp;&quot;,&quot;&amp;[.T282]&amp;&quot;,&quot;&amp;[.U282]&amp;&quot;,&quot;&amp;[.V282]&amp;&quot;,&quot;&amp;[.W282]&amp;&quot;,&quot;&amp;[.X282]&amp;&quot;,&quot;&amp;[.Y282]&amp;&quot;,0,CURDATE(),CURDATE())&quot;&amp;IF(AND([.B282]&lt;&gt;INDIRECT(ADDRESS(ROW([.B282]) + 1;2));INDIRECT(ADDRESS(ROW([.A282]) + 1;1)) &gt; 0); &quot;;&quot;&amp;CHAR(13)&amp;CHAR(10)&amp;CHAR(13)&amp;CHAR(10)&amp;[.AA$3];IF(INDIRECT(ADDRESS(ROW([.A282]) + 1;1)) &gt; 0;&quot;,&quot;;&quot;;&quot;))" office:value-type="string" office:string-value="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3])-3" office:value-type="float" office:value="280" calcext:value-type="float">
            <text:p>28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3]=[.B282];[.C2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3]&amp;&quot;,&quot;&amp;[.C283]&amp;&quot;,&quot;&amp;IF(ISBLANK([.D283]);0;[.D283])&amp;&quot;,&quot;&amp;IF(ISBLANK([.E283]);0;[.E283])&amp;&quot;,&quot;&amp;[.I283]&amp;&quot;,&quot;&amp;[.J283]&amp;&quot;,&quot;&amp;[.K283]&amp;&quot;,&quot;&amp;[.L283]&amp;&quot;,&quot;&amp;[.M283]&amp;&quot;,&quot;&amp;[.N283]&amp;&quot;,&quot;&amp;[.S283]&amp;&quot;,&quot;&amp;[.T283]&amp;&quot;,&quot;&amp;[.U283]&amp;&quot;,&quot;&amp;[.V283]&amp;&quot;,&quot;&amp;[.W283]&amp;&quot;,&quot;&amp;[.X283]&amp;&quot;,&quot;&amp;[.Y283]&amp;&quot;,0,CURDATE(),CURDATE())&quot;&amp;IF(AND([.B283]&lt;&gt;INDIRECT(ADDRESS(ROW([.B283]) + 1;2));INDIRECT(ADDRESS(ROW([.A283]) + 1;1)) &gt; 0); &quot;;&quot;&amp;CHAR(13)&amp;CHAR(10)&amp;CHAR(13)&amp;CHAR(10)&amp;[.AA$3];IF(INDIRECT(ADDRESS(ROW([.A283]) + 1;1)) &gt; 0;&quot;,&quot;;&quot;;&quot;))" office:value-type="string" office:string-value="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4])-3" office:value-type="float" office:value="281" calcext:value-type="float">
            <text:p>28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4]=[.B283];[.C2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2G</text:p>
          </table:table-cell>
          <table:table-cell table:style-name="ce11" table:formula="of:=VLOOKUP([.F284];['file:///C:/Sites/goggles/db/seed_generators/training/Dati_Training.ods'#$exercises.$B$4:.$C$250];2;0)" office:value-type="string" office:string-value="Esercizi RA doppia gambata" calcext:value-type="string">
            <text:p>Esercizi RA doppia gamb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4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style-name="ce7" table:formula="of:=&quot;(select t.id from &quot;&amp;[.H$2]&amp;&quot; t where t.&quot;&amp;[.H$3]&amp;&quot; = '&quot;&amp;[.H2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4]&amp;&quot;,&quot;&amp;[.C284]&amp;&quot;,&quot;&amp;IF(ISBLANK([.D284]);0;[.D284])&amp;&quot;,&quot;&amp;IF(ISBLANK([.E284]);0;[.E284])&amp;&quot;,&quot;&amp;[.I284]&amp;&quot;,&quot;&amp;[.J284]&amp;&quot;,&quot;&amp;[.K284]&amp;&quot;,&quot;&amp;[.L284]&amp;&quot;,&quot;&amp;[.M284]&amp;&quot;,&quot;&amp;[.N284]&amp;&quot;,&quot;&amp;[.S284]&amp;&quot;,&quot;&amp;[.T284]&amp;&quot;,&quot;&amp;[.U284]&amp;&quot;,&quot;&amp;[.V284]&amp;&quot;,&quot;&amp;[.W284]&amp;&quot;,&quot;&amp;[.X284]&amp;&quot;,&quot;&amp;[.Y284]&amp;&quot;,0,CURDATE(),CURDATE())&quot;&amp;IF(AND([.B284]&lt;&gt;INDIRECT(ADDRESS(ROW([.B284]) + 1;2));INDIRECT(ADDRESS(ROW([.A284]) + 1;1)) &gt; 0); &quot;;&quot;&amp;CHAR(13)&amp;CHAR(10)&amp;CHAR(13)&amp;CHAR(10)&amp;[.AA$3];IF(INDIRECT(ADDRESS(ROW([.A284]) + 1;1)) &gt; 0;&quot;,&quot;;&quot;;&quot;))" office:value-type="string" office:string-value="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5])-3" office:value-type="float" office:value="282" calcext:value-type="float">
            <text:p>28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5]=[.B284];[.C2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5]&amp;&quot;,&quot;&amp;[.C285]&amp;&quot;,&quot;&amp;IF(ISBLANK([.D285]);0;[.D285])&amp;&quot;,&quot;&amp;IF(ISBLANK([.E285]);0;[.E285])&amp;&quot;,&quot;&amp;[.I285]&amp;&quot;,&quot;&amp;[.J285]&amp;&quot;,&quot;&amp;[.K285]&amp;&quot;,&quot;&amp;[.L285]&amp;&quot;,&quot;&amp;[.M285]&amp;&quot;,&quot;&amp;[.N285]&amp;&quot;,&quot;&amp;[.S285]&amp;&quot;,&quot;&amp;[.T285]&amp;&quot;,&quot;&amp;[.U285]&amp;&quot;,&quot;&amp;[.V285]&amp;&quot;,&quot;&amp;[.W285]&amp;&quot;,&quot;&amp;[.X285]&amp;&quot;,&quot;&amp;[.Y285]&amp;&quot;,0,CURDATE(),CURDATE())&quot;&amp;IF(AND([.B285]&lt;&gt;INDIRECT(ADDRESS(ROW([.B285]) + 1;2));INDIRECT(ADDRESS(ROW([.A285]) + 1;1)) &gt; 0); &quot;;&quot;&amp;CHAR(13)&amp;CHAR(10)&amp;CHAR(13)&amp;CHAR(10)&amp;[.AA$3];IF(INDIRECT(ADDRESS(ROW([.A285]) + 1;1)) &gt; 0;&quot;,&quot;;&quot;;&quot;))" office:value-type="string" office:string-value="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6])-3" office:value-type="float" office:value="283" calcext:value-type="float">
            <text:p>28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6]=[.B285];[.C2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6]&amp;&quot;,&quot;&amp;[.C286]&amp;&quot;,&quot;&amp;IF(ISBLANK([.D286]);0;[.D286])&amp;&quot;,&quot;&amp;IF(ISBLANK([.E286]);0;[.E286])&amp;&quot;,&quot;&amp;[.I286]&amp;&quot;,&quot;&amp;[.J286]&amp;&quot;,&quot;&amp;[.K286]&amp;&quot;,&quot;&amp;[.L286]&amp;&quot;,&quot;&amp;[.M286]&amp;&quot;,&quot;&amp;[.N286]&amp;&quot;,&quot;&amp;[.S286]&amp;&quot;,&quot;&amp;[.T286]&amp;&quot;,&quot;&amp;[.U286]&amp;&quot;,&quot;&amp;[.V286]&amp;&quot;,&quot;&amp;[.W286]&amp;&quot;,&quot;&amp;[.X286]&amp;&quot;,&quot;&amp;[.Y286]&amp;&quot;,0,CURDATE(),CURDATE())&quot;&amp;IF(AND([.B286]&lt;&gt;INDIRECT(ADDRESS(ROW([.B286]) + 1;2));INDIRECT(ADDRESS(ROW([.A286]) + 1;1)) &gt; 0); &quot;;&quot;&amp;CHAR(13)&amp;CHAR(10)&amp;CHAR(13)&amp;CHAR(10)&amp;[.AA$3];IF(INDIRECT(ADDRESS(ROW([.A286]) + 1;1)) &gt; 0;&quot;,&quot;;&quot;;&quot;))" office:value-type="string" office:string-value="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7])-3" office:value-type="float" office:value="284" calcext:value-type="float">
            <text:p>28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7]=[.B286];[.C2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7]&amp;&quot;,&quot;&amp;[.C287]&amp;&quot;,&quot;&amp;IF(ISBLANK([.D287]);0;[.D287])&amp;&quot;,&quot;&amp;IF(ISBLANK([.E287]);0;[.E287])&amp;&quot;,&quot;&amp;[.I287]&amp;&quot;,&quot;&amp;[.J287]&amp;&quot;,&quot;&amp;[.K287]&amp;&quot;,&quot;&amp;[.L287]&amp;&quot;,&quot;&amp;[.M287]&amp;&quot;,&quot;&amp;[.N287]&amp;&quot;,&quot;&amp;[.S287]&amp;&quot;,&quot;&amp;[.T287]&amp;&quot;,&quot;&amp;[.U287]&amp;&quot;,&quot;&amp;[.V287]&amp;&quot;,&quot;&amp;[.W287]&amp;&quot;,&quot;&amp;[.X287]&amp;&quot;,&quot;&amp;[.Y287]&amp;&quot;,0,CURDATE(),CURDATE())&quot;&amp;IF(AND([.B287]&lt;&gt;INDIRECT(ADDRESS(ROW([.B287]) + 1;2));INDIRECT(ADDRESS(ROW([.A287]) + 1;1)) &gt; 0); &quot;;&quot;&amp;CHAR(13)&amp;CHAR(10)&amp;CHAR(13)&amp;CHAR(10)&amp;[.AA$3];IF(INDIRECT(ADDRESS(ROW([.A287]) + 1;1)) &gt; 0;&quot;,&quot;;&quot;;&quot;))" office:value-type="string" office:string-value="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8])-3" office:value-type="float" office:value="285" calcext:value-type="float">
            <text:p>28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8]=[.B287];[.C2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88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8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8]&amp;&quot;,&quot;&amp;[.C288]&amp;&quot;,&quot;&amp;IF(ISBLANK([.D288]);0;[.D288])&amp;&quot;,&quot;&amp;IF(ISBLANK([.E288]);0;[.E288])&amp;&quot;,&quot;&amp;[.I288]&amp;&quot;,&quot;&amp;[.J288]&amp;&quot;,&quot;&amp;[.K288]&amp;&quot;,&quot;&amp;[.L288]&amp;&quot;,&quot;&amp;[.M288]&amp;&quot;,&quot;&amp;[.N288]&amp;&quot;,&quot;&amp;[.S288]&amp;&quot;,&quot;&amp;[.T288]&amp;&quot;,&quot;&amp;[.U288]&amp;&quot;,&quot;&amp;[.V288]&amp;&quot;,&quot;&amp;[.W288]&amp;&quot;,&quot;&amp;[.X288]&amp;&quot;,&quot;&amp;[.Y288]&amp;&quot;,0,CURDATE(),CURDATE())&quot;&amp;IF(AND([.B288]&lt;&gt;INDIRECT(ADDRESS(ROW([.B288]) + 1;2));INDIRECT(ADDRESS(ROW([.A288]) + 1;1)) &gt; 0); &quot;;&quot;&amp;CHAR(13)&amp;CHAR(10)&amp;CHAR(13)&amp;CHAR(10)&amp;[.AA$3];IF(INDIRECT(ADDRESS(ROW([.A288]) + 1;1)) &gt; 0;&quot;,&quot;;&quot;;&quot;))" office:value-type="string" office:string-value="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9])-3" office:value-type="float" office:value="286" calcext:value-type="float">
            <text:p>28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9]=[.B288];[.C288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89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9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9]&amp;&quot;,&quot;&amp;[.C289]&amp;&quot;,&quot;&amp;IF(ISBLANK([.D289]);0;[.D289])&amp;&quot;,&quot;&amp;IF(ISBLANK([.E289]);0;[.E289])&amp;&quot;,&quot;&amp;[.I289]&amp;&quot;,&quot;&amp;[.J289]&amp;&quot;,&quot;&amp;[.K289]&amp;&quot;,&quot;&amp;[.L289]&amp;&quot;,&quot;&amp;[.M289]&amp;&quot;,&quot;&amp;[.N289]&amp;&quot;,&quot;&amp;[.S289]&amp;&quot;,&quot;&amp;[.T289]&amp;&quot;,&quot;&amp;[.U289]&amp;&quot;,&quot;&amp;[.V289]&amp;&quot;,&quot;&amp;[.W289]&amp;&quot;,&quot;&amp;[.X289]&amp;&quot;,&quot;&amp;[.Y289]&amp;&quot;,0,CURDATE(),CURDATE())&quot;&amp;IF(AND([.B289]&lt;&gt;INDIRECT(ADDRESS(ROW([.B289]) + 1;2));INDIRECT(ADDRESS(ROW([.A289]) + 1;1)) &gt; 0); &quot;;&quot;&amp;CHAR(13)&amp;CHAR(10)&amp;CHAR(13)&amp;CHAR(10)&amp;[.AA$3];IF(INDIRECT(ADDRESS(ROW([.A289]) + 1;1)) &gt; 0;&quot;,&quot;;&quot;;&quot;))" office:value-type="string" office:string-value="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0])-3" office:value-type="float" office:value="287" calcext:value-type="float">
            <text:p>28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0]=[.B289];[.C28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0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0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0]&amp;&quot;,&quot;&amp;[.C290]&amp;&quot;,&quot;&amp;IF(ISBLANK([.D290]);0;[.D290])&amp;&quot;,&quot;&amp;IF(ISBLANK([.E290]);0;[.E290])&amp;&quot;,&quot;&amp;[.I290]&amp;&quot;,&quot;&amp;[.J290]&amp;&quot;,&quot;&amp;[.K290]&amp;&quot;,&quot;&amp;[.L290]&amp;&quot;,&quot;&amp;[.M290]&amp;&quot;,&quot;&amp;[.N290]&amp;&quot;,&quot;&amp;[.S290]&amp;&quot;,&quot;&amp;[.T290]&amp;&quot;,&quot;&amp;[.U290]&amp;&quot;,&quot;&amp;[.V290]&amp;&quot;,&quot;&amp;[.W290]&amp;&quot;,&quot;&amp;[.X290]&amp;&quot;,&quot;&amp;[.Y290]&amp;&quot;,0,CURDATE(),CURDATE())&quot;&amp;IF(AND([.B290]&lt;&gt;INDIRECT(ADDRESS(ROW([.B290]) + 1;2));INDIRECT(ADDRESS(ROW([.A290]) + 1;1)) &gt; 0); &quot;;&quot;&amp;CHAR(13)&amp;CHAR(10)&amp;CHAR(13)&amp;CHAR(10)&amp;[.AA$3];IF(INDIRECT(ADDRESS(ROW([.A290]) + 1;1)) &gt; 0;&quot;,&quot;;&quot;;&quot;))" office:value-type="string" office:string-value="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1])-3" office:value-type="float" office:value="288" calcext:value-type="float">
            <text:p>28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1]=[.B290];[.C2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1]&amp;&quot;,&quot;&amp;[.C291]&amp;&quot;,&quot;&amp;IF(ISBLANK([.D291]);0;[.D291])&amp;&quot;,&quot;&amp;IF(ISBLANK([.E291]);0;[.E291])&amp;&quot;,&quot;&amp;[.I291]&amp;&quot;,&quot;&amp;[.J291]&amp;&quot;,&quot;&amp;[.K291]&amp;&quot;,&quot;&amp;[.L291]&amp;&quot;,&quot;&amp;[.M291]&amp;&quot;,&quot;&amp;[.N291]&amp;&quot;,&quot;&amp;[.S291]&amp;&quot;,&quot;&amp;[.T291]&amp;&quot;,&quot;&amp;[.U291]&amp;&quot;,&quot;&amp;[.V291]&amp;&quot;,&quot;&amp;[.W291]&amp;&quot;,&quot;&amp;[.X291]&amp;&quot;,&quot;&amp;[.Y291]&amp;&quot;,0,CURDATE(),CURDATE())&quot;&amp;IF(AND([.B291]&lt;&gt;INDIRECT(ADDRESS(ROW([.B291]) + 1;2));INDIRECT(ADDRESS(ROW([.A291]) + 1;1)) &gt; 0); &quot;;&quot;&amp;CHAR(13)&amp;CHAR(10)&amp;CHAR(13)&amp;CHAR(10)&amp;[.AA$3];IF(INDIRECT(ADDRESS(ROW([.A291]) + 1;1)) &gt; 0;&quot;,&quot;;&quot;;&quot;))" office:value-type="string" office:string-value="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2])-3" office:value-type="float" office:value="289" calcext:value-type="float">
            <text:p>28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2]=[.B291];[.C2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2]&amp;&quot;,&quot;&amp;[.C292]&amp;&quot;,&quot;&amp;IF(ISBLANK([.D292]);0;[.D292])&amp;&quot;,&quot;&amp;IF(ISBLANK([.E292]);0;[.E292])&amp;&quot;,&quot;&amp;[.I292]&amp;&quot;,&quot;&amp;[.J292]&amp;&quot;,&quot;&amp;[.K292]&amp;&quot;,&quot;&amp;[.L292]&amp;&quot;,&quot;&amp;[.M292]&amp;&quot;,&quot;&amp;[.N292]&amp;&quot;,&quot;&amp;[.S292]&amp;&quot;,&quot;&amp;[.T292]&amp;&quot;,&quot;&amp;[.U292]&amp;&quot;,&quot;&amp;[.V292]&amp;&quot;,&quot;&amp;[.W292]&amp;&quot;,&quot;&amp;[.X292]&amp;&quot;,&quot;&amp;[.Y292]&amp;&quot;,0,CURDATE(),CURDATE())&quot;&amp;IF(AND([.B292]&lt;&gt;INDIRECT(ADDRESS(ROW([.B292]) + 1;2));INDIRECT(ADDRESS(ROW([.A292]) + 1;1)) &gt; 0); &quot;;&quot;&amp;CHAR(13)&amp;CHAR(10)&amp;CHAR(13)&amp;CHAR(10)&amp;[.AA$3];IF(INDIRECT(ADDRESS(ROW([.A292]) + 1;1)) &gt; 0;&quot;,&quot;;&quot;;&quot;))" office:value-type="string" office:string-value="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3])-3" office:value-type="float" office:value="290" calcext:value-type="float">
            <text:p>29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3]=[.B292];[.C292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3]&amp;&quot;,&quot;&amp;[.C293]&amp;&quot;,&quot;&amp;IF(ISBLANK([.D293]);0;[.D293])&amp;&quot;,&quot;&amp;IF(ISBLANK([.E293]);0;[.E293])&amp;&quot;,&quot;&amp;[.I293]&amp;&quot;,&quot;&amp;[.J293]&amp;&quot;,&quot;&amp;[.K293]&amp;&quot;,&quot;&amp;[.L293]&amp;&quot;,&quot;&amp;[.M293]&amp;&quot;,&quot;&amp;[.N293]&amp;&quot;,&quot;&amp;[.S293]&amp;&quot;,&quot;&amp;[.T293]&amp;&quot;,&quot;&amp;[.U293]&amp;&quot;,&quot;&amp;[.V293]&amp;&quot;,&quot;&amp;[.W293]&amp;&quot;,&quot;&amp;[.X293]&amp;&quot;,&quot;&amp;[.Y293]&amp;&quot;,0,CURDATE(),CURDATE())&quot;&amp;IF(AND([.B293]&lt;&gt;INDIRECT(ADDRESS(ROW([.B293]) + 1;2));INDIRECT(ADDRESS(ROW([.A293]) + 1;1)) &gt; 0); &quot;;&quot;&amp;CHAR(13)&amp;CHAR(10)&amp;CHAR(13)&amp;CHAR(10)&amp;[.AA$3];IF(INDIRECT(ADDRESS(ROW([.A293]) + 1;1)) &gt; 0;&quot;,&quot;;&quot;;&quot;))" office:value-type="string" office:string-value="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4])-3" office:value-type="float" office:value="291" calcext:value-type="float">
            <text:p>29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4]=[.B293];[.C2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4]&amp;&quot;,&quot;&amp;[.C294]&amp;&quot;,&quot;&amp;IF(ISBLANK([.D294]);0;[.D294])&amp;&quot;,&quot;&amp;IF(ISBLANK([.E294]);0;[.E294])&amp;&quot;,&quot;&amp;[.I294]&amp;&quot;,&quot;&amp;[.J294]&amp;&quot;,&quot;&amp;[.K294]&amp;&quot;,&quot;&amp;[.L294]&amp;&quot;,&quot;&amp;[.M294]&amp;&quot;,&quot;&amp;[.N294]&amp;&quot;,&quot;&amp;[.S294]&amp;&quot;,&quot;&amp;[.T294]&amp;&quot;,&quot;&amp;[.U294]&amp;&quot;,&quot;&amp;[.V294]&amp;&quot;,&quot;&amp;[.W294]&amp;&quot;,&quot;&amp;[.X294]&amp;&quot;,&quot;&amp;[.Y294]&amp;&quot;,0,CURDATE(),CURDATE())&quot;&amp;IF(AND([.B294]&lt;&gt;INDIRECT(ADDRESS(ROW([.B294]) + 1;2));INDIRECT(ADDRESS(ROW([.A294]) + 1;1)) &gt; 0); &quot;;&quot;&amp;CHAR(13)&amp;CHAR(10)&amp;CHAR(13)&amp;CHAR(10)&amp;[.AA$3];IF(INDIRECT(ADDRESS(ROW([.A294]) + 1;1)) &gt; 0;&quot;,&quot;;&quot;;&quot;))" office:value-type="string" office:string-value="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5])-3" office:value-type="float" office:value="292" calcext:value-type="float">
            <text:p>29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5]=[.B294];[.C2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5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5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5]&amp;&quot;,&quot;&amp;[.C295]&amp;&quot;,&quot;&amp;IF(ISBLANK([.D295]);0;[.D295])&amp;&quot;,&quot;&amp;IF(ISBLANK([.E295]);0;[.E295])&amp;&quot;,&quot;&amp;[.I295]&amp;&quot;,&quot;&amp;[.J295]&amp;&quot;,&quot;&amp;[.K295]&amp;&quot;,&quot;&amp;[.L295]&amp;&quot;,&quot;&amp;[.M295]&amp;&quot;,&quot;&amp;[.N295]&amp;&quot;,&quot;&amp;[.S295]&amp;&quot;,&quot;&amp;[.T295]&amp;&quot;,&quot;&amp;[.U295]&amp;&quot;,&quot;&amp;[.V295]&amp;&quot;,&quot;&amp;[.W295]&amp;&quot;,&quot;&amp;[.X295]&amp;&quot;,&quot;&amp;[.Y295]&amp;&quot;,0,CURDATE(),CURDATE())&quot;&amp;IF(AND([.B295]&lt;&gt;INDIRECT(ADDRESS(ROW([.B295]) + 1;2));INDIRECT(ADDRESS(ROW([.A295]) + 1;1)) &gt; 0); &quot;;&quot;&amp;CHAR(13)&amp;CHAR(10)&amp;CHAR(13)&amp;CHAR(10)&amp;[.AA$3];IF(INDIRECT(ADDRESS(ROW([.A295]) + 1;1)) &gt; 0;&quot;,&quot;;&quot;;&quot;))" office:value-type="string" office:string-value="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6])-3" office:value-type="float" office:value="293" calcext:value-type="float">
            <text:p>29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6]=[.B295];[.C2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6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6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6]&amp;&quot;,&quot;&amp;[.C296]&amp;&quot;,&quot;&amp;IF(ISBLANK([.D296]);0;[.D296])&amp;&quot;,&quot;&amp;IF(ISBLANK([.E296]);0;[.E296])&amp;&quot;,&quot;&amp;[.I296]&amp;&quot;,&quot;&amp;[.J296]&amp;&quot;,&quot;&amp;[.K296]&amp;&quot;,&quot;&amp;[.L296]&amp;&quot;,&quot;&amp;[.M296]&amp;&quot;,&quot;&amp;[.N296]&amp;&quot;,&quot;&amp;[.S296]&amp;&quot;,&quot;&amp;[.T296]&amp;&quot;,&quot;&amp;[.U296]&amp;&quot;,&quot;&amp;[.V296]&amp;&quot;,&quot;&amp;[.W296]&amp;&quot;,&quot;&amp;[.X296]&amp;&quot;,&quot;&amp;[.Y296]&amp;&quot;,0,CURDATE(),CURDATE())&quot;&amp;IF(AND([.B296]&lt;&gt;INDIRECT(ADDRESS(ROW([.B296]) + 1;2));INDIRECT(ADDRESS(ROW([.A296]) + 1;1)) &gt; 0); &quot;;&quot;&amp;CHAR(13)&amp;CHAR(10)&amp;CHAR(13)&amp;CHAR(10)&amp;[.AA$3];IF(INDIRECT(ADDRESS(ROW([.A296]) + 1;1)) &gt; 0;&quot;,&quot;;&quot;;&quot;))" office:value-type="string" office:string-value="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7])-3" office:value-type="float" office:value="294" calcext:value-type="float">
            <text:p>29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7]=[.B296];[.C296]+1;1)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7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7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7]&amp;&quot;,&quot;&amp;[.C297]&amp;&quot;,&quot;&amp;IF(ISBLANK([.D297]);0;[.D297])&amp;&quot;,&quot;&amp;IF(ISBLANK([.E297]);0;[.E297])&amp;&quot;,&quot;&amp;[.I297]&amp;&quot;,&quot;&amp;[.J297]&amp;&quot;,&quot;&amp;[.K297]&amp;&quot;,&quot;&amp;[.L297]&amp;&quot;,&quot;&amp;[.M297]&amp;&quot;,&quot;&amp;[.N297]&amp;&quot;,&quot;&amp;[.S297]&amp;&quot;,&quot;&amp;[.T297]&amp;&quot;,&quot;&amp;[.U297]&amp;&quot;,&quot;&amp;[.V297]&amp;&quot;,&quot;&amp;[.W297]&amp;&quot;,&quot;&amp;[.X297]&amp;&quot;,&quot;&amp;[.Y297]&amp;&quot;,0,CURDATE(),CURDATE())&quot;&amp;IF(AND([.B297]&lt;&gt;INDIRECT(ADDRESS(ROW([.B297]) + 1;2));INDIRECT(ADDRESS(ROW([.A297]) + 1;1)) &gt; 0); &quot;;&quot;&amp;CHAR(13)&amp;CHAR(10)&amp;CHAR(13)&amp;CHAR(10)&amp;[.AA$3];IF(INDIRECT(ADDRESS(ROW([.A297]) + 1;1)) &gt; 0;&quot;,&quot;;&quot;;&quot;))" office:value-type="string" office:string-value="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8])-3" office:value-type="float" office:value="295" calcext:value-type="float">
            <text:p>29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8]=[.B297];[.C2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8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8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8]&amp;&quot;,&quot;&amp;[.C298]&amp;&quot;,&quot;&amp;IF(ISBLANK([.D298]);0;[.D298])&amp;&quot;,&quot;&amp;IF(ISBLANK([.E298]);0;[.E298])&amp;&quot;,&quot;&amp;[.I298]&amp;&quot;,&quot;&amp;[.J298]&amp;&quot;,&quot;&amp;[.K298]&amp;&quot;,&quot;&amp;[.L298]&amp;&quot;,&quot;&amp;[.M298]&amp;&quot;,&quot;&amp;[.N298]&amp;&quot;,&quot;&amp;[.S298]&amp;&quot;,&quot;&amp;[.T298]&amp;&quot;,&quot;&amp;[.U298]&amp;&quot;,&quot;&amp;[.V298]&amp;&quot;,&quot;&amp;[.W298]&amp;&quot;,&quot;&amp;[.X298]&amp;&quot;,&quot;&amp;[.Y298]&amp;&quot;,0,CURDATE(),CURDATE())&quot;&amp;IF(AND([.B298]&lt;&gt;INDIRECT(ADDRESS(ROW([.B298]) + 1;2));INDIRECT(ADDRESS(ROW([.A298]) + 1;1)) &gt; 0); &quot;;&quot;&amp;CHAR(13)&amp;CHAR(10)&amp;CHAR(13)&amp;CHAR(10)&amp;[.AA$3];IF(INDIRECT(ADDRESS(ROW([.A298]) + 1;1)) &gt; 0;&quot;,&quot;;&quot;;&quot;))" office:value-type="string" office:string-value="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9])-3" office:value-type="float" office:value="296" calcext:value-type="float">
            <text:p>29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9]=[.B298];[.C298]+1;1)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299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9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2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9]&amp;&quot;,&quot;&amp;[.C299]&amp;&quot;,&quot;&amp;IF(ISBLANK([.D299]);0;[.D299])&amp;&quot;,&quot;&amp;IF(ISBLANK([.E299]);0;[.E299])&amp;&quot;,&quot;&amp;[.I299]&amp;&quot;,&quot;&amp;[.J299]&amp;&quot;,&quot;&amp;[.K299]&amp;&quot;,&quot;&amp;[.L299]&amp;&quot;,&quot;&amp;[.M299]&amp;&quot;,&quot;&amp;[.N299]&amp;&quot;,&quot;&amp;[.S299]&amp;&quot;,&quot;&amp;[.T299]&amp;&quot;,&quot;&amp;[.U299]&amp;&quot;,&quot;&amp;[.V299]&amp;&quot;,&quot;&amp;[.W299]&amp;&quot;,&quot;&amp;[.X299]&amp;&quot;,&quot;&amp;[.Y299]&amp;&quot;,0,CURDATE(),CURDATE())&quot;&amp;IF(AND([.B299]&lt;&gt;INDIRECT(ADDRESS(ROW([.B299]) + 1;2));INDIRECT(ADDRESS(ROW([.A299]) + 1;1)) &gt; 0); &quot;;&quot;&amp;CHAR(13)&amp;CHAR(10)&amp;CHAR(13)&amp;CHAR(10)&amp;[.AA$3];IF(INDIRECT(ADDRESS(ROW([.A299]) + 1;1)) &gt; 0;&quot;,&quot;;&quot;;&quot;))" office:value-type="string" office:string-value="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0])-3" office:value-type="float" office:value="297" calcext:value-type="float">
            <text:p>29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0]=[.B299];[.C299]+1;1)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0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0]&amp;&quot;,&quot;&amp;[.C300]&amp;&quot;,&quot;&amp;IF(ISBLANK([.D300]);0;[.D300])&amp;&quot;,&quot;&amp;IF(ISBLANK([.E300]);0;[.E300])&amp;&quot;,&quot;&amp;[.I300]&amp;&quot;,&quot;&amp;[.J300]&amp;&quot;,&quot;&amp;[.K300]&amp;&quot;,&quot;&amp;[.L300]&amp;&quot;,&quot;&amp;[.M300]&amp;&quot;,&quot;&amp;[.N300]&amp;&quot;,&quot;&amp;[.S300]&amp;&quot;,&quot;&amp;[.T300]&amp;&quot;,&quot;&amp;[.U300]&amp;&quot;,&quot;&amp;[.V300]&amp;&quot;,&quot;&amp;[.W300]&amp;&quot;,&quot;&amp;[.X300]&amp;&quot;,&quot;&amp;[.Y300]&amp;&quot;,0,CURDATE(),CURDATE())&quot;&amp;IF(AND([.B300]&lt;&gt;INDIRECT(ADDRESS(ROW([.B300]) + 1;2));INDIRECT(ADDRESS(ROW([.A300]) + 1;1)) &gt; 0); &quot;;&quot;&amp;CHAR(13)&amp;CHAR(10)&amp;CHAR(13)&amp;CHAR(10)&amp;[.AA$3];IF(INDIRECT(ADDRESS(ROW([.A300]) + 1;1)) &gt; 0;&quot;,&quot;;&quot;;&quot;))" office:value-type="string" office:string-value="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1])-3" office:value-type="float" office:value="298" calcext:value-type="float">
            <text:p>29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1]=[.B300];[.C300]+1;1)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01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0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1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1]&amp;&quot;,&quot;&amp;[.C301]&amp;&quot;,&quot;&amp;IF(ISBLANK([.D301]);0;[.D301])&amp;&quot;,&quot;&amp;IF(ISBLANK([.E301]);0;[.E301])&amp;&quot;,&quot;&amp;[.I301]&amp;&quot;,&quot;&amp;[.J301]&amp;&quot;,&quot;&amp;[.K301]&amp;&quot;,&quot;&amp;[.L301]&amp;&quot;,&quot;&amp;[.M301]&amp;&quot;,&quot;&amp;[.N301]&amp;&quot;,&quot;&amp;[.S301]&amp;&quot;,&quot;&amp;[.T301]&amp;&quot;,&quot;&amp;[.U301]&amp;&quot;,&quot;&amp;[.V301]&amp;&quot;,&quot;&amp;[.W301]&amp;&quot;,&quot;&amp;[.X301]&amp;&quot;,&quot;&amp;[.Y301]&amp;&quot;,0,CURDATE(),CURDATE())&quot;&amp;IF(AND([.B301]&lt;&gt;INDIRECT(ADDRESS(ROW([.B301]) + 1;2));INDIRECT(ADDRESS(ROW([.A301]) + 1;1)) &gt; 0); &quot;;&quot;&amp;CHAR(13)&amp;CHAR(10)&amp;CHAR(13)&amp;CHAR(10)&amp;[.AA$3];IF(INDIRECT(ADDRESS(ROW([.A301]) + 1;1)) &gt; 0;&quot;,&quot;;&quot;;&quot;))" office:value-type="string" office:string-value="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02])-3" office:value-type="float" office:value="299" calcext:value-type="float">
            <text:p>29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2]=[.B301];[.C3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2]&amp;&quot;,&quot;&amp;[.C302]&amp;&quot;,&quot;&amp;IF(ISBLANK([.D302]);0;[.D302])&amp;&quot;,&quot;&amp;IF(ISBLANK([.E302]);0;[.E302])&amp;&quot;,&quot;&amp;[.I302]&amp;&quot;,&quot;&amp;[.J302]&amp;&quot;,&quot;&amp;[.K302]&amp;&quot;,&quot;&amp;[.L302]&amp;&quot;,&quot;&amp;[.M302]&amp;&quot;,&quot;&amp;[.N302]&amp;&quot;,&quot;&amp;[.S302]&amp;&quot;,&quot;&amp;[.T302]&amp;&quot;,&quot;&amp;[.U302]&amp;&quot;,&quot;&amp;[.V302]&amp;&quot;,&quot;&amp;[.W302]&amp;&quot;,&quot;&amp;[.X302]&amp;&quot;,&quot;&amp;[.Y302]&amp;&quot;,0,CURDATE(),CURDATE())&quot;&amp;IF(AND([.B302]&lt;&gt;INDIRECT(ADDRESS(ROW([.B302]) + 1;2));INDIRECT(ADDRESS(ROW([.A302]) + 1;1)) &gt; 0); &quot;;&quot;&amp;CHAR(13)&amp;CHAR(10)&amp;CHAR(13)&amp;CHAR(10)&amp;[.AA$3];IF(INDIRECT(ADDRESS(ROW([.A302]) + 1;1)) &gt; 0;&quot;,&quot;;&quot;;&quot;))" office:value-type="string" office:string-value="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03])-3" office:value-type="float" office:value="300" calcext:value-type="float">
            <text:p>300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3]=[.B302];[.C302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3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3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3]&amp;&quot;,&quot;&amp;[.C303]&amp;&quot;,&quot;&amp;IF(ISBLANK([.D303]);0;[.D303])&amp;&quot;,&quot;&amp;IF(ISBLANK([.E303]);0;[.E303])&amp;&quot;,&quot;&amp;[.I303]&amp;&quot;,&quot;&amp;[.J303]&amp;&quot;,&quot;&amp;[.K303]&amp;&quot;,&quot;&amp;[.L303]&amp;&quot;,&quot;&amp;[.M303]&amp;&quot;,&quot;&amp;[.N303]&amp;&quot;,&quot;&amp;[.S303]&amp;&quot;,&quot;&amp;[.T303]&amp;&quot;,&quot;&amp;[.U303]&amp;&quot;,&quot;&amp;[.V303]&amp;&quot;,&quot;&amp;[.W303]&amp;&quot;,&quot;&amp;[.X303]&amp;&quot;,&quot;&amp;[.Y303]&amp;&quot;,0,CURDATE(),CURDATE())&quot;&amp;IF(AND([.B303]&lt;&gt;INDIRECT(ADDRESS(ROW([.B303]) + 1;2));INDIRECT(ADDRESS(ROW([.A303]) + 1;1)) &gt; 0); &quot;;&quot;&amp;CHAR(13)&amp;CHAR(10)&amp;CHAR(13)&amp;CHAR(10)&amp;[.AA$3];IF(INDIRECT(ADDRESS(ROW([.A303]) + 1;1)) &gt; 0;&quot;,&quot;;&quot;;&quot;))" office:value-type="string" office:string-value="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4])-3" office:value-type="float" office:value="301" calcext:value-type="float">
            <text:p>301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4]=[.B303];[.C303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3</text:p>
          </table:table-cell>
          <table:table-cell table:style-name="ce11" table:formula="of:=VLOOKUP([.F304];['file:///C:/Sites/goggles/db/seed_generators/training/Dati_Training.ods'#$exercises.$B$4:.$C$250];2;0)" office:value-type="string" office:string-value="SL resp 3" calcext:value-type="string">
            <text:p>SL resp 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4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4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style-name="ce7" table:formula="of:=&quot;(select t.id from &quot;&amp;[.H$2]&amp;&quot; t where t.&quot;&amp;[.H$3]&amp;&quot; = '&quot;&amp;[.H3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4]&amp;&quot;,&quot;&amp;[.C304]&amp;&quot;,&quot;&amp;IF(ISBLANK([.D304]);0;[.D304])&amp;&quot;,&quot;&amp;IF(ISBLANK([.E304]);0;[.E304])&amp;&quot;,&quot;&amp;[.I304]&amp;&quot;,&quot;&amp;[.J304]&amp;&quot;,&quot;&amp;[.K304]&amp;&quot;,&quot;&amp;[.L304]&amp;&quot;,&quot;&amp;[.M304]&amp;&quot;,&quot;&amp;[.N304]&amp;&quot;,&quot;&amp;[.S304]&amp;&quot;,&quot;&amp;[.T304]&amp;&quot;,&quot;&amp;[.U304]&amp;&quot;,&quot;&amp;[.V304]&amp;&quot;,&quot;&amp;[.W304]&amp;&quot;,&quot;&amp;[.X304]&amp;&quot;,&quot;&amp;[.Y304]&amp;&quot;,0,CURDATE(),CURDATE())&quot;&amp;IF(AND([.B304]&lt;&gt;INDIRECT(ADDRESS(ROW([.B304]) + 1;2));INDIRECT(ADDRESS(ROW([.A304]) + 1;1)) &gt; 0); &quot;;&quot;&amp;CHAR(13)&amp;CHAR(10)&amp;CHAR(13)&amp;CHAR(10)&amp;[.AA$3];IF(INDIRECT(ADDRESS(ROW([.A304]) + 1;1)) &gt; 0;&quot;,&quot;;&quot;;&quot;))" office:value-type="string" office:string-value="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5])-3" office:value-type="float" office:value="302" calcext:value-type="float">
            <text:p>302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5]=[.B304];[.C304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5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5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5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5]&amp;&quot;,&quot;&amp;[.C305]&amp;&quot;,&quot;&amp;IF(ISBLANK([.D305]);0;[.D305])&amp;&quot;,&quot;&amp;IF(ISBLANK([.E305]);0;[.E305])&amp;&quot;,&quot;&amp;[.I305]&amp;&quot;,&quot;&amp;[.J305]&amp;&quot;,&quot;&amp;[.K305]&amp;&quot;,&quot;&amp;[.L305]&amp;&quot;,&quot;&amp;[.M305]&amp;&quot;,&quot;&amp;[.N305]&amp;&quot;,&quot;&amp;[.S305]&amp;&quot;,&quot;&amp;[.T305]&amp;&quot;,&quot;&amp;[.U305]&amp;&quot;,&quot;&amp;[.V305]&amp;&quot;,&quot;&amp;[.W305]&amp;&quot;,&quot;&amp;[.X305]&amp;&quot;,&quot;&amp;[.Y305]&amp;&quot;,0,CURDATE(),CURDATE())&quot;&amp;IF(AND([.B305]&lt;&gt;INDIRECT(ADDRESS(ROW([.B305]) + 1;2));INDIRECT(ADDRESS(ROW([.A305]) + 1;1)) &gt; 0); &quot;;&quot;&amp;CHAR(13)&amp;CHAR(10)&amp;CHAR(13)&amp;CHAR(10)&amp;[.AA$3];IF(INDIRECT(ADDRESS(ROW([.A305]) + 1;1)) &gt; 0;&quot;,&quot;;&quot;;&quot;))" office:value-type="string" office:string-value="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6])-3" office:value-type="float" office:value="303" calcext:value-type="float">
            <text:p>303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6]=[.B305];[.C305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306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6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6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3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6]&amp;&quot;,&quot;&amp;[.C306]&amp;&quot;,&quot;&amp;IF(ISBLANK([.D306]);0;[.D306])&amp;&quot;,&quot;&amp;IF(ISBLANK([.E306]);0;[.E306])&amp;&quot;,&quot;&amp;[.I306]&amp;&quot;,&quot;&amp;[.J306]&amp;&quot;,&quot;&amp;[.K306]&amp;&quot;,&quot;&amp;[.L306]&amp;&quot;,&quot;&amp;[.M306]&amp;&quot;,&quot;&amp;[.N306]&amp;&quot;,&quot;&amp;[.S306]&amp;&quot;,&quot;&amp;[.T306]&amp;&quot;,&quot;&amp;[.U306]&amp;&quot;,&quot;&amp;[.V306]&amp;&quot;,&quot;&amp;[.W306]&amp;&quot;,&quot;&amp;[.X306]&amp;&quot;,&quot;&amp;[.Y306]&amp;&quot;,0,CURDATE(),CURDATE())&quot;&amp;IF(AND([.B306]&lt;&gt;INDIRECT(ADDRESS(ROW([.B306]) + 1;2));INDIRECT(ADDRESS(ROW([.A306]) + 1;1)) &gt; 0); &quot;;&quot;&amp;CHAR(13)&amp;CHAR(10)&amp;CHAR(13)&amp;CHAR(10)&amp;[.AA$3];IF(INDIRECT(ADDRESS(ROW([.A306]) + 1;1)) &gt; 0;&quot;,&quot;;&quot;;&quot;))" office:value-type="string" office:string-value="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7])-3" office:value-type="float" office:value="304" calcext:value-type="float">
            <text:p>304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7]=[.B306];[.C306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7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7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7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7]&amp;&quot;,&quot;&amp;[.C307]&amp;&quot;,&quot;&amp;IF(ISBLANK([.D307]);0;[.D307])&amp;&quot;,&quot;&amp;IF(ISBLANK([.E307]);0;[.E307])&amp;&quot;,&quot;&amp;[.I307]&amp;&quot;,&quot;&amp;[.J307]&amp;&quot;,&quot;&amp;[.K307]&amp;&quot;,&quot;&amp;[.L307]&amp;&quot;,&quot;&amp;[.M307]&amp;&quot;,&quot;&amp;[.N307]&amp;&quot;,&quot;&amp;[.S307]&amp;&quot;,&quot;&amp;[.T307]&amp;&quot;,&quot;&amp;[.U307]&amp;&quot;,&quot;&amp;[.V307]&amp;&quot;,&quot;&amp;[.W307]&amp;&quot;,&quot;&amp;[.X307]&amp;&quot;,&quot;&amp;[.Y307]&amp;&quot;,0,CURDATE(),CURDATE())&quot;&amp;IF(AND([.B307]&lt;&gt;INDIRECT(ADDRESS(ROW([.B307]) + 1;2));INDIRECT(ADDRESS(ROW([.A307]) + 1;1)) &gt; 0); &quot;;&quot;&amp;CHAR(13)&amp;CHAR(10)&amp;CHAR(13)&amp;CHAR(10)&amp;[.AA$3];IF(INDIRECT(ADDRESS(ROW([.A307]) + 1;1)) &gt; 0;&quot;,&quot;;&quot;;&quot;))" office:value-type="string" office:string-value="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8])-3" office:value-type="float" office:value="305" calcext:value-type="float">
            <text:p>305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8]=[.B307];[.C307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8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8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8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8]&amp;&quot;,&quot;&amp;[.C308]&amp;&quot;,&quot;&amp;IF(ISBLANK([.D308]);0;[.D308])&amp;&quot;,&quot;&amp;IF(ISBLANK([.E308]);0;[.E308])&amp;&quot;,&quot;&amp;[.I308]&amp;&quot;,&quot;&amp;[.J308]&amp;&quot;,&quot;&amp;[.K308]&amp;&quot;,&quot;&amp;[.L308]&amp;&quot;,&quot;&amp;[.M308]&amp;&quot;,&quot;&amp;[.N308]&amp;&quot;,&quot;&amp;[.S308]&amp;&quot;,&quot;&amp;[.T308]&amp;&quot;,&quot;&amp;[.U308]&amp;&quot;,&quot;&amp;[.V308]&amp;&quot;,&quot;&amp;[.W308]&amp;&quot;,&quot;&amp;[.X308]&amp;&quot;,&quot;&amp;[.Y308]&amp;&quot;,0,CURDATE(),CURDATE())&quot;&amp;IF(AND([.B308]&lt;&gt;INDIRECT(ADDRESS(ROW([.B308]) + 1;2));INDIRECT(ADDRESS(ROW([.A308]) + 1;1)) &gt; 0); &quot;;&quot;&amp;CHAR(13)&amp;CHAR(10)&amp;CHAR(13)&amp;CHAR(10)&amp;[.AA$3];IF(INDIRECT(ADDRESS(ROW([.A308]) + 1;1)) &gt; 0;&quot;,&quot;;&quot;;&quot;))" office:value-type="string" office:string-value="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9])-3" office:value-type="float" office:value="306" calcext:value-type="float">
            <text:p>306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9]=[.B308];[.C308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9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9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9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9]&amp;&quot;,&quot;&amp;[.C309]&amp;&quot;,&quot;&amp;IF(ISBLANK([.D309]);0;[.D309])&amp;&quot;,&quot;&amp;IF(ISBLANK([.E309]);0;[.E309])&amp;&quot;,&quot;&amp;[.I309]&amp;&quot;,&quot;&amp;[.J309]&amp;&quot;,&quot;&amp;[.K309]&amp;&quot;,&quot;&amp;[.L309]&amp;&quot;,&quot;&amp;[.M309]&amp;&quot;,&quot;&amp;[.N309]&amp;&quot;,&quot;&amp;[.S309]&amp;&quot;,&quot;&amp;[.T309]&amp;&quot;,&quot;&amp;[.U309]&amp;&quot;,&quot;&amp;[.V309]&amp;&quot;,&quot;&amp;[.W309]&amp;&quot;,&quot;&amp;[.X309]&amp;&quot;,&quot;&amp;[.Y309]&amp;&quot;,0,CURDATE(),CURDATE())&quot;&amp;IF(AND([.B309]&lt;&gt;INDIRECT(ADDRESS(ROW([.B309]) + 1;2));INDIRECT(ADDRESS(ROW([.A309]) + 1;1)) &gt; 0); &quot;;&quot;&amp;CHAR(13)&amp;CHAR(10)&amp;CHAR(13)&amp;CHAR(10)&amp;[.AA$3];IF(INDIRECT(ADDRESS(ROW([.A309]) + 1;1)) &gt; 0;&quot;,&quot;;&quot;;&quot;))" office:value-type="string" office:string-value="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10])-3" office:value-type="float" office:value="307" calcext:value-type="float">
            <text:p>307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10]=[.B309];[.C309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1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0]&amp;&quot;,&quot;&amp;[.C310]&amp;&quot;,&quot;&amp;IF(ISBLANK([.D310]);0;[.D310])&amp;&quot;,&quot;&amp;IF(ISBLANK([.E310]);0;[.E310])&amp;&quot;,&quot;&amp;[.I310]&amp;&quot;,&quot;&amp;[.J310]&amp;&quot;,&quot;&amp;[.K310]&amp;&quot;,&quot;&amp;[.L310]&amp;&quot;,&quot;&amp;[.M310]&amp;&quot;,&quot;&amp;[.N310]&amp;&quot;,&quot;&amp;[.S310]&amp;&quot;,&quot;&amp;[.T310]&amp;&quot;,&quot;&amp;[.U310]&amp;&quot;,&quot;&amp;[.V310]&amp;&quot;,&quot;&amp;[.W310]&amp;&quot;,&quot;&amp;[.X310]&amp;&quot;,&quot;&amp;[.Y310]&amp;&quot;,0,CURDATE(),CURDATE())&quot;&amp;IF(AND([.B310]&lt;&gt;INDIRECT(ADDRESS(ROW([.B310]) + 1;2));INDIRECT(ADDRESS(ROW([.A310]) + 1;1)) &gt; 0); &quot;;&quot;&amp;CHAR(13)&amp;CHAR(10)&amp;CHAR(13)&amp;CHAR(10)&amp;[.AA$3];IF(INDIRECT(ADDRESS(ROW([.A310]) + 1;1)) &gt; 0;&quot;,&quot;;&quot;;&quot;))" office:value-type="string" office:string-value="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11])-3" office:value-type="float" office:value="308" calcext:value-type="float">
            <text:p>30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1]=[.B310];[.C31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1]&amp;&quot;,&quot;&amp;[.C311]&amp;&quot;,&quot;&amp;IF(ISBLANK([.D311]);0;[.D311])&amp;&quot;,&quot;&amp;IF(ISBLANK([.E311]);0;[.E311])&amp;&quot;,&quot;&amp;[.I311]&amp;&quot;,&quot;&amp;[.J311]&amp;&quot;,&quot;&amp;[.K311]&amp;&quot;,&quot;&amp;[.L311]&amp;&quot;,&quot;&amp;[.M311]&amp;&quot;,&quot;&amp;[.N311]&amp;&quot;,&quot;&amp;[.S311]&amp;&quot;,&quot;&amp;[.T311]&amp;&quot;,&quot;&amp;[.U311]&amp;&quot;,&quot;&amp;[.V311]&amp;&quot;,&quot;&amp;[.W311]&amp;&quot;,&quot;&amp;[.X311]&amp;&quot;,&quot;&amp;[.Y311]&amp;&quot;,0,CURDATE(),CURDATE())&quot;&amp;IF(AND([.B311]&lt;&gt;INDIRECT(ADDRESS(ROW([.B311]) + 1;2));INDIRECT(ADDRESS(ROW([.A311]) + 1;1)) &gt; 0); &quot;;&quot;&amp;CHAR(13)&amp;CHAR(10)&amp;CHAR(13)&amp;CHAR(10)&amp;[.AA$3];IF(INDIRECT(ADDRESS(ROW([.A311]) + 1;1)) &gt; 0;&quot;,&quot;;&quot;;&quot;))" office:value-type="string" office:string-value="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2])-3" office:value-type="float" office:value="309" calcext:value-type="float">
            <text:p>30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2]=[.B311];[.C31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312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2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3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2]&amp;&quot;,&quot;&amp;[.C312]&amp;&quot;,&quot;&amp;IF(ISBLANK([.D312]);0;[.D312])&amp;&quot;,&quot;&amp;IF(ISBLANK([.E312]);0;[.E312])&amp;&quot;,&quot;&amp;[.I312]&amp;&quot;,&quot;&amp;[.J312]&amp;&quot;,&quot;&amp;[.K312]&amp;&quot;,&quot;&amp;[.L312]&amp;&quot;,&quot;&amp;[.M312]&amp;&quot;,&quot;&amp;[.N312]&amp;&quot;,&quot;&amp;[.S312]&amp;&quot;,&quot;&amp;[.T312]&amp;&quot;,&quot;&amp;[.U312]&amp;&quot;,&quot;&amp;[.V312]&amp;&quot;,&quot;&amp;[.W312]&amp;&quot;,&quot;&amp;[.X312]&amp;&quot;,&quot;&amp;[.Y312]&amp;&quot;,0,CURDATE(),CURDATE())&quot;&amp;IF(AND([.B312]&lt;&gt;INDIRECT(ADDRESS(ROW([.B312]) + 1;2));INDIRECT(ADDRESS(ROW([.A312]) + 1;1)) &gt; 0); &quot;;&quot;&amp;CHAR(13)&amp;CHAR(10)&amp;CHAR(13)&amp;CHAR(10)&amp;[.AA$3];IF(INDIRECT(ADDRESS(ROW([.A312]) + 1;1)) &gt; 0;&quot;,&quot;;&quot;;&quot;))" office:value-type="string" office:string-value="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3])-3" office:value-type="float" office:value="310" calcext:value-type="float">
            <text:p>31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3]=[.B312];[.C31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13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3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3]&amp;&quot;,&quot;&amp;[.C313]&amp;&quot;,&quot;&amp;IF(ISBLANK([.D313]);0;[.D313])&amp;&quot;,&quot;&amp;IF(ISBLANK([.E313]);0;[.E313])&amp;&quot;,&quot;&amp;[.I313]&amp;&quot;,&quot;&amp;[.J313]&amp;&quot;,&quot;&amp;[.K313]&amp;&quot;,&quot;&amp;[.L313]&amp;&quot;,&quot;&amp;[.M313]&amp;&quot;,&quot;&amp;[.N313]&amp;&quot;,&quot;&amp;[.S313]&amp;&quot;,&quot;&amp;[.T313]&amp;&quot;,&quot;&amp;[.U313]&amp;&quot;,&quot;&amp;[.V313]&amp;&quot;,&quot;&amp;[.W313]&amp;&quot;,&quot;&amp;[.X313]&amp;&quot;,&quot;&amp;[.Y313]&amp;&quot;,0,CURDATE(),CURDATE())&quot;&amp;IF(AND([.B313]&lt;&gt;INDIRECT(ADDRESS(ROW([.B313]) + 1;2));INDIRECT(ADDRESS(ROW([.A313]) + 1;1)) &gt; 0); &quot;;&quot;&amp;CHAR(13)&amp;CHAR(10)&amp;CHAR(13)&amp;CHAR(10)&amp;[.AA$3];IF(INDIRECT(ADDRESS(ROW([.A313]) + 1;1)) &gt; 0;&quot;,&quot;;&quot;;&quot;))" office:value-type="string" office:string-value="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4])-3" office:value-type="float" office:value="311" calcext:value-type="float">
            <text:p>31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4]=[.B313];[.C31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14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4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4]&amp;&quot;,&quot;&amp;[.C314]&amp;&quot;,&quot;&amp;IF(ISBLANK([.D314]);0;[.D314])&amp;&quot;,&quot;&amp;IF(ISBLANK([.E314]);0;[.E314])&amp;&quot;,&quot;&amp;[.I314]&amp;&quot;,&quot;&amp;[.J314]&amp;&quot;,&quot;&amp;[.K314]&amp;&quot;,&quot;&amp;[.L314]&amp;&quot;,&quot;&amp;[.M314]&amp;&quot;,&quot;&amp;[.N314]&amp;&quot;,&quot;&amp;[.S314]&amp;&quot;,&quot;&amp;[.T314]&amp;&quot;,&quot;&amp;[.U314]&amp;&quot;,&quot;&amp;[.V314]&amp;&quot;,&quot;&amp;[.W314]&amp;&quot;,&quot;&amp;[.X314]&amp;&quot;,&quot;&amp;[.Y314]&amp;&quot;,0,CURDATE(),CURDATE())&quot;&amp;IF(AND([.B314]&lt;&gt;INDIRECT(ADDRESS(ROW([.B314]) + 1;2));INDIRECT(ADDRESS(ROW([.A314]) + 1;1)) &gt; 0); &quot;;&quot;&amp;CHAR(13)&amp;CHAR(10)&amp;CHAR(13)&amp;CHAR(10)&amp;[.AA$3];IF(INDIRECT(ADDRESS(ROW([.A314]) + 1;1)) &gt; 0;&quot;,&quot;;&quot;;&quot;))" office:value-type="string" office:string-value="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5])-3" office:value-type="float" office:value="312" calcext:value-type="float">
            <text:p>31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5]=[.B314];[.C31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style-name="ce11" table:formula="of:=VLOOKUP([.F315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5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3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5]&amp;&quot;,&quot;&amp;[.C315]&amp;&quot;,&quot;&amp;IF(ISBLANK([.D315]);0;[.D315])&amp;&quot;,&quot;&amp;IF(ISBLANK([.E315]);0;[.E315])&amp;&quot;,&quot;&amp;[.I315]&amp;&quot;,&quot;&amp;[.J315]&amp;&quot;,&quot;&amp;[.K315]&amp;&quot;,&quot;&amp;[.L315]&amp;&quot;,&quot;&amp;[.M315]&amp;&quot;,&quot;&amp;[.N315]&amp;&quot;,&quot;&amp;[.S315]&amp;&quot;,&quot;&amp;[.T315]&amp;&quot;,&quot;&amp;[.U315]&amp;&quot;,&quot;&amp;[.V315]&amp;&quot;,&quot;&amp;[.W315]&amp;&quot;,&quot;&amp;[.X315]&amp;&quot;,&quot;&amp;[.Y315]&amp;&quot;,0,CURDATE(),CURDATE())&quot;&amp;IF(AND([.B315]&lt;&gt;INDIRECT(ADDRESS(ROW([.B315]) + 1;2));INDIRECT(ADDRESS(ROW([.A315]) + 1;1)) &gt; 0); &quot;;&quot;&amp;CHAR(13)&amp;CHAR(10)&amp;CHAR(13)&amp;CHAR(10)&amp;[.AA$3];IF(INDIRECT(ADDRESS(ROW([.A315]) + 1;1)) &gt; 0;&quot;,&quot;;&quot;;&quot;))" office:value-type="string" office:string-value="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6])-3" office:value-type="float" office:value="313" calcext:value-type="float">
            <text:p>313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6]=[.B315];[.C31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16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6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6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6]&amp;&quot;,&quot;&amp;[.C316]&amp;&quot;,&quot;&amp;IF(ISBLANK([.D316]);0;[.D316])&amp;&quot;,&quot;&amp;IF(ISBLANK([.E316]);0;[.E316])&amp;&quot;,&quot;&amp;[.I316]&amp;&quot;,&quot;&amp;[.J316]&amp;&quot;,&quot;&amp;[.K316]&amp;&quot;,&quot;&amp;[.L316]&amp;&quot;,&quot;&amp;[.M316]&amp;&quot;,&quot;&amp;[.N316]&amp;&quot;,&quot;&amp;[.S316]&amp;&quot;,&quot;&amp;[.T316]&amp;&quot;,&quot;&amp;[.U316]&amp;&quot;,&quot;&amp;[.V316]&amp;&quot;,&quot;&amp;[.W316]&amp;&quot;,&quot;&amp;[.X316]&amp;&quot;,&quot;&amp;[.Y316]&amp;&quot;,0,CURDATE(),CURDATE())&quot;&amp;IF(AND([.B316]&lt;&gt;INDIRECT(ADDRESS(ROW([.B316]) + 1;2));INDIRECT(ADDRESS(ROW([.A316]) + 1;1)) &gt; 0); &quot;;&quot;&amp;CHAR(13)&amp;CHAR(10)&amp;CHAR(13)&amp;CHAR(10)&amp;[.AA$3];IF(INDIRECT(ADDRESS(ROW([.A316]) + 1;1)) &gt; 0;&quot;,&quot;;&quot;;&quot;))" office:value-type="string" office:string-value="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7])-3" office:value-type="float" office:value="314" calcext:value-type="float">
            <text:p>314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7]=[.B316];[.C31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17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7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7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7]&amp;&quot;,&quot;&amp;[.C317]&amp;&quot;,&quot;&amp;IF(ISBLANK([.D317]);0;[.D317])&amp;&quot;,&quot;&amp;IF(ISBLANK([.E317]);0;[.E317])&amp;&quot;,&quot;&amp;[.I317]&amp;&quot;,&quot;&amp;[.J317]&amp;&quot;,&quot;&amp;[.K317]&amp;&quot;,&quot;&amp;[.L317]&amp;&quot;,&quot;&amp;[.M317]&amp;&quot;,&quot;&amp;[.N317]&amp;&quot;,&quot;&amp;[.S317]&amp;&quot;,&quot;&amp;[.T317]&amp;&quot;,&quot;&amp;[.U317]&amp;&quot;,&quot;&amp;[.V317]&amp;&quot;,&quot;&amp;[.W317]&amp;&quot;,&quot;&amp;[.X317]&amp;&quot;,&quot;&amp;[.Y317]&amp;&quot;,0,CURDATE(),CURDATE())&quot;&amp;IF(AND([.B317]&lt;&gt;INDIRECT(ADDRESS(ROW([.B317]) + 1;2));INDIRECT(ADDRESS(ROW([.A317]) + 1;1)) &gt; 0); &quot;;&quot;&amp;CHAR(13)&amp;CHAR(10)&amp;CHAR(13)&amp;CHAR(10)&amp;[.AA$3];IF(INDIRECT(ADDRESS(ROW([.A317]) + 1;1)) &gt; 0;&quot;,&quot;;&quot;;&quot;))" office:value-type="string" office:string-value="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8])-3" office:value-type="float" office:value="315" calcext:value-type="float">
            <text:p>315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8]=[.B317];[.C31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1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8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8]&amp;&quot;,&quot;&amp;[.C318]&amp;&quot;,&quot;&amp;IF(ISBLANK([.D318]);0;[.D318])&amp;&quot;,&quot;&amp;IF(ISBLANK([.E318]);0;[.E318])&amp;&quot;,&quot;&amp;[.I318]&amp;&quot;,&quot;&amp;[.J318]&amp;&quot;,&quot;&amp;[.K318]&amp;&quot;,&quot;&amp;[.L318]&amp;&quot;,&quot;&amp;[.M318]&amp;&quot;,&quot;&amp;[.N318]&amp;&quot;,&quot;&amp;[.S318]&amp;&quot;,&quot;&amp;[.T318]&amp;&quot;,&quot;&amp;[.U318]&amp;&quot;,&quot;&amp;[.V318]&amp;&quot;,&quot;&amp;[.W318]&amp;&quot;,&quot;&amp;[.X318]&amp;&quot;,&quot;&amp;[.Y318]&amp;&quot;,0,CURDATE(),CURDATE())&quot;&amp;IF(AND([.B318]&lt;&gt;INDIRECT(ADDRESS(ROW([.B318]) + 1;2));INDIRECT(ADDRESS(ROW([.A318]) + 1;1)) &gt; 0); &quot;;&quot;&amp;CHAR(13)&amp;CHAR(10)&amp;CHAR(13)&amp;CHAR(10)&amp;[.AA$3];IF(INDIRECT(ADDRESS(ROW([.A318]) + 1;1)) &gt; 0;&quot;,&quot;;&quot;;&quot;))" office:value-type="string" office:string-value="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9])-3" office:value-type="float" office:value="316" calcext:value-type="float">
            <text:p>316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9]=[.B318];[.C31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1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9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1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9]&amp;&quot;,&quot;&amp;[.C319]&amp;&quot;,&quot;&amp;IF(ISBLANK([.D319]);0;[.D319])&amp;&quot;,&quot;&amp;IF(ISBLANK([.E319]);0;[.E319])&amp;&quot;,&quot;&amp;[.I319]&amp;&quot;,&quot;&amp;[.J319]&amp;&quot;,&quot;&amp;[.K319]&amp;&quot;,&quot;&amp;[.L319]&amp;&quot;,&quot;&amp;[.M319]&amp;&quot;,&quot;&amp;[.N319]&amp;&quot;,&quot;&amp;[.S319]&amp;&quot;,&quot;&amp;[.T319]&amp;&quot;,&quot;&amp;[.U319]&amp;&quot;,&quot;&amp;[.V319]&amp;&quot;,&quot;&amp;[.W319]&amp;&quot;,&quot;&amp;[.X319]&amp;&quot;,&quot;&amp;[.Y319]&amp;&quot;,0,CURDATE(),CURDATE())&quot;&amp;IF(AND([.B319]&lt;&gt;INDIRECT(ADDRESS(ROW([.B319]) + 1;2));INDIRECT(ADDRESS(ROW([.A319]) + 1;1)) &gt; 0); &quot;;&quot;&amp;CHAR(13)&amp;CHAR(10)&amp;CHAR(13)&amp;CHAR(10)&amp;[.AA$3];IF(INDIRECT(ADDRESS(ROW([.A319]) + 1;1)) &gt; 0;&quot;,&quot;;&quot;;&quot;))" office:value-type="string" office:string-value="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0])-3" office:value-type="float" office:value="317" calcext:value-type="float">
            <text:p>317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0]=[.B319];[.C319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0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0]&amp;&quot;,&quot;&amp;[.C320]&amp;&quot;,&quot;&amp;IF(ISBLANK([.D320]);0;[.D320])&amp;&quot;,&quot;&amp;IF(ISBLANK([.E320]);0;[.E320])&amp;&quot;,&quot;&amp;[.I320]&amp;&quot;,&quot;&amp;[.J320]&amp;&quot;,&quot;&amp;[.K320]&amp;&quot;,&quot;&amp;[.L320]&amp;&quot;,&quot;&amp;[.M320]&amp;&quot;,&quot;&amp;[.N320]&amp;&quot;,&quot;&amp;[.S320]&amp;&quot;,&quot;&amp;[.T320]&amp;&quot;,&quot;&amp;[.U320]&amp;&quot;,&quot;&amp;[.V320]&amp;&quot;,&quot;&amp;[.W320]&amp;&quot;,&quot;&amp;[.X320]&amp;&quot;,&quot;&amp;[.Y320]&amp;&quot;,0,CURDATE(),CURDATE())&quot;&amp;IF(AND([.B320]&lt;&gt;INDIRECT(ADDRESS(ROW([.B320]) + 1;2));INDIRECT(ADDRESS(ROW([.A320]) + 1;1)) &gt; 0); &quot;;&quot;&amp;CHAR(13)&amp;CHAR(10)&amp;CHAR(13)&amp;CHAR(10)&amp;[.AA$3];IF(INDIRECT(ADDRESS(ROW([.A320]) + 1;1)) &gt; 0;&quot;,&quot;;&quot;;&quot;))" office:value-type="string" office:string-value="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1])-3" office:value-type="float" office:value="318" calcext:value-type="float">
            <text:p>31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1]=[.B320];[.C320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2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1]&amp;&quot;,&quot;&amp;[.C321]&amp;&quot;,&quot;&amp;IF(ISBLANK([.D321]);0;[.D321])&amp;&quot;,&quot;&amp;IF(ISBLANK([.E321]);0;[.E321])&amp;&quot;,&quot;&amp;[.I321]&amp;&quot;,&quot;&amp;[.J321]&amp;&quot;,&quot;&amp;[.K321]&amp;&quot;,&quot;&amp;[.L321]&amp;&quot;,&quot;&amp;[.M321]&amp;&quot;,&quot;&amp;[.N321]&amp;&quot;,&quot;&amp;[.S321]&amp;&quot;,&quot;&amp;[.T321]&amp;&quot;,&quot;&amp;[.U321]&amp;&quot;,&quot;&amp;[.V321]&amp;&quot;,&quot;&amp;[.W321]&amp;&quot;,&quot;&amp;[.X321]&amp;&quot;,&quot;&amp;[.Y321]&amp;&quot;,0,CURDATE(),CURDATE())&quot;&amp;IF(AND([.B321]&lt;&gt;INDIRECT(ADDRESS(ROW([.B321]) + 1;2));INDIRECT(ADDRESS(ROW([.A321]) + 1;1)) &gt; 0); &quot;;&quot;&amp;CHAR(13)&amp;CHAR(10)&amp;CHAR(13)&amp;CHAR(10)&amp;[.AA$3];IF(INDIRECT(ADDRESS(ROW([.A321]) + 1;1)) &gt; 0;&quot;,&quot;;&quot;;&quot;))" office:value-type="string" office:string-value="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2])-3" office:value-type="float" office:value="319" calcext:value-type="float">
            <text:p>31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2]=[.B321];[.C321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2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2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2]&amp;&quot;,&quot;&amp;[.C322]&amp;&quot;,&quot;&amp;IF(ISBLANK([.D322]);0;[.D322])&amp;&quot;,&quot;&amp;IF(ISBLANK([.E322]);0;[.E322])&amp;&quot;,&quot;&amp;[.I322]&amp;&quot;,&quot;&amp;[.J322]&amp;&quot;,&quot;&amp;[.K322]&amp;&quot;,&quot;&amp;[.L322]&amp;&quot;,&quot;&amp;[.M322]&amp;&quot;,&quot;&amp;[.N322]&amp;&quot;,&quot;&amp;[.S322]&amp;&quot;,&quot;&amp;[.T322]&amp;&quot;,&quot;&amp;[.U322]&amp;&quot;,&quot;&amp;[.V322]&amp;&quot;,&quot;&amp;[.W322]&amp;&quot;,&quot;&amp;[.X322]&amp;&quot;,&quot;&amp;[.Y322]&amp;&quot;,0,CURDATE(),CURDATE())&quot;&amp;IF(AND([.B322]&lt;&gt;INDIRECT(ADDRESS(ROW([.B322]) + 1;2));INDIRECT(ADDRESS(ROW([.A322]) + 1;1)) &gt; 0); &quot;;&quot;&amp;CHAR(13)&amp;CHAR(10)&amp;CHAR(13)&amp;CHAR(10)&amp;[.AA$3];IF(INDIRECT(ADDRESS(ROW([.A322]) + 1;1)) &gt; 0;&quot;,&quot;;&quot;;&quot;))" office:value-type="string" office:string-value="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3])-3" office:value-type="float" office:value="320" calcext:value-type="float">
            <text:p>32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3]=[.B322];[.C322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23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3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3]&amp;&quot;,&quot;&amp;[.C323]&amp;&quot;,&quot;&amp;IF(ISBLANK([.D323]);0;[.D323])&amp;&quot;,&quot;&amp;IF(ISBLANK([.E323]);0;[.E323])&amp;&quot;,&quot;&amp;[.I323]&amp;&quot;,&quot;&amp;[.J323]&amp;&quot;,&quot;&amp;[.K323]&amp;&quot;,&quot;&amp;[.L323]&amp;&quot;,&quot;&amp;[.M323]&amp;&quot;,&quot;&amp;[.N323]&amp;&quot;,&quot;&amp;[.S323]&amp;&quot;,&quot;&amp;[.T323]&amp;&quot;,&quot;&amp;[.U323]&amp;&quot;,&quot;&amp;[.V323]&amp;&quot;,&quot;&amp;[.W323]&amp;&quot;,&quot;&amp;[.X323]&amp;&quot;,&quot;&amp;[.Y323]&amp;&quot;,0,CURDATE(),CURDATE())&quot;&amp;IF(AND([.B323]&lt;&gt;INDIRECT(ADDRESS(ROW([.B323]) + 1;2));INDIRECT(ADDRESS(ROW([.A323]) + 1;1)) &gt; 0); &quot;;&quot;&amp;CHAR(13)&amp;CHAR(10)&amp;CHAR(13)&amp;CHAR(10)&amp;[.AA$3];IF(INDIRECT(ADDRESS(ROW([.A323]) + 1;1)) &gt; 0;&quot;,&quot;;&quot;;&quot;))" office:value-type="string" office:string-value="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4])-3" office:value-type="float" office:value="321" calcext:value-type="float">
            <text:p>32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4]=[.B323];[.C323]+1;1)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24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4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4]&amp;&quot;,&quot;&amp;[.C324]&amp;&quot;,&quot;&amp;IF(ISBLANK([.D324]);0;[.D324])&amp;&quot;,&quot;&amp;IF(ISBLANK([.E324]);0;[.E324])&amp;&quot;,&quot;&amp;[.I324]&amp;&quot;,&quot;&amp;[.J324]&amp;&quot;,&quot;&amp;[.K324]&amp;&quot;,&quot;&amp;[.L324]&amp;&quot;,&quot;&amp;[.M324]&amp;&quot;,&quot;&amp;[.N324]&amp;&quot;,&quot;&amp;[.S324]&amp;&quot;,&quot;&amp;[.T324]&amp;&quot;,&quot;&amp;[.U324]&amp;&quot;,&quot;&amp;[.V324]&amp;&quot;,&quot;&amp;[.W324]&amp;&quot;,&quot;&amp;[.X324]&amp;&quot;,&quot;&amp;[.Y324]&amp;&quot;,0,CURDATE(),CURDATE())&quot;&amp;IF(AND([.B324]&lt;&gt;INDIRECT(ADDRESS(ROW([.B324]) + 1;2));INDIRECT(ADDRESS(ROW([.A324]) + 1;1)) &gt; 0); &quot;;&quot;&amp;CHAR(13)&amp;CHAR(10)&amp;CHAR(13)&amp;CHAR(10)&amp;[.AA$3];IF(INDIRECT(ADDRESS(ROW([.A324]) + 1;1)) &gt; 0;&quot;,&quot;;&quot;;&quot;))" office:value-type="string" office:string-value="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25])-3" office:value-type="float" office:value="322" calcext:value-type="float">
            <text:p>32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5]=[.B324];[.C324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2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2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5]&amp;&quot;,&quot;&amp;[.C325]&amp;&quot;,&quot;&amp;IF(ISBLANK([.D325]);0;[.D325])&amp;&quot;,&quot;&amp;IF(ISBLANK([.E325]);0;[.E325])&amp;&quot;,&quot;&amp;[.I325]&amp;&quot;,&quot;&amp;[.J325]&amp;&quot;,&quot;&amp;[.K325]&amp;&quot;,&quot;&amp;[.L325]&amp;&quot;,&quot;&amp;[.M325]&amp;&quot;,&quot;&amp;[.N325]&amp;&quot;,&quot;&amp;[.S325]&amp;&quot;,&quot;&amp;[.T325]&amp;&quot;,&quot;&amp;[.U325]&amp;&quot;,&quot;&amp;[.V325]&amp;&quot;,&quot;&amp;[.W325]&amp;&quot;,&quot;&amp;[.X325]&amp;&quot;,&quot;&amp;[.Y325]&amp;&quot;,0,CURDATE(),CURDATE())&quot;&amp;IF(AND([.B325]&lt;&gt;INDIRECT(ADDRESS(ROW([.B325]) + 1;2));INDIRECT(ADDRESS(ROW([.A325]) + 1;1)) &gt; 0); &quot;;&quot;&amp;CHAR(13)&amp;CHAR(10)&amp;CHAR(13)&amp;CHAR(10)&amp;[.AA$3];IF(INDIRECT(ADDRESS(ROW([.A325]) + 1;1)) &gt; 0;&quot;,&quot;;&quot;;&quot;))" office:value-type="string" office:string-value="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26])-3" office:value-type="float" office:value="323" calcext:value-type="float">
            <text:p>323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6]=[.B325];[.C32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2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6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2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6]&amp;&quot;,&quot;&amp;[.C326]&amp;&quot;,&quot;&amp;IF(ISBLANK([.D326]);0;[.D326])&amp;&quot;,&quot;&amp;IF(ISBLANK([.E326]);0;[.E326])&amp;&quot;,&quot;&amp;[.I326]&amp;&quot;,&quot;&amp;[.J326]&amp;&quot;,&quot;&amp;[.K326]&amp;&quot;,&quot;&amp;[.L326]&amp;&quot;,&quot;&amp;[.M326]&amp;&quot;,&quot;&amp;[.N326]&amp;&quot;,&quot;&amp;[.S326]&amp;&quot;,&quot;&amp;[.T326]&amp;&quot;,&quot;&amp;[.U326]&amp;&quot;,&quot;&amp;[.V326]&amp;&quot;,&quot;&amp;[.W326]&amp;&quot;,&quot;&amp;[.X326]&amp;&quot;,&quot;&amp;[.Y326]&amp;&quot;,0,CURDATE(),CURDATE())&quot;&amp;IF(AND([.B326]&lt;&gt;INDIRECT(ADDRESS(ROW([.B326]) + 1;2));INDIRECT(ADDRESS(ROW([.A326]) + 1;1)) &gt; 0); &quot;;&quot;&amp;CHAR(13)&amp;CHAR(10)&amp;CHAR(13)&amp;CHAR(10)&amp;[.AA$3];IF(INDIRECT(ADDRESS(ROW([.A326]) + 1;1)) &gt; 0;&quot;,&quot;;&quot;;&quot;))" office:value-type="string" office:string-value="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7])-3" office:value-type="float" office:value="324" calcext:value-type="float">
            <text:p>324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7]=[.B326];[.C326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7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7]&amp;&quot;,&quot;&amp;[.C327]&amp;&quot;,&quot;&amp;IF(ISBLANK([.D327]);0;[.D327])&amp;&quot;,&quot;&amp;IF(ISBLANK([.E327]);0;[.E327])&amp;&quot;,&quot;&amp;[.I327]&amp;&quot;,&quot;&amp;[.J327]&amp;&quot;,&quot;&amp;[.K327]&amp;&quot;,&quot;&amp;[.L327]&amp;&quot;,&quot;&amp;[.M327]&amp;&quot;,&quot;&amp;[.N327]&amp;&quot;,&quot;&amp;[.S327]&amp;&quot;,&quot;&amp;[.T327]&amp;&quot;,&quot;&amp;[.U327]&amp;&quot;,&quot;&amp;[.V327]&amp;&quot;,&quot;&amp;[.W327]&amp;&quot;,&quot;&amp;[.X327]&amp;&quot;,&quot;&amp;[.Y327]&amp;&quot;,0,CURDATE(),CURDATE())&quot;&amp;IF(AND([.B327]&lt;&gt;INDIRECT(ADDRESS(ROW([.B327]) + 1;2));INDIRECT(ADDRESS(ROW([.A327]) + 1;1)) &gt; 0); &quot;;&quot;&amp;CHAR(13)&amp;CHAR(10)&amp;CHAR(13)&amp;CHAR(10)&amp;[.AA$3];IF(INDIRECT(ADDRESS(ROW([.A327]) + 1;1)) &gt; 0;&quot;,&quot;;&quot;;&quot;))" office:value-type="string" office:string-value="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8])-3" office:value-type="float" office:value="325" calcext:value-type="float">
            <text:p>325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8]=[.B327];[.C327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8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8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8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8]&amp;&quot;,&quot;&amp;[.C328]&amp;&quot;,&quot;&amp;IF(ISBLANK([.D328]);0;[.D328])&amp;&quot;,&quot;&amp;IF(ISBLANK([.E328]);0;[.E328])&amp;&quot;,&quot;&amp;[.I328]&amp;&quot;,&quot;&amp;[.J328]&amp;&quot;,&quot;&amp;[.K328]&amp;&quot;,&quot;&amp;[.L328]&amp;&quot;,&quot;&amp;[.M328]&amp;&quot;,&quot;&amp;[.N328]&amp;&quot;,&quot;&amp;[.S328]&amp;&quot;,&quot;&amp;[.T328]&amp;&quot;,&quot;&amp;[.U328]&amp;&quot;,&quot;&amp;[.V328]&amp;&quot;,&quot;&amp;[.W328]&amp;&quot;,&quot;&amp;[.X328]&amp;&quot;,&quot;&amp;[.Y328]&amp;&quot;,0,CURDATE(),CURDATE())&quot;&amp;IF(AND([.B328]&lt;&gt;INDIRECT(ADDRESS(ROW([.B328]) + 1;2));INDIRECT(ADDRESS(ROW([.A328]) + 1;1)) &gt; 0); &quot;;&quot;&amp;CHAR(13)&amp;CHAR(10)&amp;CHAR(13)&amp;CHAR(10)&amp;[.AA$3];IF(INDIRECT(ADDRESS(ROW([.A328]) + 1;1)) &gt; 0;&quot;,&quot;;&quot;;&quot;))" office:value-type="string" office:string-value="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9])-3" office:value-type="float" office:value="326" calcext:value-type="float">
            <text:p>326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9]=[.B328];[.C328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G</text:p>
          </table:table-cell>
          <table:table-cell table:style-name="ce11" table:formula="of:=VLOOKUP([.F329];['file:///C:/Sites/goggles/db/seed_generators/training/Dati_Training.ods'#$exercises.$B$4:.$C$250];2;0)" office:value-type="string" office:string-value="MI gambe/completo cambio 25" calcext:value-type="string">
            <text:p>MI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9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9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style-name="ce7" table:formula="of:=&quot;(select t.id from &quot;&amp;[.H$2]&amp;&quot; t where t.&quot;&amp;[.H$3]&amp;&quot; = '&quot;&amp;[.H32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9]&amp;&quot;,&quot;&amp;[.C329]&amp;&quot;,&quot;&amp;IF(ISBLANK([.D329]);0;[.D329])&amp;&quot;,&quot;&amp;IF(ISBLANK([.E329]);0;[.E329])&amp;&quot;,&quot;&amp;[.I329]&amp;&quot;,&quot;&amp;[.J329]&amp;&quot;,&quot;&amp;[.K329]&amp;&quot;,&quot;&amp;[.L329]&amp;&quot;,&quot;&amp;[.M329]&amp;&quot;,&quot;&amp;[.N329]&amp;&quot;,&quot;&amp;[.S329]&amp;&quot;,&quot;&amp;[.T329]&amp;&quot;,&quot;&amp;[.U329]&amp;&quot;,&quot;&amp;[.V329]&amp;&quot;,&quot;&amp;[.W329]&amp;&quot;,&quot;&amp;[.X329]&amp;&quot;,&quot;&amp;[.Y329]&amp;&quot;,0,CURDATE(),CURDATE())&quot;&amp;IF(AND([.B329]&lt;&gt;INDIRECT(ADDRESS(ROW([.B329]) + 1;2));INDIRECT(ADDRESS(ROW([.A329]) + 1;1)) &gt; 0); &quot;;&quot;&amp;CHAR(13)&amp;CHAR(10)&amp;CHAR(13)&amp;CHAR(10)&amp;[.AA$3];IF(INDIRECT(ADDRESS(ROW([.A329]) + 1;1)) &gt; 0;&quot;,&quot;;&quot;;&quot;))" office:value-type="string" office:string-value="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30])-3" office:value-type="float" office:value="327" calcext:value-type="float">
            <text:p>327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30]=[.B329];[.C329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0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3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0]&amp;&quot;,&quot;&amp;[.C330]&amp;&quot;,&quot;&amp;IF(ISBLANK([.D330]);0;[.D330])&amp;&quot;,&quot;&amp;IF(ISBLANK([.E330]);0;[.E330])&amp;&quot;,&quot;&amp;[.I330]&amp;&quot;,&quot;&amp;[.J330]&amp;&quot;,&quot;&amp;[.K330]&amp;&quot;,&quot;&amp;[.L330]&amp;&quot;,&quot;&amp;[.M330]&amp;&quot;,&quot;&amp;[.N330]&amp;&quot;,&quot;&amp;[.S330]&amp;&quot;,&quot;&amp;[.T330]&amp;&quot;,&quot;&amp;[.U330]&amp;&quot;,&quot;&amp;[.V330]&amp;&quot;,&quot;&amp;[.W330]&amp;&quot;,&quot;&amp;[.X330]&amp;&quot;,&quot;&amp;[.Y330]&amp;&quot;,0,CURDATE(),CURDATE())&quot;&amp;IF(AND([.B330]&lt;&gt;INDIRECT(ADDRESS(ROW([.B330]) + 1;2));INDIRECT(ADDRESS(ROW([.A330]) + 1;1)) &gt; 0); &quot;;&quot;&amp;CHAR(13)&amp;CHAR(10)&amp;CHAR(13)&amp;CHAR(10)&amp;[.AA$3];IF(INDIRECT(ADDRESS(ROW([.A330]) + 1;1)) &gt; 0;&quot;,&quot;;&quot;;&quot;))" office:value-type="string" office:string-value="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31])-3" office:value-type="float" office:value="328" calcext:value-type="float">
            <text:p>32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1]=[.B330];[.C33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1]&amp;&quot;,&quot;&amp;[.C331]&amp;&quot;,&quot;&amp;IF(ISBLANK([.D331]);0;[.D331])&amp;&quot;,&quot;&amp;IF(ISBLANK([.E331]);0;[.E331])&amp;&quot;,&quot;&amp;[.I331]&amp;&quot;,&quot;&amp;[.J331]&amp;&quot;,&quot;&amp;[.K331]&amp;&quot;,&quot;&amp;[.L331]&amp;&quot;,&quot;&amp;[.M331]&amp;&quot;,&quot;&amp;[.N331]&amp;&quot;,&quot;&amp;[.S331]&amp;&quot;,&quot;&amp;[.T331]&amp;&quot;,&quot;&amp;[.U331]&amp;&quot;,&quot;&amp;[.V331]&amp;&quot;,&quot;&amp;[.W331]&amp;&quot;,&quot;&amp;[.X331]&amp;&quot;,&quot;&amp;[.Y331]&amp;&quot;,0,CURDATE(),CURDATE())&quot;&amp;IF(AND([.B331]&lt;&gt;INDIRECT(ADDRESS(ROW([.B331]) + 1;2));INDIRECT(ADDRESS(ROW([.A331]) + 1;1)) &gt; 0); &quot;;&quot;&amp;CHAR(13)&amp;CHAR(10)&amp;CHAR(13)&amp;CHAR(10)&amp;[.AA$3];IF(INDIRECT(ADDRESS(ROW([.A331]) + 1;1)) &gt; 0;&quot;,&quot;;&quot;;&quot;))" office:value-type="string" office:string-value="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2])-3" office:value-type="float" office:value="329" calcext:value-type="float">
            <text:p>32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2]=[.B331];[.C33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33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3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2]&amp;&quot;,&quot;&amp;[.C332]&amp;&quot;,&quot;&amp;IF(ISBLANK([.D332]);0;[.D332])&amp;&quot;,&quot;&amp;IF(ISBLANK([.E332]);0;[.E332])&amp;&quot;,&quot;&amp;[.I332]&amp;&quot;,&quot;&amp;[.J332]&amp;&quot;,&quot;&amp;[.K332]&amp;&quot;,&quot;&amp;[.L332]&amp;&quot;,&quot;&amp;[.M332]&amp;&quot;,&quot;&amp;[.N332]&amp;&quot;,&quot;&amp;[.S332]&amp;&quot;,&quot;&amp;[.T332]&amp;&quot;,&quot;&amp;[.U332]&amp;&quot;,&quot;&amp;[.V332]&amp;&quot;,&quot;&amp;[.W332]&amp;&quot;,&quot;&amp;[.X332]&amp;&quot;,&quot;&amp;[.Y332]&amp;&quot;,0,CURDATE(),CURDATE())&quot;&amp;IF(AND([.B332]&lt;&gt;INDIRECT(ADDRESS(ROW([.B332]) + 1;2));INDIRECT(ADDRESS(ROW([.A332]) + 1;1)) &gt; 0); &quot;;&quot;&amp;CHAR(13)&amp;CHAR(10)&amp;CHAR(13)&amp;CHAR(10)&amp;[.AA$3];IF(INDIRECT(ADDRESS(ROW([.A332]) + 1;1)) &gt; 0;&quot;,&quot;;&quot;;&quot;))" office:value-type="string" office:string-value="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3])-3" office:value-type="float" office:value="330" calcext:value-type="float">
            <text:p>33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3]=[.B332];[.C33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3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3]&amp;&quot;,&quot;&amp;[.C333]&amp;&quot;,&quot;&amp;IF(ISBLANK([.D333]);0;[.D333])&amp;&quot;,&quot;&amp;IF(ISBLANK([.E333]);0;[.E333])&amp;&quot;,&quot;&amp;[.I333]&amp;&quot;,&quot;&amp;[.J333]&amp;&quot;,&quot;&amp;[.K333]&amp;&quot;,&quot;&amp;[.L333]&amp;&quot;,&quot;&amp;[.M333]&amp;&quot;,&quot;&amp;[.N333]&amp;&quot;,&quot;&amp;[.S333]&amp;&quot;,&quot;&amp;[.T333]&amp;&quot;,&quot;&amp;[.U333]&amp;&quot;,&quot;&amp;[.V333]&amp;&quot;,&quot;&amp;[.W333]&amp;&quot;,&quot;&amp;[.X333]&amp;&quot;,&quot;&amp;[.Y333]&amp;&quot;,0,CURDATE(),CURDATE())&quot;&amp;IF(AND([.B333]&lt;&gt;INDIRECT(ADDRESS(ROW([.B333]) + 1;2));INDIRECT(ADDRESS(ROW([.A333]) + 1;1)) &gt; 0); &quot;;&quot;&amp;CHAR(13)&amp;CHAR(10)&amp;CHAR(13)&amp;CHAR(10)&amp;[.AA$3];IF(INDIRECT(ADDRESS(ROW([.A333]) + 1;1)) &gt; 0;&quot;,&quot;;&quot;;&quot;))" office:value-type="string" office:string-value="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4])-3" office:value-type="float" office:value="331" calcext:value-type="float">
            <text:p>33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4]=[.B333];[.C33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3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3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4]&amp;&quot;,&quot;&amp;[.C334]&amp;&quot;,&quot;&amp;IF(ISBLANK([.D334]);0;[.D334])&amp;&quot;,&quot;&amp;IF(ISBLANK([.E334]);0;[.E334])&amp;&quot;,&quot;&amp;[.I334]&amp;&quot;,&quot;&amp;[.J334]&amp;&quot;,&quot;&amp;[.K334]&amp;&quot;,&quot;&amp;[.L334]&amp;&quot;,&quot;&amp;[.M334]&amp;&quot;,&quot;&amp;[.N334]&amp;&quot;,&quot;&amp;[.S334]&amp;&quot;,&quot;&amp;[.T334]&amp;&quot;,&quot;&amp;[.U334]&amp;&quot;,&quot;&amp;[.V334]&amp;&quot;,&quot;&amp;[.W334]&amp;&quot;,&quot;&amp;[.X334]&amp;&quot;,&quot;&amp;[.Y334]&amp;&quot;,0,CURDATE(),CURDATE())&quot;&amp;IF(AND([.B334]&lt;&gt;INDIRECT(ADDRESS(ROW([.B334]) + 1;2));INDIRECT(ADDRESS(ROW([.A334]) + 1;1)) &gt; 0); &quot;;&quot;&amp;CHAR(13)&amp;CHAR(10)&amp;CHAR(13)&amp;CHAR(10)&amp;[.AA$3];IF(INDIRECT(ADDRESS(ROW([.A334]) + 1;1)) &gt; 0;&quot;,&quot;;&quot;;&quot;))" office:value-type="string" office:string-value="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5])-3" office:value-type="float" office:value="332" calcext:value-type="float">
            <text:p>33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5]=[.B334];[.C33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335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33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5]&amp;&quot;,&quot;&amp;[.C335]&amp;&quot;,&quot;&amp;IF(ISBLANK([.D335]);0;[.D335])&amp;&quot;,&quot;&amp;IF(ISBLANK([.E335]);0;[.E335])&amp;&quot;,&quot;&amp;[.I335]&amp;&quot;,&quot;&amp;[.J335]&amp;&quot;,&quot;&amp;[.K335]&amp;&quot;,&quot;&amp;[.L335]&amp;&quot;,&quot;&amp;[.M335]&amp;&quot;,&quot;&amp;[.N335]&amp;&quot;,&quot;&amp;[.S335]&amp;&quot;,&quot;&amp;[.T335]&amp;&quot;,&quot;&amp;[.U335]&amp;&quot;,&quot;&amp;[.V335]&amp;&quot;,&quot;&amp;[.W335]&amp;&quot;,&quot;&amp;[.X335]&amp;&quot;,&quot;&amp;[.Y335]&amp;&quot;,0,CURDATE(),CURDATE())&quot;&amp;IF(AND([.B335]&lt;&gt;INDIRECT(ADDRESS(ROW([.B335]) + 1;2));INDIRECT(ADDRESS(ROW([.A335]) + 1;1)) &gt; 0); &quot;;&quot;&amp;CHAR(13)&amp;CHAR(10)&amp;CHAR(13)&amp;CHAR(10)&amp;[.AA$3];IF(INDIRECT(ADDRESS(ROW([.A335]) + 1;1)) &gt; 0;&quot;,&quot;;&quot;;&quot;))" office:value-type="string" office:string-value="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6])-3" office:value-type="float" office:value="333" calcext:value-type="float">
            <text:p>33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6]=[.B335];[.C33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336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33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6]&amp;&quot;,&quot;&amp;[.C336]&amp;&quot;,&quot;&amp;IF(ISBLANK([.D336]);0;[.D336])&amp;&quot;,&quot;&amp;IF(ISBLANK([.E336]);0;[.E336])&amp;&quot;,&quot;&amp;[.I336]&amp;&quot;,&quot;&amp;[.J336]&amp;&quot;,&quot;&amp;[.K336]&amp;&quot;,&quot;&amp;[.L336]&amp;&quot;,&quot;&amp;[.M336]&amp;&quot;,&quot;&amp;[.N336]&amp;&quot;,&quot;&amp;[.S336]&amp;&quot;,&quot;&amp;[.T336]&amp;&quot;,&quot;&amp;[.U336]&amp;&quot;,&quot;&amp;[.V336]&amp;&quot;,&quot;&amp;[.W336]&amp;&quot;,&quot;&amp;[.X336]&amp;&quot;,&quot;&amp;[.Y336]&amp;&quot;,0,CURDATE(),CURDATE())&quot;&amp;IF(AND([.B336]&lt;&gt;INDIRECT(ADDRESS(ROW([.B336]) + 1;2));INDIRECT(ADDRESS(ROW([.A336]) + 1;1)) &gt; 0); &quot;;&quot;&amp;CHAR(13)&amp;CHAR(10)&amp;CHAR(13)&amp;CHAR(10)&amp;[.AA$3];IF(INDIRECT(ADDRESS(ROW([.A336]) + 1;1)) &gt; 0;&quot;,&quot;;&quot;;&quot;))" office:value-type="string" office:string-value="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7])-3" office:value-type="float" office:value="334" calcext:value-type="float">
            <text:p>33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7]=[.B336];[.C33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337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33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7]&amp;&quot;,&quot;&amp;[.C337]&amp;&quot;,&quot;&amp;IF(ISBLANK([.D337]);0;[.D337])&amp;&quot;,&quot;&amp;IF(ISBLANK([.E337]);0;[.E337])&amp;&quot;,&quot;&amp;[.I337]&amp;&quot;,&quot;&amp;[.J337]&amp;&quot;,&quot;&amp;[.K337]&amp;&quot;,&quot;&amp;[.L337]&amp;&quot;,&quot;&amp;[.M337]&amp;&quot;,&quot;&amp;[.N337]&amp;&quot;,&quot;&amp;[.S337]&amp;&quot;,&quot;&amp;[.T337]&amp;&quot;,&quot;&amp;[.U337]&amp;&quot;,&quot;&amp;[.V337]&amp;&quot;,&quot;&amp;[.W337]&amp;&quot;,&quot;&amp;[.X337]&amp;&quot;,&quot;&amp;[.Y337]&amp;&quot;,0,CURDATE(),CURDATE())&quot;&amp;IF(AND([.B337]&lt;&gt;INDIRECT(ADDRESS(ROW([.B337]) + 1;2));INDIRECT(ADDRESS(ROW([.A337]) + 1;1)) &gt; 0); &quot;;&quot;&amp;CHAR(13)&amp;CHAR(10)&amp;CHAR(13)&amp;CHAR(10)&amp;[.AA$3];IF(INDIRECT(ADDRESS(ROW([.A337]) + 1;1)) &gt; 0;&quot;,&quot;;&quot;;&quot;))" office:value-type="string" office:string-value="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8])-3" office:value-type="float" office:value="335" calcext:value-type="float">
            <text:p>33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8]=[.B337];[.C33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3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3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8]&amp;&quot;,&quot;&amp;[.C338]&amp;&quot;,&quot;&amp;IF(ISBLANK([.D338]);0;[.D338])&amp;&quot;,&quot;&amp;IF(ISBLANK([.E338]);0;[.E338])&amp;&quot;,&quot;&amp;[.I338]&amp;&quot;,&quot;&amp;[.J338]&amp;&quot;,&quot;&amp;[.K338]&amp;&quot;,&quot;&amp;[.L338]&amp;&quot;,&quot;&amp;[.M338]&amp;&quot;,&quot;&amp;[.N338]&amp;&quot;,&quot;&amp;[.S338]&amp;&quot;,&quot;&amp;[.T338]&amp;&quot;,&quot;&amp;[.U338]&amp;&quot;,&quot;&amp;[.V338]&amp;&quot;,&quot;&amp;[.W338]&amp;&quot;,&quot;&amp;[.X338]&amp;&quot;,&quot;&amp;[.Y338]&amp;&quot;,0,CURDATE(),CURDATE())&quot;&amp;IF(AND([.B338]&lt;&gt;INDIRECT(ADDRESS(ROW([.B338]) + 1;2));INDIRECT(ADDRESS(ROW([.A338]) + 1;1)) &gt; 0); &quot;;&quot;&amp;CHAR(13)&amp;CHAR(10)&amp;CHAR(13)&amp;CHAR(10)&amp;[.AA$3];IF(INDIRECT(ADDRESS(ROW([.A338]) + 1;1)) &gt; 0;&quot;,&quot;;&quot;;&quot;))" office:value-type="string" office:string-value="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9])-3" office:value-type="float" office:value="336" calcext:value-type="float">
            <text:p>33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9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3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3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9]&amp;&quot;,&quot;&amp;[.C339]&amp;&quot;,&quot;&amp;IF(ISBLANK([.D339]);0;[.D339])&amp;&quot;,&quot;&amp;IF(ISBLANK([.E339]);0;[.E339])&amp;&quot;,&quot;&amp;[.I339]&amp;&quot;,&quot;&amp;[.J339]&amp;&quot;,&quot;&amp;[.K339]&amp;&quot;,&quot;&amp;[.L339]&amp;&quot;,&quot;&amp;[.M339]&amp;&quot;,&quot;&amp;[.N339]&amp;&quot;,&quot;&amp;[.S339]&amp;&quot;,&quot;&amp;[.T339]&amp;&quot;,&quot;&amp;[.U339]&amp;&quot;,&quot;&amp;[.V339]&amp;&quot;,&quot;&amp;[.W339]&amp;&quot;,&quot;&amp;[.X339]&amp;&quot;,&quot;&amp;[.Y339]&amp;&quot;,0,CURDATE(),CURDATE())&quot;&amp;IF(AND([.B339]&lt;&gt;INDIRECT(ADDRESS(ROW([.B339]) + 1;2));INDIRECT(ADDRESS(ROW([.A339]) + 1;1)) &gt; 0); &quot;;&quot;&amp;CHAR(13)&amp;CHAR(10)&amp;CHAR(13)&amp;CHAR(10)&amp;[.AA$3];IF(INDIRECT(ADDRESS(ROW([.A339]) + 1;1)) &gt; 0;&quot;,&quot;;&quot;;&quot;))" office:value-type="string" office:string-value="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0])-3" office:value-type="float" office:value="337" calcext:value-type="float">
            <text:p>337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0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0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0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0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0]&amp;&quot;,&quot;&amp;[.C340]&amp;&quot;,&quot;&amp;IF(ISBLANK([.D340]);0;[.D340])&amp;&quot;,&quot;&amp;IF(ISBLANK([.E340]);0;[.E340])&amp;&quot;,&quot;&amp;[.I340]&amp;&quot;,&quot;&amp;[.J340]&amp;&quot;,&quot;&amp;[.K340]&amp;&quot;,&quot;&amp;[.L340]&amp;&quot;,&quot;&amp;[.M340]&amp;&quot;,&quot;&amp;[.N340]&amp;&quot;,&quot;&amp;[.S340]&amp;&quot;,&quot;&amp;[.T340]&amp;&quot;,&quot;&amp;[.U340]&amp;&quot;,&quot;&amp;[.V340]&amp;&quot;,&quot;&amp;[.W340]&amp;&quot;,&quot;&amp;[.X340]&amp;&quot;,&quot;&amp;[.Y340]&amp;&quot;,0,CURDATE(),CURDATE())&quot;&amp;IF(AND([.B340]&lt;&gt;INDIRECT(ADDRESS(ROW([.B340]) + 1;2));INDIRECT(ADDRESS(ROW([.A340]) + 1;1)) &gt; 0); &quot;;&quot;&amp;CHAR(13)&amp;CHAR(10)&amp;CHAR(13)&amp;CHAR(10)&amp;[.AA$3];IF(INDIRECT(ADDRESS(ROW([.A340]) + 1;1)) &gt; 0;&quot;,&quot;;&quot;;&quot;))" office:value-type="string" office:string-value="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1])-3" office:value-type="float" office:value="338" calcext:value-type="float">
            <text:p>33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1]=[.B340];[.C34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A</text:p>
          </table:table-cell>
          <table:table-cell table:style-name="ce11" table:formula="of:=VLOOKUP([.F341];['file:///C:/Sites/goggles/db/seed_generators/training/Dati_Training.ods'#$exercises.$B$4:.$C$250];2;0)" office:value-type="string" office:string-value="SL Remate in alto" calcext:value-type="string">
            <text:p>SL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1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style-name="ce7" table:formula="of:=&quot;(select t.id from &quot;&amp;[.H$2]&amp;&quot; t where t.&quot;&amp;[.H$3]&amp;&quot; = '&quot;&amp;[.H3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1]&amp;&quot;,&quot;&amp;[.C341]&amp;&quot;,&quot;&amp;IF(ISBLANK([.D341]);0;[.D341])&amp;&quot;,&quot;&amp;IF(ISBLANK([.E341]);0;[.E341])&amp;&quot;,&quot;&amp;[.I341]&amp;&quot;,&quot;&amp;[.J341]&amp;&quot;,&quot;&amp;[.K341]&amp;&quot;,&quot;&amp;[.L341]&amp;&quot;,&quot;&amp;[.M341]&amp;&quot;,&quot;&amp;[.N341]&amp;&quot;,&quot;&amp;[.S341]&amp;&quot;,&quot;&amp;[.T341]&amp;&quot;,&quot;&amp;[.U341]&amp;&quot;,&quot;&amp;[.V341]&amp;&quot;,&quot;&amp;[.W341]&amp;&quot;,&quot;&amp;[.X341]&amp;&quot;,&quot;&amp;[.Y341]&amp;&quot;,0,CURDATE(),CURDATE())&quot;&amp;IF(AND([.B341]&lt;&gt;INDIRECT(ADDRESS(ROW([.B341]) + 1;2));INDIRECT(ADDRESS(ROW([.A341]) + 1;1)) &gt; 0); &quot;;&quot;&amp;CHAR(13)&amp;CHAR(10)&amp;CHAR(13)&amp;CHAR(10)&amp;[.AA$3];IF(INDIRECT(ADDRESS(ROW([.A341]) + 1;1)) &gt; 0;&quot;,&quot;;&quot;;&quot;))" office:value-type="string" office:string-value="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2])-3" office:value-type="float" office:value="339" calcext:value-type="float">
            <text:p>33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2]=[.B341];[.C34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2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2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2]&amp;&quot;,&quot;&amp;[.C342]&amp;&quot;,&quot;&amp;IF(ISBLANK([.D342]);0;[.D342])&amp;&quot;,&quot;&amp;IF(ISBLANK([.E342]);0;[.E342])&amp;&quot;,&quot;&amp;[.I342]&amp;&quot;,&quot;&amp;[.J342]&amp;&quot;,&quot;&amp;[.K342]&amp;&quot;,&quot;&amp;[.L342]&amp;&quot;,&quot;&amp;[.M342]&amp;&quot;,&quot;&amp;[.N342]&amp;&quot;,&quot;&amp;[.S342]&amp;&quot;,&quot;&amp;[.T342]&amp;&quot;,&quot;&amp;[.U342]&amp;&quot;,&quot;&amp;[.V342]&amp;&quot;,&quot;&amp;[.W342]&amp;&quot;,&quot;&amp;[.X342]&amp;&quot;,&quot;&amp;[.Y342]&amp;&quot;,0,CURDATE(),CURDATE())&quot;&amp;IF(AND([.B342]&lt;&gt;INDIRECT(ADDRESS(ROW([.B342]) + 1;2));INDIRECT(ADDRESS(ROW([.A342]) + 1;1)) &gt; 0); &quot;;&quot;&amp;CHAR(13)&amp;CHAR(10)&amp;CHAR(13)&amp;CHAR(10)&amp;[.AA$3];IF(INDIRECT(ADDRESS(ROW([.A342]) + 1;1)) &gt; 0;&quot;,&quot;;&quot;;&quot;))" office:value-type="string" office:string-value="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3])-3" office:value-type="float" office:value="340" calcext:value-type="float">
            <text:p>34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3]=[.B342];[.C34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43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3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4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3]&amp;&quot;,&quot;&amp;[.C343]&amp;&quot;,&quot;&amp;IF(ISBLANK([.D343]);0;[.D343])&amp;&quot;,&quot;&amp;IF(ISBLANK([.E343]);0;[.E343])&amp;&quot;,&quot;&amp;[.I343]&amp;&quot;,&quot;&amp;[.J343]&amp;&quot;,&quot;&amp;[.K343]&amp;&quot;,&quot;&amp;[.L343]&amp;&quot;,&quot;&amp;[.M343]&amp;&quot;,&quot;&amp;[.N343]&amp;&quot;,&quot;&amp;[.S343]&amp;&quot;,&quot;&amp;[.T343]&amp;&quot;,&quot;&amp;[.U343]&amp;&quot;,&quot;&amp;[.V343]&amp;&quot;,&quot;&amp;[.W343]&amp;&quot;,&quot;&amp;[.X343]&amp;&quot;,&quot;&amp;[.Y343]&amp;&quot;,0,CURDATE(),CURDATE())&quot;&amp;IF(AND([.B343]&lt;&gt;INDIRECT(ADDRESS(ROW([.B343]) + 1;2));INDIRECT(ADDRESS(ROW([.A343]) + 1;1)) &gt; 0); &quot;;&quot;&amp;CHAR(13)&amp;CHAR(10)&amp;CHAR(13)&amp;CHAR(10)&amp;[.AA$3];IF(INDIRECT(ADDRESS(ROW([.A343]) + 1;1)) &gt; 0;&quot;,&quot;;&quot;;&quot;))" office:value-type="string" office:string-value="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4])-3" office:value-type="float" office:value="341" calcext:value-type="float">
            <text:p>34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4]=[.B343];[.C34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4]&amp;&quot;,&quot;&amp;[.C344]&amp;&quot;,&quot;&amp;IF(ISBLANK([.D344]);0;[.D344])&amp;&quot;,&quot;&amp;IF(ISBLANK([.E344]);0;[.E344])&amp;&quot;,&quot;&amp;[.I344]&amp;&quot;,&quot;&amp;[.J344]&amp;&quot;,&quot;&amp;[.K344]&amp;&quot;,&quot;&amp;[.L344]&amp;&quot;,&quot;&amp;[.M344]&amp;&quot;,&quot;&amp;[.N344]&amp;&quot;,&quot;&amp;[.S344]&amp;&quot;,&quot;&amp;[.T344]&amp;&quot;,&quot;&amp;[.U344]&amp;&quot;,&quot;&amp;[.V344]&amp;&quot;,&quot;&amp;[.W344]&amp;&quot;,&quot;&amp;[.X344]&amp;&quot;,&quot;&amp;[.Y344]&amp;&quot;,0,CURDATE(),CURDATE())&quot;&amp;IF(AND([.B344]&lt;&gt;INDIRECT(ADDRESS(ROW([.B344]) + 1;2));INDIRECT(ADDRESS(ROW([.A344]) + 1;1)) &gt; 0); &quot;;&quot;&amp;CHAR(13)&amp;CHAR(10)&amp;CHAR(13)&amp;CHAR(10)&amp;[.AA$3];IF(INDIRECT(ADDRESS(ROW([.A344]) + 1;1)) &gt; 0;&quot;,&quot;;&quot;;&quot;))" office:value-type="string" office:string-value="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5])-3" office:value-type="float" office:value="342" calcext:value-type="float">
            <text:p>34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5]=[.B344];[.C34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4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5]&amp;&quot;,&quot;&amp;[.C345]&amp;&quot;,&quot;&amp;IF(ISBLANK([.D345]);0;[.D345])&amp;&quot;,&quot;&amp;IF(ISBLANK([.E345]);0;[.E345])&amp;&quot;,&quot;&amp;[.I345]&amp;&quot;,&quot;&amp;[.J345]&amp;&quot;,&quot;&amp;[.K345]&amp;&quot;,&quot;&amp;[.L345]&amp;&quot;,&quot;&amp;[.M345]&amp;&quot;,&quot;&amp;[.N345]&amp;&quot;,&quot;&amp;[.S345]&amp;&quot;,&quot;&amp;[.T345]&amp;&quot;,&quot;&amp;[.U345]&amp;&quot;,&quot;&amp;[.V345]&amp;&quot;,&quot;&amp;[.W345]&amp;&quot;,&quot;&amp;[.X345]&amp;&quot;,&quot;&amp;[.Y345]&amp;&quot;,0,CURDATE(),CURDATE())&quot;&amp;IF(AND([.B345]&lt;&gt;INDIRECT(ADDRESS(ROW([.B345]) + 1;2));INDIRECT(ADDRESS(ROW([.A345]) + 1;1)) &gt; 0); &quot;;&quot;&amp;CHAR(13)&amp;CHAR(10)&amp;CHAR(13)&amp;CHAR(10)&amp;[.AA$3];IF(INDIRECT(ADDRESS(ROW([.A345]) + 1;1)) &gt; 0;&quot;,&quot;;&quot;;&quot;))" office:value-type="string" office:string-value="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6])-3" office:value-type="float" office:value="343" calcext:value-type="float">
            <text:p>34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6]=[.B345];[.C34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4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4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6]&amp;&quot;,&quot;&amp;[.C346]&amp;&quot;,&quot;&amp;IF(ISBLANK([.D346]);0;[.D346])&amp;&quot;,&quot;&amp;IF(ISBLANK([.E346]);0;[.E346])&amp;&quot;,&quot;&amp;[.I346]&amp;&quot;,&quot;&amp;[.J346]&amp;&quot;,&quot;&amp;[.K346]&amp;&quot;,&quot;&amp;[.L346]&amp;&quot;,&quot;&amp;[.M346]&amp;&quot;,&quot;&amp;[.N346]&amp;&quot;,&quot;&amp;[.S346]&amp;&quot;,&quot;&amp;[.T346]&amp;&quot;,&quot;&amp;[.U346]&amp;&quot;,&quot;&amp;[.V346]&amp;&quot;,&quot;&amp;[.W346]&amp;&quot;,&quot;&amp;[.X346]&amp;&quot;,&quot;&amp;[.Y346]&amp;&quot;,0,CURDATE(),CURDATE())&quot;&amp;IF(AND([.B346]&lt;&gt;INDIRECT(ADDRESS(ROW([.B346]) + 1;2));INDIRECT(ADDRESS(ROW([.A346]) + 1;1)) &gt; 0); &quot;;&quot;&amp;CHAR(13)&amp;CHAR(10)&amp;CHAR(13)&amp;CHAR(10)&amp;[.AA$3];IF(INDIRECT(ADDRESS(ROW([.A346]) + 1;1)) &gt; 0;&quot;,&quot;;&quot;;&quot;))" office:value-type="string" office:string-value="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7])-3" office:value-type="float" office:value="344" calcext:value-type="float">
            <text:p>34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7]=[.B346];[.C34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7]&amp;&quot;,&quot;&amp;[.C347]&amp;&quot;,&quot;&amp;IF(ISBLANK([.D347]);0;[.D347])&amp;&quot;,&quot;&amp;IF(ISBLANK([.E347]);0;[.E347])&amp;&quot;,&quot;&amp;[.I347]&amp;&quot;,&quot;&amp;[.J347]&amp;&quot;,&quot;&amp;[.K347]&amp;&quot;,&quot;&amp;[.L347]&amp;&quot;,&quot;&amp;[.M347]&amp;&quot;,&quot;&amp;[.N347]&amp;&quot;,&quot;&amp;[.S347]&amp;&quot;,&quot;&amp;[.T347]&amp;&quot;,&quot;&amp;[.U347]&amp;&quot;,&quot;&amp;[.V347]&amp;&quot;,&quot;&amp;[.W347]&amp;&quot;,&quot;&amp;[.X347]&amp;&quot;,&quot;&amp;[.Y347]&amp;&quot;,0,CURDATE(),CURDATE())&quot;&amp;IF(AND([.B347]&lt;&gt;INDIRECT(ADDRESS(ROW([.B347]) + 1;2));INDIRECT(ADDRESS(ROW([.A347]) + 1;1)) &gt; 0); &quot;;&quot;&amp;CHAR(13)&amp;CHAR(10)&amp;CHAR(13)&amp;CHAR(10)&amp;[.AA$3];IF(INDIRECT(ADDRESS(ROW([.A347]) + 1;1)) &gt; 0;&quot;,&quot;;&quot;;&quot;))" office:value-type="string" office:string-value="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8])-3" office:value-type="float" office:value="345" calcext:value-type="float">
            <text:p>34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8]=[.B347];[.C347]+1;1)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48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8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8]&amp;&quot;,&quot;&amp;[.C348]&amp;&quot;,&quot;&amp;IF(ISBLANK([.D348]);0;[.D348])&amp;&quot;,&quot;&amp;IF(ISBLANK([.E348]);0;[.E348])&amp;&quot;,&quot;&amp;[.I348]&amp;&quot;,&quot;&amp;[.J348]&amp;&quot;,&quot;&amp;[.K348]&amp;&quot;,&quot;&amp;[.L348]&amp;&quot;,&quot;&amp;[.M348]&amp;&quot;,&quot;&amp;[.N348]&amp;&quot;,&quot;&amp;[.S348]&amp;&quot;,&quot;&amp;[.T348]&amp;&quot;,&quot;&amp;[.U348]&amp;&quot;,&quot;&amp;[.V348]&amp;&quot;,&quot;&amp;[.W348]&amp;&quot;,&quot;&amp;[.X348]&amp;&quot;,&quot;&amp;[.Y348]&amp;&quot;,0,CURDATE(),CURDATE())&quot;&amp;IF(AND([.B348]&lt;&gt;INDIRECT(ADDRESS(ROW([.B348]) + 1;2));INDIRECT(ADDRESS(ROW([.A348]) + 1;1)) &gt; 0); &quot;;&quot;&amp;CHAR(13)&amp;CHAR(10)&amp;CHAR(13)&amp;CHAR(10)&amp;[.AA$3];IF(INDIRECT(ADDRESS(ROW([.A348]) + 1;1)) &gt; 0;&quot;,&quot;;&quot;;&quot;))" office:value-type="string" office:string-value="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49])-3" office:value-type="float" office:value="346" calcext:value-type="float">
            <text:p>34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9]=[.B348];[.C348]+1;1)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4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9]&amp;&quot;,&quot;&amp;[.C349]&amp;&quot;,&quot;&amp;IF(ISBLANK([.D349]);0;[.D349])&amp;&quot;,&quot;&amp;IF(ISBLANK([.E349]);0;[.E349])&amp;&quot;,&quot;&amp;[.I349]&amp;&quot;,&quot;&amp;[.J349]&amp;&quot;,&quot;&amp;[.K349]&amp;&quot;,&quot;&amp;[.L349]&amp;&quot;,&quot;&amp;[.M349]&amp;&quot;,&quot;&amp;[.N349]&amp;&quot;,&quot;&amp;[.S349]&amp;&quot;,&quot;&amp;[.T349]&amp;&quot;,&quot;&amp;[.U349]&amp;&quot;,&quot;&amp;[.V349]&amp;&quot;,&quot;&amp;[.W349]&amp;&quot;,&quot;&amp;[.X349]&amp;&quot;,&quot;&amp;[.Y349]&amp;&quot;,0,CURDATE(),CURDATE())&quot;&amp;IF(AND([.B349]&lt;&gt;INDIRECT(ADDRESS(ROW([.B349]) + 1;2));INDIRECT(ADDRESS(ROW([.A349]) + 1;1)) &gt; 0); &quot;;&quot;&amp;CHAR(13)&amp;CHAR(10)&amp;CHAR(13)&amp;CHAR(10)&amp;[.AA$3];IF(INDIRECT(ADDRESS(ROW([.A349]) + 1;1)) &gt; 0;&quot;,&quot;;&quot;;&quot;))" office:value-type="string" office:string-value="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50])-3" office:value-type="float" office:value="347" calcext:value-type="float">
            <text:p>34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0]=[.B349];[.C34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5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5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0]&amp;&quot;,&quot;&amp;[.C350]&amp;&quot;,&quot;&amp;IF(ISBLANK([.D350]);0;[.D350])&amp;&quot;,&quot;&amp;IF(ISBLANK([.E350]);0;[.E350])&amp;&quot;,&quot;&amp;[.I350]&amp;&quot;,&quot;&amp;[.J350]&amp;&quot;,&quot;&amp;[.K350]&amp;&quot;,&quot;&amp;[.L350]&amp;&quot;,&quot;&amp;[.M350]&amp;&quot;,&quot;&amp;[.N350]&amp;&quot;,&quot;&amp;[.S350]&amp;&quot;,&quot;&amp;[.T350]&amp;&quot;,&quot;&amp;[.U350]&amp;&quot;,&quot;&amp;[.V350]&amp;&quot;,&quot;&amp;[.W350]&amp;&quot;,&quot;&amp;[.X350]&amp;&quot;,&quot;&amp;[.Y350]&amp;&quot;,0,CURDATE(),CURDATE())&quot;&amp;IF(AND([.B350]&lt;&gt;INDIRECT(ADDRESS(ROW([.B350]) + 1;2));INDIRECT(ADDRESS(ROW([.A350]) + 1;1)) &gt; 0); &quot;;&quot;&amp;CHAR(13)&amp;CHAR(10)&amp;CHAR(13)&amp;CHAR(10)&amp;[.AA$3];IF(INDIRECT(ADDRESS(ROW([.A350]) + 1;1)) &gt; 0;&quot;,&quot;;&quot;;&quot;))" office:value-type="string" office:string-value="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1])-3" office:value-type="float" office:value="348" calcext:value-type="float">
            <text:p>34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1]=[.B350];[.C35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351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1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3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1]&amp;&quot;,&quot;&amp;[.C351]&amp;&quot;,&quot;&amp;IF(ISBLANK([.D351]);0;[.D351])&amp;&quot;,&quot;&amp;IF(ISBLANK([.E351]);0;[.E351])&amp;&quot;,&quot;&amp;[.I351]&amp;&quot;,&quot;&amp;[.J351]&amp;&quot;,&quot;&amp;[.K351]&amp;&quot;,&quot;&amp;[.L351]&amp;&quot;,&quot;&amp;[.M351]&amp;&quot;,&quot;&amp;[.N351]&amp;&quot;,&quot;&amp;[.S351]&amp;&quot;,&quot;&amp;[.T351]&amp;&quot;,&quot;&amp;[.U351]&amp;&quot;,&quot;&amp;[.V351]&amp;&quot;,&quot;&amp;[.W351]&amp;&quot;,&quot;&amp;[.X351]&amp;&quot;,&quot;&amp;[.Y351]&amp;&quot;,0,CURDATE(),CURDATE())&quot;&amp;IF(AND([.B351]&lt;&gt;INDIRECT(ADDRESS(ROW([.B351]) + 1;2));INDIRECT(ADDRESS(ROW([.A351]) + 1;1)) &gt; 0); &quot;;&quot;&amp;CHAR(13)&amp;CHAR(10)&amp;CHAR(13)&amp;CHAR(10)&amp;[.AA$3];IF(INDIRECT(ADDRESS(ROW([.A351]) + 1;1)) &gt; 0;&quot;,&quot;;&quot;;&quot;))" office:value-type="string" office:string-value="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2])-3" office:value-type="float" office:value="349" calcext:value-type="float">
            <text:p>34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2]=[.B351];[.C35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52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2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2]&amp;&quot;,&quot;&amp;[.C352]&amp;&quot;,&quot;&amp;IF(ISBLANK([.D352]);0;[.D352])&amp;&quot;,&quot;&amp;IF(ISBLANK([.E352]);0;[.E352])&amp;&quot;,&quot;&amp;[.I352]&amp;&quot;,&quot;&amp;[.J352]&amp;&quot;,&quot;&amp;[.K352]&amp;&quot;,&quot;&amp;[.L352]&amp;&quot;,&quot;&amp;[.M352]&amp;&quot;,&quot;&amp;[.N352]&amp;&quot;,&quot;&amp;[.S352]&amp;&quot;,&quot;&amp;[.T352]&amp;&quot;,&quot;&amp;[.U352]&amp;&quot;,&quot;&amp;[.V352]&amp;&quot;,&quot;&amp;[.W352]&amp;&quot;,&quot;&amp;[.X352]&amp;&quot;,&quot;&amp;[.Y352]&amp;&quot;,0,CURDATE(),CURDATE())&quot;&amp;IF(AND([.B352]&lt;&gt;INDIRECT(ADDRESS(ROW([.B352]) + 1;2));INDIRECT(ADDRESS(ROW([.A352]) + 1;1)) &gt; 0); &quot;;&quot;&amp;CHAR(13)&amp;CHAR(10)&amp;CHAR(13)&amp;CHAR(10)&amp;[.AA$3];IF(INDIRECT(ADDRESS(ROW([.A352]) + 1;1)) &gt; 0;&quot;,&quot;;&quot;;&quot;))" office:value-type="string" office:string-value="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3])-3" office:value-type="float" office:value="350" calcext:value-type="float">
            <text:p>35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3]=[.B352];[.C35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53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3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3]&amp;&quot;,&quot;&amp;[.C353]&amp;&quot;,&quot;&amp;IF(ISBLANK([.D353]);0;[.D353])&amp;&quot;,&quot;&amp;IF(ISBLANK([.E353]);0;[.E353])&amp;&quot;,&quot;&amp;[.I353]&amp;&quot;,&quot;&amp;[.J353]&amp;&quot;,&quot;&amp;[.K353]&amp;&quot;,&quot;&amp;[.L353]&amp;&quot;,&quot;&amp;[.M353]&amp;&quot;,&quot;&amp;[.N353]&amp;&quot;,&quot;&amp;[.S353]&amp;&quot;,&quot;&amp;[.T353]&amp;&quot;,&quot;&amp;[.U353]&amp;&quot;,&quot;&amp;[.V353]&amp;&quot;,&quot;&amp;[.W353]&amp;&quot;,&quot;&amp;[.X353]&amp;&quot;,&quot;&amp;[.Y353]&amp;&quot;,0,CURDATE(),CURDATE())&quot;&amp;IF(AND([.B353]&lt;&gt;INDIRECT(ADDRESS(ROW([.B353]) + 1;2));INDIRECT(ADDRESS(ROW([.A353]) + 1;1)) &gt; 0); &quot;;&quot;&amp;CHAR(13)&amp;CHAR(10)&amp;CHAR(13)&amp;CHAR(10)&amp;[.AA$3];IF(INDIRECT(ADDRESS(ROW([.A353]) + 1;1)) &gt; 0;&quot;,&quot;;&quot;;&quot;))" office:value-type="string" office:string-value="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4])-3" office:value-type="float" office:value="351" calcext:value-type="float">
            <text:p>35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4]=[.B353];[.C35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354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4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3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4]&amp;&quot;,&quot;&amp;[.C354]&amp;&quot;,&quot;&amp;IF(ISBLANK([.D354]);0;[.D354])&amp;&quot;,&quot;&amp;IF(ISBLANK([.E354]);0;[.E354])&amp;&quot;,&quot;&amp;[.I354]&amp;&quot;,&quot;&amp;[.J354]&amp;&quot;,&quot;&amp;[.K354]&amp;&quot;,&quot;&amp;[.L354]&amp;&quot;,&quot;&amp;[.M354]&amp;&quot;,&quot;&amp;[.N354]&amp;&quot;,&quot;&amp;[.S354]&amp;&quot;,&quot;&amp;[.T354]&amp;&quot;,&quot;&amp;[.U354]&amp;&quot;,&quot;&amp;[.V354]&amp;&quot;,&quot;&amp;[.W354]&amp;&quot;,&quot;&amp;[.X354]&amp;&quot;,&quot;&amp;[.Y354]&amp;&quot;,0,CURDATE(),CURDATE())&quot;&amp;IF(AND([.B354]&lt;&gt;INDIRECT(ADDRESS(ROW([.B354]) + 1;2));INDIRECT(ADDRESS(ROW([.A354]) + 1;1)) &gt; 0); &quot;;&quot;&amp;CHAR(13)&amp;CHAR(10)&amp;CHAR(13)&amp;CHAR(10)&amp;[.AA$3];IF(INDIRECT(ADDRESS(ROW([.A354]) + 1;1)) &gt; 0;&quot;,&quot;;&quot;;&quot;))" office:value-type="string" office:string-value="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5])-3" office:value-type="float" office:value="352" calcext:value-type="float">
            <text:p>35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5]=[.B354];[.C35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55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5]&amp;&quot;,&quot;&amp;[.C355]&amp;&quot;,&quot;&amp;IF(ISBLANK([.D355]);0;[.D355])&amp;&quot;,&quot;&amp;IF(ISBLANK([.E355]);0;[.E355])&amp;&quot;,&quot;&amp;[.I355]&amp;&quot;,&quot;&amp;[.J355]&amp;&quot;,&quot;&amp;[.K355]&amp;&quot;,&quot;&amp;[.L355]&amp;&quot;,&quot;&amp;[.M355]&amp;&quot;,&quot;&amp;[.N355]&amp;&quot;,&quot;&amp;[.S355]&amp;&quot;,&quot;&amp;[.T355]&amp;&quot;,&quot;&amp;[.U355]&amp;&quot;,&quot;&amp;[.V355]&amp;&quot;,&quot;&amp;[.W355]&amp;&quot;,&quot;&amp;[.X355]&amp;&quot;,&quot;&amp;[.Y355]&amp;&quot;,0,CURDATE(),CURDATE())&quot;&amp;IF(AND([.B355]&lt;&gt;INDIRECT(ADDRESS(ROW([.B355]) + 1;2));INDIRECT(ADDRESS(ROW([.A355]) + 1;1)) &gt; 0); &quot;;&quot;&amp;CHAR(13)&amp;CHAR(10)&amp;CHAR(13)&amp;CHAR(10)&amp;[.AA$3];IF(INDIRECT(ADDRESS(ROW([.A355]) + 1;1)) &gt; 0;&quot;,&quot;;&quot;;&quot;))" office:value-type="string" office:string-value="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6])-3" office:value-type="float" office:value="353" calcext:value-type="float">
            <text:p>35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6]=[.B355];[.C35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56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6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5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6]&amp;&quot;,&quot;&amp;[.C356]&amp;&quot;,&quot;&amp;IF(ISBLANK([.D356]);0;[.D356])&amp;&quot;,&quot;&amp;IF(ISBLANK([.E356]);0;[.E356])&amp;&quot;,&quot;&amp;[.I356]&amp;&quot;,&quot;&amp;[.J356]&amp;&quot;,&quot;&amp;[.K356]&amp;&quot;,&quot;&amp;[.L356]&amp;&quot;,&quot;&amp;[.M356]&amp;&quot;,&quot;&amp;[.N356]&amp;&quot;,&quot;&amp;[.S356]&amp;&quot;,&quot;&amp;[.T356]&amp;&quot;,&quot;&amp;[.U356]&amp;&quot;,&quot;&amp;[.V356]&amp;&quot;,&quot;&amp;[.W356]&amp;&quot;,&quot;&amp;[.X356]&amp;&quot;,&quot;&amp;[.Y356]&amp;&quot;,0,CURDATE(),CURDATE())&quot;&amp;IF(AND([.B356]&lt;&gt;INDIRECT(ADDRESS(ROW([.B356]) + 1;2));INDIRECT(ADDRESS(ROW([.A356]) + 1;1)) &gt; 0); &quot;;&quot;&amp;CHAR(13)&amp;CHAR(10)&amp;CHAR(13)&amp;CHAR(10)&amp;[.AA$3];IF(INDIRECT(ADDRESS(ROW([.A356]) + 1;1)) &gt; 0;&quot;,&quot;;&quot;;&quot;))" office:value-type="string" office:string-value="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7])-3" office:value-type="float" office:value="354" calcext:value-type="float">
            <text:p>35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7]=[.B356];[.C356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5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5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7]&amp;&quot;,&quot;&amp;[.C357]&amp;&quot;,&quot;&amp;IF(ISBLANK([.D357]);0;[.D357])&amp;&quot;,&quot;&amp;IF(ISBLANK([.E357]);0;[.E357])&amp;&quot;,&quot;&amp;[.I357]&amp;&quot;,&quot;&amp;[.J357]&amp;&quot;,&quot;&amp;[.K357]&amp;&quot;,&quot;&amp;[.L357]&amp;&quot;,&quot;&amp;[.M357]&amp;&quot;,&quot;&amp;[.N357]&amp;&quot;,&quot;&amp;[.S357]&amp;&quot;,&quot;&amp;[.T357]&amp;&quot;,&quot;&amp;[.U357]&amp;&quot;,&quot;&amp;[.V357]&amp;&quot;,&quot;&amp;[.W357]&amp;&quot;,&quot;&amp;[.X357]&amp;&quot;,&quot;&amp;[.Y357]&amp;&quot;,0,CURDATE(),CURDATE())&quot;&amp;IF(AND([.B357]&lt;&gt;INDIRECT(ADDRESS(ROW([.B357]) + 1;2));INDIRECT(ADDRESS(ROW([.A357]) + 1;1)) &gt; 0); &quot;;&quot;&amp;CHAR(13)&amp;CHAR(10)&amp;CHAR(13)&amp;CHAR(10)&amp;[.AA$3];IF(INDIRECT(ADDRESS(ROW([.A357]) + 1;1)) &gt; 0;&quot;,&quot;;&quot;;&quot;))" office:value-type="string" office:string-value="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8])-3" office:value-type="float" office:value="355" calcext:value-type="float">
            <text:p>35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8]=[.B357];[.C357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58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5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8]&amp;&quot;,&quot;&amp;[.C358]&amp;&quot;,&quot;&amp;IF(ISBLANK([.D358]);0;[.D358])&amp;&quot;,&quot;&amp;IF(ISBLANK([.E358]);0;[.E358])&amp;&quot;,&quot;&amp;[.I358]&amp;&quot;,&quot;&amp;[.J358]&amp;&quot;,&quot;&amp;[.K358]&amp;&quot;,&quot;&amp;[.L358]&amp;&quot;,&quot;&amp;[.M358]&amp;&quot;,&quot;&amp;[.N358]&amp;&quot;,&quot;&amp;[.S358]&amp;&quot;,&quot;&amp;[.T358]&amp;&quot;,&quot;&amp;[.U358]&amp;&quot;,&quot;&amp;[.V358]&amp;&quot;,&quot;&amp;[.W358]&amp;&quot;,&quot;&amp;[.X358]&amp;&quot;,&quot;&amp;[.Y358]&amp;&quot;,0,CURDATE(),CURDATE())&quot;&amp;IF(AND([.B358]&lt;&gt;INDIRECT(ADDRESS(ROW([.B358]) + 1;2));INDIRECT(ADDRESS(ROW([.A358]) + 1;1)) &gt; 0); &quot;;&quot;&amp;CHAR(13)&amp;CHAR(10)&amp;CHAR(13)&amp;CHAR(10)&amp;[.AA$3];IF(INDIRECT(ADDRESS(ROW([.A358]) + 1;1)) &gt; 0;&quot;,&quot;;&quot;;&quot;))" office:value-type="string" office:string-value="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9])-3" office:value-type="float" office:value="356" calcext:value-type="float">
            <text:p>35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9]=[.B358];[.C358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59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9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9]&amp;&quot;,&quot;&amp;[.C359]&amp;&quot;,&quot;&amp;IF(ISBLANK([.D359]);0;[.D359])&amp;&quot;,&quot;&amp;IF(ISBLANK([.E359]);0;[.E359])&amp;&quot;,&quot;&amp;[.I359]&amp;&quot;,&quot;&amp;[.J359]&amp;&quot;,&quot;&amp;[.K359]&amp;&quot;,&quot;&amp;[.L359]&amp;&quot;,&quot;&amp;[.M359]&amp;&quot;,&quot;&amp;[.N359]&amp;&quot;,&quot;&amp;[.S359]&amp;&quot;,&quot;&amp;[.T359]&amp;&quot;,&quot;&amp;[.U359]&amp;&quot;,&quot;&amp;[.V359]&amp;&quot;,&quot;&amp;[.W359]&amp;&quot;,&quot;&amp;[.X359]&amp;&quot;,&quot;&amp;[.Y359]&amp;&quot;,0,CURDATE(),CURDATE())&quot;&amp;IF(AND([.B359]&lt;&gt;INDIRECT(ADDRESS(ROW([.B359]) + 1;2));INDIRECT(ADDRESS(ROW([.A359]) + 1;1)) &gt; 0); &quot;;&quot;&amp;CHAR(13)&amp;CHAR(10)&amp;CHAR(13)&amp;CHAR(10)&amp;[.AA$3];IF(INDIRECT(ADDRESS(ROW([.A359]) + 1;1)) &gt; 0;&quot;,&quot;;&quot;;&quot;))" office:value-type="string" office:string-value="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0])-3" office:value-type="float" office:value="357" calcext:value-type="float">
            <text:p>35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0]=[.B359];[.C35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60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0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0]&amp;&quot;,&quot;&amp;[.C360]&amp;&quot;,&quot;&amp;IF(ISBLANK([.D360]);0;[.D360])&amp;&quot;,&quot;&amp;IF(ISBLANK([.E360]);0;[.E360])&amp;&quot;,&quot;&amp;[.I360]&amp;&quot;,&quot;&amp;[.J360]&amp;&quot;,&quot;&amp;[.K360]&amp;&quot;,&quot;&amp;[.L360]&amp;&quot;,&quot;&amp;[.M360]&amp;&quot;,&quot;&amp;[.N360]&amp;&quot;,&quot;&amp;[.S360]&amp;&quot;,&quot;&amp;[.T360]&amp;&quot;,&quot;&amp;[.U360]&amp;&quot;,&quot;&amp;[.V360]&amp;&quot;,&quot;&amp;[.W360]&amp;&quot;,&quot;&amp;[.X360]&amp;&quot;,&quot;&amp;[.Y360]&amp;&quot;,0,CURDATE(),CURDATE())&quot;&amp;IF(AND([.B360]&lt;&gt;INDIRECT(ADDRESS(ROW([.B360]) + 1;2));INDIRECT(ADDRESS(ROW([.A360]) + 1;1)) &gt; 0); &quot;;&quot;&amp;CHAR(13)&amp;CHAR(10)&amp;CHAR(13)&amp;CHAR(10)&amp;[.AA$3];IF(INDIRECT(ADDRESS(ROW([.A360]) + 1;1)) &gt; 0;&quot;,&quot;;&quot;;&quot;))" office:value-type="string" office:string-value="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1])-3" office:value-type="float" office:value="358" calcext:value-type="float">
            <text:p>35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1]=[.B360];[.C36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1]&amp;&quot;,&quot;&amp;[.C361]&amp;&quot;,&quot;&amp;IF(ISBLANK([.D361]);0;[.D361])&amp;&quot;,&quot;&amp;IF(ISBLANK([.E361]);0;[.E361])&amp;&quot;,&quot;&amp;[.I361]&amp;&quot;,&quot;&amp;[.J361]&amp;&quot;,&quot;&amp;[.K361]&amp;&quot;,&quot;&amp;[.L361]&amp;&quot;,&quot;&amp;[.M361]&amp;&quot;,&quot;&amp;[.N361]&amp;&quot;,&quot;&amp;[.S361]&amp;&quot;,&quot;&amp;[.T361]&amp;&quot;,&quot;&amp;[.U361]&amp;&quot;,&quot;&amp;[.V361]&amp;&quot;,&quot;&amp;[.W361]&amp;&quot;,&quot;&amp;[.X361]&amp;&quot;,&quot;&amp;[.Y361]&amp;&quot;,0,CURDATE(),CURDATE())&quot;&amp;IF(AND([.B361]&lt;&gt;INDIRECT(ADDRESS(ROW([.B361]) + 1;2));INDIRECT(ADDRESS(ROW([.A361]) + 1;1)) &gt; 0); &quot;;&quot;&amp;CHAR(13)&amp;CHAR(10)&amp;CHAR(13)&amp;CHAR(10)&amp;[.AA$3];IF(INDIRECT(ADDRESS(ROW([.A361]) + 1;1)) &gt; 0;&quot;,&quot;;&quot;;&quot;))" office:value-type="string" office:string-value="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2])-3" office:value-type="float" office:value="359" calcext:value-type="float">
            <text:p>35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2]=[.B361];[.C36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2]&amp;&quot;,&quot;&amp;[.C362]&amp;&quot;,&quot;&amp;IF(ISBLANK([.D362]);0;[.D362])&amp;&quot;,&quot;&amp;IF(ISBLANK([.E362]);0;[.E362])&amp;&quot;,&quot;&amp;[.I362]&amp;&quot;,&quot;&amp;[.J362]&amp;&quot;,&quot;&amp;[.K362]&amp;&quot;,&quot;&amp;[.L362]&amp;&quot;,&quot;&amp;[.M362]&amp;&quot;,&quot;&amp;[.N362]&amp;&quot;,&quot;&amp;[.S362]&amp;&quot;,&quot;&amp;[.T362]&amp;&quot;,&quot;&amp;[.U362]&amp;&quot;,&quot;&amp;[.V362]&amp;&quot;,&quot;&amp;[.W362]&amp;&quot;,&quot;&amp;[.X362]&amp;&quot;,&quot;&amp;[.Y362]&amp;&quot;,0,CURDATE(),CURDATE())&quot;&amp;IF(AND([.B362]&lt;&gt;INDIRECT(ADDRESS(ROW([.B362]) + 1;2));INDIRECT(ADDRESS(ROW([.A362]) + 1;1)) &gt; 0); &quot;;&quot;&amp;CHAR(13)&amp;CHAR(10)&amp;CHAR(13)&amp;CHAR(10)&amp;[.AA$3];IF(INDIRECT(ADDRESS(ROW([.A362]) + 1;1)) &gt; 0;&quot;,&quot;;&quot;;&quot;))" office:value-type="string" office:string-value="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3])-3" office:value-type="float" office:value="360" calcext:value-type="float">
            <text:p>36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3]=[.B362];[.C36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3]&amp;&quot;,&quot;&amp;[.C363]&amp;&quot;,&quot;&amp;IF(ISBLANK([.D363]);0;[.D363])&amp;&quot;,&quot;&amp;IF(ISBLANK([.E363]);0;[.E363])&amp;&quot;,&quot;&amp;[.I363]&amp;&quot;,&quot;&amp;[.J363]&amp;&quot;,&quot;&amp;[.K363]&amp;&quot;,&quot;&amp;[.L363]&amp;&quot;,&quot;&amp;[.M363]&amp;&quot;,&quot;&amp;[.N363]&amp;&quot;,&quot;&amp;[.S363]&amp;&quot;,&quot;&amp;[.T363]&amp;&quot;,&quot;&amp;[.U363]&amp;&quot;,&quot;&amp;[.V363]&amp;&quot;,&quot;&amp;[.W363]&amp;&quot;,&quot;&amp;[.X363]&amp;&quot;,&quot;&amp;[.Y363]&amp;&quot;,0,CURDATE(),CURDATE())&quot;&amp;IF(AND([.B363]&lt;&gt;INDIRECT(ADDRESS(ROW([.B363]) + 1;2));INDIRECT(ADDRESS(ROW([.A363]) + 1;1)) &gt; 0); &quot;;&quot;&amp;CHAR(13)&amp;CHAR(10)&amp;CHAR(13)&amp;CHAR(10)&amp;[.AA$3];IF(INDIRECT(ADDRESS(ROW([.A363]) + 1;1)) &gt; 0;&quot;,&quot;;&quot;;&quot;))" office:value-type="string" office:string-value="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4])-3" office:value-type="float" office:value="361" calcext:value-type="float">
            <text:p>36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4]=[.B363];[.C36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4]&amp;&quot;,&quot;&amp;[.C364]&amp;&quot;,&quot;&amp;IF(ISBLANK([.D364]);0;[.D364])&amp;&quot;,&quot;&amp;IF(ISBLANK([.E364]);0;[.E364])&amp;&quot;,&quot;&amp;[.I364]&amp;&quot;,&quot;&amp;[.J364]&amp;&quot;,&quot;&amp;[.K364]&amp;&quot;,&quot;&amp;[.L364]&amp;&quot;,&quot;&amp;[.M364]&amp;&quot;,&quot;&amp;[.N364]&amp;&quot;,&quot;&amp;[.S364]&amp;&quot;,&quot;&amp;[.T364]&amp;&quot;,&quot;&amp;[.U364]&amp;&quot;,&quot;&amp;[.V364]&amp;&quot;,&quot;&amp;[.W364]&amp;&quot;,&quot;&amp;[.X364]&amp;&quot;,&quot;&amp;[.Y364]&amp;&quot;,0,CURDATE(),CURDATE())&quot;&amp;IF(AND([.B364]&lt;&gt;INDIRECT(ADDRESS(ROW([.B364]) + 1;2));INDIRECT(ADDRESS(ROW([.A364]) + 1;1)) &gt; 0); &quot;;&quot;&amp;CHAR(13)&amp;CHAR(10)&amp;CHAR(13)&amp;CHAR(10)&amp;[.AA$3];IF(INDIRECT(ADDRESS(ROW([.A364]) + 1;1)) &gt; 0;&quot;,&quot;;&quot;;&quot;))" office:value-type="string" office:string-value="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5])-3" office:value-type="float" office:value="362" calcext:value-type="float">
            <text:p>36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5]=[.B364];[.C364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5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5]&amp;&quot;,&quot;&amp;[.C365]&amp;&quot;,&quot;&amp;IF(ISBLANK([.D365]);0;[.D365])&amp;&quot;,&quot;&amp;IF(ISBLANK([.E365]);0;[.E365])&amp;&quot;,&quot;&amp;[.I365]&amp;&quot;,&quot;&amp;[.J365]&amp;&quot;,&quot;&amp;[.K365]&amp;&quot;,&quot;&amp;[.L365]&amp;&quot;,&quot;&amp;[.M365]&amp;&quot;,&quot;&amp;[.N365]&amp;&quot;,&quot;&amp;[.S365]&amp;&quot;,&quot;&amp;[.T365]&amp;&quot;,&quot;&amp;[.U365]&amp;&quot;,&quot;&amp;[.V365]&amp;&quot;,&quot;&amp;[.W365]&amp;&quot;,&quot;&amp;[.X365]&amp;&quot;,&quot;&amp;[.Y365]&amp;&quot;,0,CURDATE(),CURDATE())&quot;&amp;IF(AND([.B365]&lt;&gt;INDIRECT(ADDRESS(ROW([.B365]) + 1;2));INDIRECT(ADDRESS(ROW([.A365]) + 1;1)) &gt; 0); &quot;;&quot;&amp;CHAR(13)&amp;CHAR(10)&amp;CHAR(13)&amp;CHAR(10)&amp;[.AA$3];IF(INDIRECT(ADDRESS(ROW([.A365]) + 1;1)) &gt; 0;&quot;,&quot;;&quot;;&quot;))" office:value-type="string" office:string-value="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6])-3" office:value-type="float" office:value="363" calcext:value-type="float">
            <text:p>36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6]=[.B365];[.C36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6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6]&amp;&quot;,&quot;&amp;[.C366]&amp;&quot;,&quot;&amp;IF(ISBLANK([.D366]);0;[.D366])&amp;&quot;,&quot;&amp;IF(ISBLANK([.E366]);0;[.E366])&amp;&quot;,&quot;&amp;[.I366]&amp;&quot;,&quot;&amp;[.J366]&amp;&quot;,&quot;&amp;[.K366]&amp;&quot;,&quot;&amp;[.L366]&amp;&quot;,&quot;&amp;[.M366]&amp;&quot;,&quot;&amp;[.N366]&amp;&quot;,&quot;&amp;[.S366]&amp;&quot;,&quot;&amp;[.T366]&amp;&quot;,&quot;&amp;[.U366]&amp;&quot;,&quot;&amp;[.V366]&amp;&quot;,&quot;&amp;[.W366]&amp;&quot;,&quot;&amp;[.X366]&amp;&quot;,&quot;&amp;[.Y366]&amp;&quot;,0,CURDATE(),CURDATE())&quot;&amp;IF(AND([.B366]&lt;&gt;INDIRECT(ADDRESS(ROW([.B366]) + 1;2));INDIRECT(ADDRESS(ROW([.A366]) + 1;1)) &gt; 0); &quot;;&quot;&amp;CHAR(13)&amp;CHAR(10)&amp;CHAR(13)&amp;CHAR(10)&amp;[.AA$3];IF(INDIRECT(ADDRESS(ROW([.A366]) + 1;1)) &gt; 0;&quot;,&quot;;&quot;;&quot;))" office:value-type="string" office:string-value="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7])-3" office:value-type="float" office:value="364" calcext:value-type="float">
            <text:p>36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7]=[.B366];[.C36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7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7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7]&amp;&quot;,&quot;&amp;[.C367]&amp;&quot;,&quot;&amp;IF(ISBLANK([.D367]);0;[.D367])&amp;&quot;,&quot;&amp;IF(ISBLANK([.E367]);0;[.E367])&amp;&quot;,&quot;&amp;[.I367]&amp;&quot;,&quot;&amp;[.J367]&amp;&quot;,&quot;&amp;[.K367]&amp;&quot;,&quot;&amp;[.L367]&amp;&quot;,&quot;&amp;[.M367]&amp;&quot;,&quot;&amp;[.N367]&amp;&quot;,&quot;&amp;[.S367]&amp;&quot;,&quot;&amp;[.T367]&amp;&quot;,&quot;&amp;[.U367]&amp;&quot;,&quot;&amp;[.V367]&amp;&quot;,&quot;&amp;[.W367]&amp;&quot;,&quot;&amp;[.X367]&amp;&quot;,&quot;&amp;[.Y367]&amp;&quot;,0,CURDATE(),CURDATE())&quot;&amp;IF(AND([.B367]&lt;&gt;INDIRECT(ADDRESS(ROW([.B367]) + 1;2));INDIRECT(ADDRESS(ROW([.A367]) + 1;1)) &gt; 0); &quot;;&quot;&amp;CHAR(13)&amp;CHAR(10)&amp;CHAR(13)&amp;CHAR(10)&amp;[.AA$3];IF(INDIRECT(ADDRESS(ROW([.A367]) + 1;1)) &gt; 0;&quot;,&quot;;&quot;;&quot;))" office:value-type="string" office:string-value="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8])-3" office:value-type="float" office:value="365" calcext:value-type="float">
            <text:p>36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8]=[.B367];[.C36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8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8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8]&amp;&quot;,&quot;&amp;[.C368]&amp;&quot;,&quot;&amp;IF(ISBLANK([.D368]);0;[.D368])&amp;&quot;,&quot;&amp;IF(ISBLANK([.E368]);0;[.E368])&amp;&quot;,&quot;&amp;[.I368]&amp;&quot;,&quot;&amp;[.J368]&amp;&quot;,&quot;&amp;[.K368]&amp;&quot;,&quot;&amp;[.L368]&amp;&quot;,&quot;&amp;[.M368]&amp;&quot;,&quot;&amp;[.N368]&amp;&quot;,&quot;&amp;[.S368]&amp;&quot;,&quot;&amp;[.T368]&amp;&quot;,&quot;&amp;[.U368]&amp;&quot;,&quot;&amp;[.V368]&amp;&quot;,&quot;&amp;[.W368]&amp;&quot;,&quot;&amp;[.X368]&amp;&quot;,&quot;&amp;[.Y368]&amp;&quot;,0,CURDATE(),CURDATE())&quot;&amp;IF(AND([.B368]&lt;&gt;INDIRECT(ADDRESS(ROW([.B368]) + 1;2));INDIRECT(ADDRESS(ROW([.A368]) + 1;1)) &gt; 0); &quot;;&quot;&amp;CHAR(13)&amp;CHAR(10)&amp;CHAR(13)&amp;CHAR(10)&amp;[.AA$3];IF(INDIRECT(ADDRESS(ROW([.A368]) + 1;1)) &gt; 0;&quot;,&quot;;&quot;;&quot;))" office:value-type="string" office:string-value="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9])-3" office:value-type="float" office:value="366" calcext:value-type="float">
            <text:p>36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9]=[.B368];[.C368]+1;1)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6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6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9]&amp;&quot;,&quot;&amp;[.C369]&amp;&quot;,&quot;&amp;IF(ISBLANK([.D369]);0;[.D369])&amp;&quot;,&quot;&amp;IF(ISBLANK([.E369]);0;[.E369])&amp;&quot;,&quot;&amp;[.I369]&amp;&quot;,&quot;&amp;[.J369]&amp;&quot;,&quot;&amp;[.K369]&amp;&quot;,&quot;&amp;[.L369]&amp;&quot;,&quot;&amp;[.M369]&amp;&quot;,&quot;&amp;[.N369]&amp;&quot;,&quot;&amp;[.S369]&amp;&quot;,&quot;&amp;[.T369]&amp;&quot;,&quot;&amp;[.U369]&amp;&quot;,&quot;&amp;[.V369]&amp;&quot;,&quot;&amp;[.W369]&amp;&quot;,&quot;&amp;[.X369]&amp;&quot;,&quot;&amp;[.Y369]&amp;&quot;,0,CURDATE(),CURDATE())&quot;&amp;IF(AND([.B369]&lt;&gt;INDIRECT(ADDRESS(ROW([.B369]) + 1;2));INDIRECT(ADDRESS(ROW([.A369]) + 1;1)) &gt; 0); &quot;;&quot;&amp;CHAR(13)&amp;CHAR(10)&amp;CHAR(13)&amp;CHAR(10)&amp;[.AA$3];IF(INDIRECT(ADDRESS(ROW([.A369]) + 1;1)) &gt; 0;&quot;,&quot;;&quot;;&quot;))" office:value-type="string" office:string-value="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0])-3" office:value-type="float" office:value="367" calcext:value-type="float">
            <text:p>36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0]=[.B369];[.C36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7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0]&amp;&quot;,&quot;&amp;[.C370]&amp;&quot;,&quot;&amp;IF(ISBLANK([.D370]);0;[.D370])&amp;&quot;,&quot;&amp;IF(ISBLANK([.E370]);0;[.E370])&amp;&quot;,&quot;&amp;[.I370]&amp;&quot;,&quot;&amp;[.J370]&amp;&quot;,&quot;&amp;[.K370]&amp;&quot;,&quot;&amp;[.L370]&amp;&quot;,&quot;&amp;[.M370]&amp;&quot;,&quot;&amp;[.N370]&amp;&quot;,&quot;&amp;[.S370]&amp;&quot;,&quot;&amp;[.T370]&amp;&quot;,&quot;&amp;[.U370]&amp;&quot;,&quot;&amp;[.V370]&amp;&quot;,&quot;&amp;[.W370]&amp;&quot;,&quot;&amp;[.X370]&amp;&quot;,&quot;&amp;[.Y370]&amp;&quot;,0,CURDATE(),CURDATE())&quot;&amp;IF(AND([.B370]&lt;&gt;INDIRECT(ADDRESS(ROW([.B370]) + 1;2));INDIRECT(ADDRESS(ROW([.A370]) + 1;1)) &gt; 0); &quot;;&quot;&amp;CHAR(13)&amp;CHAR(10)&amp;CHAR(13)&amp;CHAR(10)&amp;[.AA$3];IF(INDIRECT(ADDRESS(ROW([.A370]) + 1;1)) &gt; 0;&quot;,&quot;;&quot;;&quot;))" office:value-type="string" office:string-value="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71])-3" office:value-type="float" office:value="368" calcext:value-type="float">
            <text:p>36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1]=[.B370];[.C37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1]&amp;&quot;,&quot;&amp;[.C371]&amp;&quot;,&quot;&amp;IF(ISBLANK([.D371]);0;[.D371])&amp;&quot;,&quot;&amp;IF(ISBLANK([.E371]);0;[.E371])&amp;&quot;,&quot;&amp;[.I371]&amp;&quot;,&quot;&amp;[.J371]&amp;&quot;,&quot;&amp;[.K371]&amp;&quot;,&quot;&amp;[.L371]&amp;&quot;,&quot;&amp;[.M371]&amp;&quot;,&quot;&amp;[.N371]&amp;&quot;,&quot;&amp;[.S371]&amp;&quot;,&quot;&amp;[.T371]&amp;&quot;,&quot;&amp;[.U371]&amp;&quot;,&quot;&amp;[.V371]&amp;&quot;,&quot;&amp;[.W371]&amp;&quot;,&quot;&amp;[.X371]&amp;&quot;,&quot;&amp;[.Y371]&amp;&quot;,0,CURDATE(),CURDATE())&quot;&amp;IF(AND([.B371]&lt;&gt;INDIRECT(ADDRESS(ROW([.B371]) + 1;2));INDIRECT(ADDRESS(ROW([.A371]) + 1;1)) &gt; 0); &quot;;&quot;&amp;CHAR(13)&amp;CHAR(10)&amp;CHAR(13)&amp;CHAR(10)&amp;[.AA$3];IF(INDIRECT(ADDRESS(ROW([.A371]) + 1;1)) &gt; 0;&quot;,&quot;;&quot;;&quot;))" office:value-type="string" office:string-value="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72])-3" office:value-type="float" office:value="369" calcext:value-type="float">
            <text:p>369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2]=[.B371];[.C37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2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2]&amp;&quot;,&quot;&amp;[.C372]&amp;&quot;,&quot;&amp;IF(ISBLANK([.D372]);0;[.D372])&amp;&quot;,&quot;&amp;IF(ISBLANK([.E372]);0;[.E372])&amp;&quot;,&quot;&amp;[.I372]&amp;&quot;,&quot;&amp;[.J372]&amp;&quot;,&quot;&amp;[.K372]&amp;&quot;,&quot;&amp;[.L372]&amp;&quot;,&quot;&amp;[.M372]&amp;&quot;,&quot;&amp;[.N372]&amp;&quot;,&quot;&amp;[.S372]&amp;&quot;,&quot;&amp;[.T372]&amp;&quot;,&quot;&amp;[.U372]&amp;&quot;,&quot;&amp;[.V372]&amp;&quot;,&quot;&amp;[.W372]&amp;&quot;,&quot;&amp;[.X372]&amp;&quot;,&quot;&amp;[.Y372]&amp;&quot;,0,CURDATE(),CURDATE())&quot;&amp;IF(AND([.B372]&lt;&gt;INDIRECT(ADDRESS(ROW([.B372]) + 1;2));INDIRECT(ADDRESS(ROW([.A372]) + 1;1)) &gt; 0); &quot;;&quot;&amp;CHAR(13)&amp;CHAR(10)&amp;CHAR(13)&amp;CHAR(10)&amp;[.AA$3];IF(INDIRECT(ADDRESS(ROW([.A372]) + 1;1)) &gt; 0;&quot;,&quot;;&quot;;&quot;))" office:value-type="string" office:string-value="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3])-3" office:value-type="float" office:value="370" calcext:value-type="float">
            <text:p>370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3]=[.B372];[.C372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37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3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3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3]&amp;&quot;,&quot;&amp;[.C373]&amp;&quot;,&quot;&amp;IF(ISBLANK([.D373]);0;[.D373])&amp;&quot;,&quot;&amp;IF(ISBLANK([.E373]);0;[.E373])&amp;&quot;,&quot;&amp;[.I373]&amp;&quot;,&quot;&amp;[.J373]&amp;&quot;,&quot;&amp;[.K373]&amp;&quot;,&quot;&amp;[.L373]&amp;&quot;,&quot;&amp;[.M373]&amp;&quot;,&quot;&amp;[.N373]&amp;&quot;,&quot;&amp;[.S373]&amp;&quot;,&quot;&amp;[.T373]&amp;&quot;,&quot;&amp;[.U373]&amp;&quot;,&quot;&amp;[.V373]&amp;&quot;,&quot;&amp;[.W373]&amp;&quot;,&quot;&amp;[.X373]&amp;&quot;,&quot;&amp;[.Y373]&amp;&quot;,0,CURDATE(),CURDATE())&quot;&amp;IF(AND([.B373]&lt;&gt;INDIRECT(ADDRESS(ROW([.B373]) + 1;2));INDIRECT(ADDRESS(ROW([.A373]) + 1;1)) &gt; 0); &quot;;&quot;&amp;CHAR(13)&amp;CHAR(10)&amp;CHAR(13)&amp;CHAR(10)&amp;[.AA$3];IF(INDIRECT(ADDRESS(ROW([.A373]) + 1;1)) &gt; 0;&quot;,&quot;;&quot;;&quot;))" office:value-type="string" office:string-value="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4])-3" office:value-type="float" office:value="371" calcext:value-type="float">
            <text:p>371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4]=[.B373];[.C373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7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4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4]&amp;&quot;,&quot;&amp;[.C374]&amp;&quot;,&quot;&amp;IF(ISBLANK([.D374]);0;[.D374])&amp;&quot;,&quot;&amp;IF(ISBLANK([.E374]);0;[.E374])&amp;&quot;,&quot;&amp;[.I374]&amp;&quot;,&quot;&amp;[.J374]&amp;&quot;,&quot;&amp;[.K374]&amp;&quot;,&quot;&amp;[.L374]&amp;&quot;,&quot;&amp;[.M374]&amp;&quot;,&quot;&amp;[.N374]&amp;&quot;,&quot;&amp;[.S374]&amp;&quot;,&quot;&amp;[.T374]&amp;&quot;,&quot;&amp;[.U374]&amp;&quot;,&quot;&amp;[.V374]&amp;&quot;,&quot;&amp;[.W374]&amp;&quot;,&quot;&amp;[.X374]&amp;&quot;,&quot;&amp;[.Y374]&amp;&quot;,0,CURDATE(),CURDATE())&quot;&amp;IF(AND([.B374]&lt;&gt;INDIRECT(ADDRESS(ROW([.B374]) + 1;2));INDIRECT(ADDRESS(ROW([.A374]) + 1;1)) &gt; 0); &quot;;&quot;&amp;CHAR(13)&amp;CHAR(10)&amp;CHAR(13)&amp;CHAR(10)&amp;[.AA$3];IF(INDIRECT(ADDRESS(ROW([.A374]) + 1;1)) &gt; 0;&quot;,&quot;;&quot;;&quot;))" office:value-type="string" office:string-value="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5])-3" office:value-type="float" office:value="372" calcext:value-type="float">
            <text:p>372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5]=[.B374];[.C374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375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5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3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5]&amp;&quot;,&quot;&amp;[.C375]&amp;&quot;,&quot;&amp;IF(ISBLANK([.D375]);0;[.D375])&amp;&quot;,&quot;&amp;IF(ISBLANK([.E375]);0;[.E375])&amp;&quot;,&quot;&amp;[.I375]&amp;&quot;,&quot;&amp;[.J375]&amp;&quot;,&quot;&amp;[.K375]&amp;&quot;,&quot;&amp;[.L375]&amp;&quot;,&quot;&amp;[.M375]&amp;&quot;,&quot;&amp;[.N375]&amp;&quot;,&quot;&amp;[.S375]&amp;&quot;,&quot;&amp;[.T375]&amp;&quot;,&quot;&amp;[.U375]&amp;&quot;,&quot;&amp;[.V375]&amp;&quot;,&quot;&amp;[.W375]&amp;&quot;,&quot;&amp;[.X375]&amp;&quot;,&quot;&amp;[.Y375]&amp;&quot;,0,CURDATE(),CURDATE())&quot;&amp;IF(AND([.B375]&lt;&gt;INDIRECT(ADDRESS(ROW([.B375]) + 1;2));INDIRECT(ADDRESS(ROW([.A375]) + 1;1)) &gt; 0); &quot;;&quot;&amp;CHAR(13)&amp;CHAR(10)&amp;CHAR(13)&amp;CHAR(10)&amp;[.AA$3];IF(INDIRECT(ADDRESS(ROW([.A375]) + 1;1)) &gt; 0;&quot;,&quot;;&quot;;&quot;))" office:value-type="string" office:string-value="(372,4,1,10,0,0,2,1,0,0,(select t.id from user_trainings t where t.description = 'MC1 Set 03.3 aerobico serale con gambe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2,4,1,10,0,0,2,1,0,0,(select t.id from user_trainings t where t.description = 'MC1 Set 03.3 aerobico serale con gambe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6])-3" office:value-type="float" office:value="373" calcext:value-type="float">
            <text:p>373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6]=[.B375];[.C375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7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6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6]&amp;&quot;,&quot;&amp;[.C376]&amp;&quot;,&quot;&amp;IF(ISBLANK([.D376]);0;[.D376])&amp;&quot;,&quot;&amp;IF(ISBLANK([.E376]);0;[.E376])&amp;&quot;,&quot;&amp;[.I376]&amp;&quot;,&quot;&amp;[.J376]&amp;&quot;,&quot;&amp;[.K376]&amp;&quot;,&quot;&amp;[.L376]&amp;&quot;,&quot;&amp;[.M376]&amp;&quot;,&quot;&amp;[.N376]&amp;&quot;,&quot;&amp;[.S376]&amp;&quot;,&quot;&amp;[.T376]&amp;&quot;,&quot;&amp;[.U376]&amp;&quot;,&quot;&amp;[.V376]&amp;&quot;,&quot;&amp;[.W376]&amp;&quot;,&quot;&amp;[.X376]&amp;&quot;,&quot;&amp;[.Y376]&amp;&quot;,0,CURDATE(),CURDATE())&quot;&amp;IF(AND([.B376]&lt;&gt;INDIRECT(ADDRESS(ROW([.B376]) + 1;2));INDIRECT(ADDRESS(ROW([.A376]) + 1;1)) &gt; 0); &quot;;&quot;&amp;CHAR(13)&amp;CHAR(10)&amp;CHAR(13)&amp;CHAR(10)&amp;[.AA$3];IF(INDIRECT(ADDRESS(ROW([.A376]) + 1;1)) &gt; 0;&quot;,&quot;;&quot;;&quot;))" office:value-type="string" office:string-value="(373,5,1,40,0,0,2,1,0,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3,5,1,40,0,0,2,1,0,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7])-3" office:value-type="float" office:value="374" calcext:value-type="float">
            <text:p>374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7]=[.B376];[.C376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7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7]&amp;&quot;,&quot;&amp;[.C377]&amp;&quot;,&quot;&amp;IF(ISBLANK([.D377]);0;[.D377])&amp;&quot;,&quot;&amp;IF(ISBLANK([.E377]);0;[.E377])&amp;&quot;,&quot;&amp;[.I377]&amp;&quot;,&quot;&amp;[.J377]&amp;&quot;,&quot;&amp;[.K377]&amp;&quot;,&quot;&amp;[.L377]&amp;&quot;,&quot;&amp;[.M377]&amp;&quot;,&quot;&amp;[.N377]&amp;&quot;,&quot;&amp;[.S377]&amp;&quot;,&quot;&amp;[.T377]&amp;&quot;,&quot;&amp;[.U377]&amp;&quot;,&quot;&amp;[.V377]&amp;&quot;,&quot;&amp;[.W377]&amp;&quot;,&quot;&amp;[.X377]&amp;&quot;,&quot;&amp;[.Y377]&amp;&quot;,0,CURDATE(),CURDATE())&quot;&amp;IF(AND([.B377]&lt;&gt;INDIRECT(ADDRESS(ROW([.B377]) + 1;2));INDIRECT(ADDRESS(ROW([.A377]) + 1;1)) &gt; 0); &quot;;&quot;&amp;CHAR(13)&amp;CHAR(10)&amp;CHAR(13)&amp;CHAR(10)&amp;[.AA$3];IF(INDIRECT(ADDRESS(ROW([.A377]) + 1;1)) &gt; 0;&quot;,&quot;;&quot;;&quot;))" office:value-type="string" office:string-value="(374,6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374,6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182">
          <table:table-cell table:number-columns-repeated="102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2"/>
        <table:table-column table:style-name="co21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6"/>
          <table:table-cell table:style-name="ce8" office:value-type="string" calcext:value-type="string">
            <text:p>swimming_pools</text:p>
          </table:table-cell>
          <table:table-cell table:style-name="ce8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5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swam_date</text:p>
          </table:table-cell>
          <table:table-cell table:style-name="ce15" office:value-type="string" calcext:value-type="string">
            <text:p>ore</text:p>
          </table:table-cell>
          <table:table-cell table:style-name="ce15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8" office:value-type="string" calcext:value-type="string">
            <text:p>nick_name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5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emmeno troppo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" calcext:value-type="string">
            <text:p>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Fatta abbastanza b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" calcext:value-type="string">
            <text:p>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Lungo e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" calcext:value-type="string">
            <text:p>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8]*60 + [.D18]*3600" office:value-type="float" office:value="5880" calcext:value-type="float">
            <text:p>5880</text:p>
          </table:table-cell>
          <table:table-cell office:value-type="string" calcext:value-type="string">
            <text:p>Sensazioni discrete. Taica a del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8]&amp;&quot;,'&quot;&amp;[.C18]&amp;&quot;',&quot;&amp;[.F18]&amp;&quot;,'&quot;&amp;SUBSTITUTE([.G18];&quot;'&quot;;&quot;''&quot;)&amp;&quot;',&quot;&amp;[.H18]&amp;&quot;,&quot;&amp;[.K18]&amp;&quot;,&quot;&amp;[.L18]&amp;&quot;,&quot;&amp;[.M18]&amp;&quot;,0,CURDATE(),CURDATE())&quot;&amp;IF(INDIRECT(ADDRESS(ROW([.A18])+1;1))&gt;0;&quot;,&quot;;&quot;;&quot;)" office:value-type="string" office:string-value="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" calcext:value-type="string">
            <text:p>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string" calcext:value-type="string">
            <text:p>2014-09-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9]*60 + [.D19]*3600" office:value-type="float" office:value="5700" calcext:value-type="float">
            <text:p>570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9]&amp;&quot;,'&quot;&amp;[.C19]&amp;&quot;',&quot;&amp;[.F19]&amp;&quot;,'&quot;&amp;SUBSTITUTE([.G19];&quot;'&quot;;&quot;''&quot;)&amp;&quot;',&quot;&amp;[.H19]&amp;&quot;,&quot;&amp;[.K19]&amp;&quot;,&quot;&amp;[.L19]&amp;&quot;,&quot;&amp;[.M19]&amp;&quot;,0,CURDATE(),CURDATE())&quot;&amp;IF(INDIRECT(ADDRESS(ROW([.A19])+1;1))&gt;0;&quot;,&quot;;&quot;;&quot;)" office:value-type="string" office:string-value="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" calcext:value-type="string">
            <text:p>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string" calcext:value-type="string">
            <text:p>2014-09-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formula="of:=[.E20]*60 + [.D20]*3600" office:value-type="float" office:value="2760" calcext:value-type="float">
            <text:p>2760</text:p>
          </table:table-cell>
          <table:table-cell office:value-type="string" calcext:value-type="string">
            <text:p>Tranquillo, in grup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0]&amp;&quot;,'&quot;&amp;[.C20]&amp;&quot;',&quot;&amp;[.F20]&amp;&quot;,'&quot;&amp;SUBSTITUTE([.G20];&quot;'&quot;;&quot;''&quot;)&amp;&quot;',&quot;&amp;[.H20]&amp;&quot;,&quot;&amp;[.K20]&amp;&quot;,&quot;&amp;[.L20]&amp;&quot;,&quot;&amp;[.M20]&amp;&quot;,0,CURDATE(),CURDATE())&quot;&amp;IF(INDIRECT(ADDRESS(ROW([.A20])+1;1))&gt;0;&quot;,&quot;;&quot;;&quot;)" office:value-type="string" office:string-value="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" calcext:value-type="string">
            <text:p>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string" calcext:value-type="string">
            <text:p>2014-09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21]*60 + [.D21]*3600" office:value-type="float" office:value="5700" calcext:value-type="float">
            <text:p>5700</text:p>
          </table:table-cell>
          <table:table-cell office:value-type="string" calcext:value-type="string">
            <text:p>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1]&amp;&quot;,'&quot;&amp;[.C21]&amp;&quot;',&quot;&amp;[.F21]&amp;&quot;,'&quot;&amp;SUBSTITUTE([.G21];&quot;'&quot;;&quot;''&quot;)&amp;&quot;',&quot;&amp;[.H21]&amp;&quot;,&quot;&amp;[.K21]&amp;&quot;,&quot;&amp;[.L21]&amp;&quot;,&quot;&amp;[.M21]&amp;&quot;,0,CURDATE(),CURDATE())&quot;&amp;IF(INDIRECT(ADDRESS(ROW([.A21])+1;1))&gt;0;&quot;,&quot;;&quot;;&quot;)" office:value-type="string" office:string-value="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" calcext:value-type="string">
            <text:p>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string" calcext:value-type="string">
            <text:p>2014-09-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2]*60 + [.D22]*3600" office:value-type="float" office:value="2880" calcext:value-type="float">
            <text:p>2880</text:p>
          </table:table-cell>
          <table:table-cell office:value-type="string" calcext:value-type="string">
            <text:p>Ancora tranqu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2]&amp;&quot;,'&quot;&amp;[.C22]&amp;&quot;',&quot;&amp;[.F22]&amp;&quot;,'&quot;&amp;SUBSTITUTE([.G22];&quot;'&quot;;&quot;''&quot;)&amp;&quot;',&quot;&amp;[.H22]&amp;&quot;,&quot;&amp;[.K22]&amp;&quot;,&quot;&amp;[.L22]&amp;&quot;,&quot;&amp;[.M22]&amp;&quot;,0,CURDATE(),CURDATE())&quot;&amp;IF(INDIRECT(ADDRESS(ROW([.A22])+1;1))&gt;0;&quot;,&quot;;&quot;;&quot;)" office:value-type="string" office:string-value="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" calcext:value-type="string">
            <text:p>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MC1 Set 03.1 aerobico con gambe fartlek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23]*60 + [.D23]*3600" office:value-type="float" office:value="5880" calcext:value-type="float">
            <text:p>5880</text:p>
          </table:table-cell>
          <table:table-cell office:value-type="string" calcext:value-type="string">
            <text:p>Molto lu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3]&amp;&quot;,'&quot;&amp;[.C23]&amp;&quot;',&quot;&amp;[.F23]&amp;&quot;,'&quot;&amp;SUBSTITUTE([.G23];&quot;'&quot;;&quot;''&quot;)&amp;&quot;',&quot;&amp;[.H23]&amp;&quot;,&quot;&amp;[.K23]&amp;&quot;,&quot;&amp;[.L23]&amp;&quot;,&quot;&amp;[.M23]&amp;&quot;,0,CURDATE(),CURDATE())&quot;&amp;IF(INDIRECT(ADDRESS(ROW([.A23])+1;1))&gt;0;&quot;,&quot;;&quot;;&quot;)" office:value-type="string" office:string-value="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" calcext:value-type="string">
            <text:p>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MC1 Set 03.2 soglia quasi seria con gambe</text:p>
          </table:table-cell>
          <table:table-cell office:value-type="string" calcext:value-type="string">
            <text:p>2014-09-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24]*60 + [.D24]*3600" office:value-type="float" office:value="6000" calcext:value-type="float">
            <text:p>6000</text:p>
          </table:table-cell>
          <table:table-cell office:value-type="string" calcext:value-type="string">
            <text:p>Accusato il col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4]&amp;&quot;,'&quot;&amp;[.C24]&amp;&quot;',&quot;&amp;[.F24]&amp;&quot;,'&quot;&amp;SUBSTITUTE([.G24];&quot;'&quot;;&quot;''&quot;)&amp;&quot;',&quot;&amp;[.H24]&amp;&quot;,&quot;&amp;[.K24]&amp;&quot;,&quot;&amp;[.L24]&amp;&quot;,&quot;&amp;[.M24]&amp;&quot;,0,CURDATE(),CURDATE())&quot;&amp;IF(INDIRECT(ADDRESS(ROW([.A24])+1;1))&gt;0;&quot;,&quot;;&quot;;&quot;)" office:value-type="string" office:string-value="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" calcext:value-type="string">
            <text:p>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MC1 Set 03.3 aerobico serale con gambe</text:p>
          </table:table-cell>
          <table:table-cell office:value-type="string" calcext:value-type="string">
            <text:p>2014-09-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5]*60 + [.D25]*3600" office:value-type="float" office:value="2880" calcext:value-type="float">
            <text:p>2880</text:p>
          </table:table-cell>
          <table:table-cell office:value-type="string" calcext:value-type="string">
            <text:p>Sforzato di non spezzare i pol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5]&amp;&quot;,'&quot;&amp;[.C25]&amp;&quot;',&quot;&amp;[.F25]&amp;&quot;,'&quot;&amp;SUBSTITUTE([.G25];&quot;'&quot;;&quot;''&quot;)&amp;&quot;',&quot;&amp;[.H25]&amp;&quot;,&quot;&amp;[.K25]&amp;&quot;,&quot;&amp;[.L25]&amp;&quot;,&quot;&amp;[.M25]&amp;&quot;,0,CURDATE(),CURDATE())&quot;&amp;IF(INDIRECT(ADDRESS(ROW([.A25])+1;1))&gt;0;&quot;,&quot;;&quot;;&quot;)" office:value-type="string" office:string-value="(22,'2014-09-23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;" calcext:value-type="string">
            <text:p>(22,'2014-09-23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39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77">
          <table:table-cell table:number-columns-repeated="1013"/>
        </table:table-row>
        <table:table-row table:style-name="ro5" table:number-rows-repeated="8">
          <table:table-cell table:number-columns-repeated="1013"/>
        </table:table-row>
        <table:table-row table:style-name="ro4" table:number-rows-repeated="39">
          <table:table-cell table:number-columns-repeated="1013"/>
        </table:table-row>
        <table:table-row table:style-name="ro5" table:number-rows-repeated="4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32">
          <table:table-cell table:number-columns-repeated="1013"/>
        </table:table-row>
        <table:table-row table:style-name="ro5" table:number-rows-repeated="29">
          <table:table-cell table:number-columns-repeated="1013"/>
        </table:table-row>
        <table:table-row table:style-name="ro4" table:number-rows-repeated="18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 table:number-rows-repeated="9">
          <table:table-cell table:number-columns-repeated="1013"/>
        </table:table-row>
        <table:table-row table:style-name="ro4" table:number-rows-repeated="1048265">
          <table:table-cell table:number-columns-repeated="1013"/>
        </table:table-row>
        <table:table-row table:style-name="ro5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A1PIAC</text:p>
          </table:table-cell>
          <table:table-cell table:style-name="ce1" office:value-type="string">
            <text:p>Sciolto a piacere</text:p>
          </table:table-cell>
        </table:table-row>
        <table:table-row>
          <table:table-cell/>
          <table:table-cell table:style-name="ce1" office:value-type="string">
            <text:p>A1SLCM</text:p>
          </table:table-cell>
          <table:table-cell table:style-name="ce1" office:value-type="string">
            <text:p>SL completo sciolto</text:p>
          </table:table-cell>
        </table:table-row>
        <table:table-row>
          <table:table-cell/>
          <table:table-cell table:style-name="ce1" office:value-type="string">
            <text:p>A1DOCM</text:p>
          </table:table-cell>
          <table:table-cell table:style-name="ce1" office:value-type="string">
            <text:p>DO completo sciolto</text:p>
          </table:table-cell>
        </table:table-row>
        <table:table-row>
          <table:table-cell/>
          <table:table-cell table:style-name="ce1" office:value-type="string">
            <text:p>A1SLDO</text:p>
          </table:table-cell>
          <table:table-cell table:style-name="ce1" office:value-type="string">
            <text:p>SL/DO sciolto</text:p>
          </table:table-cell>
        </table:table-row>
        <table:table-row>
          <table:table-cell/>
          <table:table-cell table:style-name="ce1" office:value-type="string">
            <text:p>A2SLCM</text:p>
          </table:table-cell>
          <table:table-cell table:style-name="ce1" office:value-type="string">
            <text:p>SL completo resistenza</text:p>
          </table:table-cell>
        </table:table-row>
        <table:table-row>
          <table:table-cell/>
          <table:table-cell table:style-name="ce1" office:value-type="string">
            <text:p>A2DOCM</text:p>
          </table:table-cell>
          <table:table-cell table:style-name="ce1" office:value-type="string">
            <text:p>DO completo resistenza</text:p>
          </table:table-cell>
        </table:table-row>
        <table:table-row>
          <table:table-cell/>
          <table:table-cell table:style-name="ce1" office:value-type="string">
            <text:p>A2FACM</text:p>
          </table:table-cell>
          <table:table-cell table:style-name="ce1" office:value-type="string">
            <text:p>FA completo resistenza</text:p>
          </table:table-cell>
        </table:table-row>
        <table:table-row>
          <table:table-cell/>
          <table:table-cell table:style-name="ce1" office:value-type="string">
            <text:p>A2RACM</text:p>
          </table:table-cell>
          <table:table-cell table:style-name="ce1" office:value-type="string">
            <text:p>RA completo resistenza</text:p>
          </table:table-cell>
        </table:table-row>
        <table:table-row>
          <table:table-cell/>
          <table:table-cell table:style-name="ce1" office:value-type="string">
            <text:p>A2MICM</text:p>
          </table:table-cell>
          <table:table-cell table:style-name="ce1" office:value-type="string">
            <text:p>MX completo resistenza</text:p>
          </table:table-cell>
        </table:table-row>
        <table:table-row>
          <table:table-cell/>
          <table:table-cell table:style-name="ce1" office:value-type="string">
            <text:p>A2MIIM</text:p>
          </table:table-cell>
          <table:table-cell table:style-name="ce1" office:value-type="string">
            <text:p>MX a rovescio resistenza</text:p>
          </table:table-cell>
        </table:table-row>
        <table:table-row>
          <table:table-cell/>
          <table:table-cell table:style-name="ce1" office:value-type="string">
            <text:p>ACSLPR</text:p>
          </table:table-cell>
          <table:table-cell table:style-name="ce1" office:value-type="string">
            <text:p>SL progressione interna</text:p>
          </table:table-cell>
        </table:table-row>
        <table:table-row>
          <table:table-cell/>
          <table:table-cell table:style-name="ce1" office:value-type="string">
            <text:p>ACDOPR</text:p>
          </table:table-cell>
          <table:table-cell table:style-name="ce1" office:value-type="string">
            <text:p>DO progressione interna</text:p>
          </table:table-cell>
        </table:table-row>
        <table:table-row>
          <table:table-cell/>
          <table:table-cell table:style-name="ce1" office:value-type="string">
            <text:p>ACFAPR</text:p>
          </table:table-cell>
          <table:table-cell table:style-name="ce1" office:value-type="string">
            <text:p>FA progressione interna</text:p>
          </table:table-cell>
        </table:table-row>
        <table:table-row>
          <table:table-cell/>
          <table:table-cell table:style-name="ce1" office:value-type="string">
            <text:p>ACRAPR</text:p>
          </table:table-cell>
          <table:table-cell table:style-name="ce1" office:value-type="string">
            <text:p>RA progressione interna</text:p>
          </table:table-cell>
        </table:table-row>
        <table:table-row>
          <table:table-cell/>
          <table:table-cell table:style-name="ce1" office:value-type="string">
            <text:p>ACMIPR</text:p>
          </table:table-cell>
          <table:table-cell table:style-name="ce1" office:value-type="string">
            <text:p>MX progressione interna</text:p>
          </table:table-cell>
        </table:table-row>
        <table:table-row>
          <table:table-cell/>
          <table:table-cell table:style-name="ce1" office:value-type="string">
            <text:p>ACSLCP</text:p>
          </table:table-cell>
          <table:table-cell table:style-name="ce1" office:value-type="string">
            <text:p>SL completo/progressione</text:p>
          </table:table-cell>
        </table:table-row>
        <table:table-row>
          <table:table-cell/>
          <table:table-cell table:style-name="ce1" office:value-type="string">
            <text:p>ACDOCP</text:p>
          </table:table-cell>
          <table:table-cell table:style-name="ce1" office:value-type="string">
            <text:p>DO completo/progressione</text:p>
          </table:table-cell>
        </table:table-row>
        <table:table-row>
          <table:table-cell/>
          <table:table-cell table:style-name="ce1" office:value-type="string">
            <text:p>ACFACP</text:p>
          </table:table-cell>
          <table:table-cell table:style-name="ce1" office:value-type="string">
            <text:p>FA completo/progressione</text:p>
          </table:table-cell>
        </table:table-row>
        <table:table-row>
          <table:table-cell/>
          <table:table-cell table:style-name="ce1" office:value-type="string">
            <text:p>ACRACP</text:p>
          </table:table-cell>
          <table:table-cell table:style-name="ce1" office:value-type="string">
            <text:p>RA completo/progressione</text:p>
          </table:table-cell>
        </table:table-row>
        <table:table-row>
          <table:table-cell/>
          <table:table-cell table:style-name="ce1" office:value-type="string">
            <text:p>ACSLDA</text:p>
          </table:table-cell>
          <table:table-cell table:style-name="ce1" office:value-type="string">
            <text:p>SL decelerazione/accelerazione</text:p>
          </table:table-cell>
        </table:table-row>
        <table:table-row>
          <table:table-cell/>
          <table:table-cell table:style-name="ce1" office:value-type="string">
            <text:p>ACDODA</text:p>
          </table:table-cell>
          <table:table-cell table:style-name="ce1" office:value-type="string">
            <text:p>DO decelerazione/accelerazione</text:p>
          </table:table-cell>
        </table:table-row>
        <table:table-row>
          <table:table-cell/>
          <table:table-cell table:style-name="ce1" office:value-type="string">
            <text:p>ACFADA</text:p>
          </table:table-cell>
          <table:table-cell table:style-name="ce1" office:value-type="string">
            <text:p>FA decelerazione/accelerazione</text:p>
          </table:table-cell>
        </table:table-row>
        <table:table-row>
          <table:table-cell/>
          <table:table-cell table:style-name="ce1" office:value-type="string">
            <text:p>ACRADA</text:p>
          </table:table-cell>
          <table:table-cell table:style-name="ce1" office:value-type="string">
            <text:p>RA decelerazione/accelerazione</text:p>
          </table:table-cell>
        </table:table-row>
        <table:table-row>
          <table:table-cell/>
          <table:table-cell table:style-name="ce1" office:value-type="string">
            <text:p>B1SLCM</text:p>
          </table:table-cell>
          <table:table-cell table:style-name="ce1" office:value-type="string">
            <text:p>SL soglia</text:p>
          </table:table-cell>
        </table:table-row>
        <table:table-row>
          <table:table-cell/>
          <table:table-cell table:style-name="ce1" office:value-type="string">
            <text:p>B1DOCM</text:p>
          </table:table-cell>
          <table:table-cell table:style-name="ce1" office:value-type="string">
            <text:p>DO soglia</text:p>
          </table:table-cell>
        </table:table-row>
        <table:table-row>
          <table:table-cell/>
          <table:table-cell table:style-name="ce1" office:value-type="string">
            <text:p>B1MICM</text:p>
          </table:table-cell>
          <table:table-cell table:style-name="ce1" office:value-type="string">
            <text:p>MI soglia</text:p>
          </table:table-cell>
        </table:table-row>
        <table:table-row>
          <table:table-cell/>
          <table:table-cell table:style-name="ce1" office:value-type="string">
            <text:p>B2SLCM</text:p>
          </table:table-cell>
          <table:table-cell table:style-name="ce1" office:value-type="string">
            <text:p>SL VO2Max</text:p>
          </table:table-cell>
        </table:table-row>
        <table:table-row>
          <table:table-cell/>
          <table:table-cell table:style-name="ce1" office:value-type="string">
            <text:p>B2DOCM</text:p>
          </table:table-cell>
          <table:table-cell table:style-name="ce1" office:value-type="string">
            <text:p>DO VO2Max</text:p>
          </table:table-cell>
        </table:table-row>
        <table:table-row>
          <table:table-cell/>
          <table:table-cell table:style-name="ce1" office:value-type="string">
            <text:p>B2MICM</text:p>
          </table:table-cell>
          <table:table-cell table:style-name="ce1" office:value-type="string">
            <text:p>MI VO2Max</text:p>
          </table:table-cell>
        </table:table-row>
        <table:table-row>
          <table:table-cell/>
          <table:table-cell table:style-name="ce1" office:value-type="string">
            <text:p>C1SLCM</text:p>
          </table:table-cell>
          <table:table-cell table:style-name="ce1" office:value-type="string">
            <text:p>SL forte</text:p>
          </table:table-cell>
        </table:table-row>
        <table:table-row>
          <table:table-cell/>
          <table:table-cell table:style-name="ce1" office:value-type="string">
            <text:p>C1DOCM</text:p>
          </table:table-cell>
          <table:table-cell table:style-name="ce1" office:value-type="string">
            <text:p>DO forte</text:p>
          </table:table-cell>
        </table:table-row>
        <table:table-row>
          <table:table-cell/>
          <table:table-cell table:style-name="ce1" office:value-type="string">
            <text:p>C1FACM</text:p>
          </table:table-cell>
          <table:table-cell table:style-name="ce1" office:value-type="string">
            <text:p>FA forte</text:p>
          </table:table-cell>
        </table:table-row>
        <table:table-row>
          <table:table-cell/>
          <table:table-cell table:style-name="ce1" office:value-type="string">
            <text:p>C1RACM</text:p>
          </table:table-cell>
          <table:table-cell table:style-name="ce1" office:value-type="string">
            <text:p>RA forte</text:p>
          </table:table-cell>
        </table:table-row>
        <table:table-row>
          <table:table-cell/>
          <table:table-cell table:style-name="ce1" office:value-type="string">
            <text:p>C1MICM</text:p>
          </table:table-cell>
          <table:table-cell table:style-name="ce1" office:value-type="string">
            <text:p>MX forte</text:p>
          </table:table-cell>
        </table:table-row>
        <table:table-row>
          <table:table-cell/>
          <table:table-cell table:style-name="ce1" office:value-type="string">
            <text:p>C1SLCT</text:p>
          </table:table-cell>
          <table:table-cell table:style-name="ce1" office:value-type="string">
            <text:p>SL forte con partenza</text:p>
          </table:table-cell>
        </table:table-row>
        <table:table-row>
          <table:table-cell/>
          <table:table-cell table:style-name="ce1" office:value-type="string">
            <text:p>C1DOCT</text:p>
          </table:table-cell>
          <table:table-cell table:style-name="ce1" office:value-type="string">
            <text:p>DO forte con partenza</text:p>
          </table:table-cell>
        </table:table-row>
        <table:table-row>
          <table:table-cell/>
          <table:table-cell table:style-name="ce1" office:value-type="string">
            <text:p>C1FACT</text:p>
          </table:table-cell>
          <table:table-cell table:style-name="ce1" office:value-type="string">
            <text:p>FA forte con partenza</text:p>
          </table:table-cell>
        </table:table-row>
        <table:table-row>
          <table:table-cell/>
          <table:table-cell table:style-name="ce1" office:value-type="string">
            <text:p>C1RACT</text:p>
          </table:table-cell>
          <table:table-cell table:style-name="ce1" office:value-type="string">
            <text:p>RA forte con partenza</text:p>
          </table:table-cell>
        </table:table-row>
        <table:table-row>
          <table:table-cell/>
          <table:table-cell table:style-name="ce1" office:value-type="string">
            <text:p>C1MICT</text:p>
          </table:table-cell>
          <table:table-cell table:style-name="ce1" office:value-type="string">
            <text:p>MX forte con partenza</text:p>
          </table:table-cell>
        </table:table-row>
        <table:table-row>
          <table:table-cell/>
          <table:table-cell table:style-name="ce1" office:value-type="string">
            <text:p>A2GAGE</text:p>
          </table:table-cell>
          <table:table-cell table:style-name="ce1" office:value-type="string">
            <text:p>Gambe a piacere</text:p>
          </table:table-cell>
        </table:table-row>
        <table:table-row>
          <table:table-cell/>
          <table:table-cell table:style-name="ce1" office:value-type="string">
            <text:p>A1GASL</text:p>
          </table:table-cell>
          <table:table-cell table:style-name="ce1" office:value-type="string">
            <text:p>Gambe SL sciolto</text:p>
          </table:table-cell>
        </table:table-row>
        <table:table-row>
          <table:table-cell/>
          <table:table-cell table:style-name="ce1" office:value-type="string">
            <text:p>A1GADO</text:p>
          </table:table-cell>
          <table:table-cell table:style-name="ce1" office:value-type="string">
            <text:p>Gambe DO sciolto</text:p>
          </table:table-cell>
        </table:table-row>
        <table:table-row>
          <table:table-cell/>
          <table:table-cell table:style-name="ce1" office:value-type="string">
            <text:p>A1GAFA</text:p>
          </table:table-cell>
          <table:table-cell table:style-name="ce1" office:value-type="string">
            <text:p>Gambe FA sciolto</text:p>
          </table:table-cell>
        </table:table-row>
        <table:table-row>
          <table:table-cell/>
          <table:table-cell table:style-name="ce1" office:value-type="string">
            <text:p>A1GARA</text:p>
          </table:table-cell>
          <table:table-cell table:style-name="ce1" office:value-type="string">
            <text:p>Gambe RA sciolto</text:p>
          </table:table-cell>
        </table:table-row>
        <table:table-row>
          <table:table-cell/>
          <table:table-cell table:style-name="ce1" office:value-type="string">
            <text:p>A2GASL</text:p>
          </table:table-cell>
          <table:table-cell table:style-name="ce1" office:value-type="string">
            <text:p>Gambe SL braccia su</text:p>
          </table:table-cell>
        </table:table-row>
        <table:table-row>
          <table:table-cell/>
          <table:table-cell table:style-name="ce1" office:value-type="string">
            <text:p>A2GADO</text:p>
          </table:table-cell>
          <table:table-cell table:style-name="ce1" office:value-type="string">
            <text:p>Gambe DO braccia su</text:p>
          </table:table-cell>
        </table:table-row>
        <table:table-row>
          <table:table-cell/>
          <table:table-cell table:style-name="ce1" office:value-type="string">
            <text:p>A2GAFA</text:p>
          </table:table-cell>
          <table:table-cell table:style-name="ce1" office:value-type="string">
            <text:p>Gambe FA braccia su</text:p>
          </table:table-cell>
        </table:table-row>
        <table:table-row>
          <table:table-cell/>
          <table:table-cell table:style-name="ce1" office:value-type="string">
            <text:p>A2GARA</text:p>
          </table:table-cell>
          <table:table-cell table:style-name="ce1" office:value-type="string">
            <text:p>Gambe RA braccia su</text:p>
          </table:table-cell>
        </table:table-row>
        <table:table-row>
          <table:table-cell/>
          <table:table-cell table:style-name="ce1" office:value-type="string">
            <text:p>A2GAMI</text:p>
          </table:table-cell>
          <table:table-cell table:style-name="ce1" office:value-type="string">
            <text:p>Gambe MI braccia su</text:p>
          </table:table-cell>
        </table:table-row>
        <table:table-row>
          <table:table-cell/>
          <table:table-cell table:style-name="ce1" office:value-type="string">
            <text:p>A2GGSL</text:p>
          </table:table-cell>
          <table:table-cell table:style-name="ce1" office:value-type="string">
            <text:p>Gambe SL braccia giù</text:p>
          </table:table-cell>
        </table:table-row>
        <table:table-row>
          <table:table-cell/>
          <table:table-cell table:style-name="ce1" office:value-type="string">
            <text:p>A2GGDO</text:p>
          </table:table-cell>
          <table:table-cell table:style-name="ce1" office:value-type="string">
            <text:p>Gambe DO braccia giù</text:p>
          </table:table-cell>
        </table:table-row>
        <table:table-row>
          <table:table-cell/>
          <table:table-cell table:style-name="ce1" office:value-type="string">
            <text:p>A2GGFA</text:p>
          </table:table-cell>
          <table:table-cell table:style-name="ce1" office:value-type="string">
            <text:p>Gambe FA braccia giù</text:p>
          </table:table-cell>
        </table:table-row>
        <table:table-row>
          <table:table-cell/>
          <table:table-cell table:style-name="ce1" office:value-type="string">
            <text:p>A2GGRA</text:p>
          </table:table-cell>
          <table:table-cell table:style-name="ce1" office:value-type="string">
            <text:p>Gambe RA braccia giù</text:p>
          </table:table-cell>
        </table:table-row>
        <table:table-row>
          <table:table-cell/>
          <table:table-cell table:style-name="ce1" office:value-type="string">
            <text:p>A2GGMI</text:p>
          </table:table-cell>
          <table:table-cell table:style-name="ce1" office:value-type="string">
            <text:p>Gambe MI braccia giù</text:p>
          </table:table-cell>
        </table:table-row>
        <table:table-row>
          <table:table-cell/>
          <table:table-cell table:style-name="ce1" office:value-type="string">
            <text:p>A2GUSL</text:p>
          </table:table-cell>
          <table:table-cell table:style-name="ce1" office:value-type="string">
            <text:p>Gambe SL subacquea</text:p>
          </table:table-cell>
        </table:table-row>
        <table:table-row>
          <table:table-cell/>
          <table:table-cell table:style-name="ce1" office:value-type="string">
            <text:p>A2GUDO</text:p>
          </table:table-cell>
          <table:table-cell table:style-name="ce1" office:value-type="string">
            <text:p>Gambe DO subacquea</text:p>
          </table:table-cell>
        </table:table-row>
        <table:table-row>
          <table:table-cell/>
          <table:table-cell table:style-name="ce1" office:value-type="string">
            <text:p>A2GUFA</text:p>
          </table:table-cell>
          <table:table-cell table:style-name="ce1" office:value-type="string">
            <text:p>Gambe FA subacquea</text:p>
          </table:table-cell>
        </table:table-row>
        <table:table-row>
          <table:table-cell/>
          <table:table-cell table:style-name="ce1" office:value-type="string">
            <text:p>A2GURA</text:p>
          </table:table-cell>
          <table:table-cell table:style-name="ce1" office:value-type="string">
            <text:p>Gambe RA subacquea</text:p>
          </table:table-cell>
        </table:table-row>
        <table:table-row>
          <table:table-cell/>
          <table:table-cell table:style-name="ce1" office:value-type="string">
            <text:p>A2GFSL</text:p>
          </table:table-cell>
          <table:table-cell table:style-name="ce1" office:value-type="string">
            <text:p>Gambe SL sul fianco</text:p>
          </table:table-cell>
        </table:table-row>
        <table:table-row>
          <table:table-cell/>
          <table:table-cell table:style-name="ce1" office:value-type="string">
            <text:p>A2GFFA</text:p>
          </table:table-cell>
          <table:table-cell table:style-name="ce1" office:value-type="string">
            <text:p>Gambe FA sul fianco</text:p>
          </table:table-cell>
        </table:table-row>
        <table:table-row>
          <table:table-cell/>
          <table:table-cell table:style-name="ce1" office:value-type="string">
            <text:p>A2GDFA</text:p>
          </table:table-cell>
          <table:table-cell table:style-name="ce1" office:value-type="string">
            <text:p>Gambe FA sul dorso</text:p>
          </table:table-cell>
        </table:table-row>
        <table:table-row>
          <table:table-cell/>
          <table:table-cell table:style-name="ce1" office:value-type="string">
            <text:p>A2GDRA</text:p>
          </table:table-cell>
          <table:table-cell table:style-name="ce1" office:value-type="string">
            <text:p>Gambe RA sul dorso</text:p>
          </table:table-cell>
        </table:table-row>
        <table:table-row>
          <table:table-cell/>
          <table:table-cell table:style-name="ce1" office:value-type="string">
            <text:p>B1GASL</text:p>
          </table:table-cell>
          <table:table-cell table:style-name="ce1" office:value-type="string">
            <text:p>Gambe SL soglia</text:p>
          </table:table-cell>
        </table:table-row>
        <table:table-row>
          <table:table-cell/>
          <table:table-cell table:style-name="ce1" office:value-type="string">
            <text:p>B1GADO</text:p>
          </table:table-cell>
          <table:table-cell table:style-name="ce1" office:value-type="string">
            <text:p>Gambe DO soglia</text:p>
          </table:table-cell>
        </table:table-row>
        <table:table-row>
          <table:table-cell/>
          <table:table-cell table:style-name="ce1" office:value-type="string">
            <text:p>B1GAFA</text:p>
          </table:table-cell>
          <table:table-cell table:style-name="ce1" office:value-type="string">
            <text:p>Gambe FA soglia</text:p>
          </table:table-cell>
        </table:table-row>
        <table:table-row>
          <table:table-cell/>
          <table:table-cell table:style-name="ce1" office:value-type="string">
            <text:p>B1GARA</text:p>
          </table:table-cell>
          <table:table-cell table:style-name="ce1" office:value-type="string">
            <text:p>Gambe RA soglia</text:p>
          </table:table-cell>
        </table:table-row>
        <table:table-row>
          <table:table-cell/>
          <table:table-cell table:style-name="ce1" office:value-type="string">
            <text:p>B2GASL</text:p>
          </table:table-cell>
          <table:table-cell table:style-name="ce1" office:value-type="string">
            <text:p>Gambe SL VO2Max</text:p>
          </table:table-cell>
        </table:table-row>
        <table:table-row>
          <table:table-cell/>
          <table:table-cell table:style-name="ce1" office:value-type="string">
            <text:p>B2GADO</text:p>
          </table:table-cell>
          <table:table-cell table:style-name="ce1" office:value-type="string">
            <text:p>Gambe DO VO2Max</text:p>
          </table:table-cell>
        </table:table-row>
        <table:table-row>
          <table:table-cell/>
          <table:table-cell table:style-name="ce1" office:value-type="string">
            <text:p>B2GAFA</text:p>
          </table:table-cell>
          <table:table-cell table:style-name="ce1" office:value-type="string">
            <text:p>Gambe FA VO2Max</text:p>
          </table:table-cell>
        </table:table-row>
        <table:table-row>
          <table:table-cell/>
          <table:table-cell table:style-name="ce1" office:value-type="string">
            <text:p>B2GARA</text:p>
          </table:table-cell>
          <table:table-cell table:style-name="ce1" office:value-type="string">
            <text:p>Gambe RA VO2Max</text:p>
          </table:table-cell>
        </table:table-row>
        <table:table-row>
          <table:table-cell/>
          <table:table-cell table:style-name="ce1" office:value-type="string">
            <text:p>C1GASL</text:p>
          </table:table-cell>
          <table:table-cell table:style-name="ce1" office:value-type="string">
            <text:p>Gambe SL forte</text:p>
          </table:table-cell>
        </table:table-row>
        <table:table-row>
          <table:table-cell/>
          <table:table-cell table:style-name="ce1" office:value-type="string">
            <text:p>C1GADO</text:p>
          </table:table-cell>
          <table:table-cell table:style-name="ce1" office:value-type="string">
            <text:p>Gambe DO forte</text:p>
          </table:table-cell>
        </table:table-row>
        <table:table-row>
          <table:table-cell/>
          <table:table-cell table:style-name="ce1" office:value-type="string">
            <text:p>C1GAFA</text:p>
          </table:table-cell>
          <table:table-cell table:style-name="ce1" office:value-type="string">
            <text:p>Gambe FA forte</text:p>
          </table:table-cell>
        </table:table-row>
        <table:table-row>
          <table:table-cell/>
          <table:table-cell table:style-name="ce1" office:value-type="string">
            <text:p>C1GARA</text:p>
          </table:table-cell>
          <table:table-cell table:style-name="ce1" office:value-type="string">
            <text:p>Gambe RA forte</text:p>
          </table:table-cell>
        </table:table-row>
        <table:table-row>
          <table:table-cell/>
          <table:table-cell table:style-name="ce1" office:value-type="string">
            <text:p>CGSLRA</text:p>
          </table:table-cell>
          <table:table-cell table:style-name="ce1" office:value-type="string">
            <text:p>Gambe SL/RA</text:p>
          </table:table-cell>
        </table:table-row>
        <table:table-row>
          <table:table-cell/>
          <table:table-cell table:style-name="ce1" office:value-type="string">
            <text:p>CGFADO</text:p>
          </table:table-cell>
          <table:table-cell table:style-name="ce1" office:value-type="string">
            <text:p>Gambe FA/DO</text:p>
          </table:table-cell>
        </table:table-row>
        <table:table-row>
          <table:table-cell/>
          <table:table-cell table:style-name="ce1" office:value-type="string">
            <text:p>CGDORA</text:p>
          </table:table-cell>
          <table:table-cell table:style-name="ce1" office:value-type="string">
            <text:p>Gambe DO/RA sul dorso</text:p>
          </table:table-cell>
        </table:table-row>
        <table:table-row>
          <table:table-cell/>
          <table:table-cell table:style-name="ce1" office:value-type="string">
            <text:p>CGSFDO</text:p>
          </table:table-cell>
          <table:table-cell table:style-name="ce1" office:value-type="string">
            <text:p>Gambe SL sul fianco/DO</text:p>
          </table:table-cell>
        </table:table-row>
        <table:table-row>
          <table:table-cell/>
          <table:table-cell table:style-name="ce1" office:value-type="string">
            <text:p>CGFFRD</text:p>
          </table:table-cell>
          <table:table-cell table:style-name="ce1" office:value-type="string">
            <text:p>Gambe FA sul fianco/RA sul dorso</text:p>
          </table:table-cell>
        </table:table-row>
        <table:table-row>
          <table:table-cell/>
          <table:table-cell table:style-name="ce1" office:value-type="string">
            <text:p>CGSLR3</text:p>
          </table:table-cell>
          <table:table-cell table:style-name="ce1" office:value-type="string">
            <text:p>Gambe SL forte/RA sciolto</text:p>
          </table:table-cell>
        </table:table-row>
        <table:table-row>
          <table:table-cell/>
          <table:table-cell table:style-name="ce1" office:value-type="string">
            <text:p>C1GSFP</text:p>
          </table:table-cell>
          <table:table-cell table:style-name="ce1" office:value-type="string">
            <text:p>Gambe SL forte/sciolto</text:p>
          </table:table-cell>
        </table:table-row>
        <table:table-row>
          <table:table-cell/>
          <table:table-cell table:style-name="ce1" office:value-type="string">
            <text:p>C1GSPF</text:p>
          </table:table-cell>
          <table:table-cell table:style-name="ce1" office:value-type="string">
            <text:p>Gambe SL sciolto/forte</text:p>
          </table:table-cell>
        </table:table-row>
        <table:table-row>
          <table:table-cell/>
          <table:table-cell table:style-name="ce1" office:value-type="string">
            <text:p>C3SFPR</text:p>
          </table:table-cell>
          <table:table-cell table:style-name="ce1" office:value-type="string">
            <text:p>Gambe SL 15 forte/sciolto/25 RA sciolto</text:p>
          </table:table-cell>
        </table:table-row>
        <table:table-row>
          <table:table-cell/>
          <table:table-cell table:style-name="ce1" office:value-type="string">
            <text:p>C1GSFL</text:p>
          </table:table-cell>
          <table:table-cell table:style-name="ce1" office:value-type="string">
            <text:p>Gambe SL fartlek 25</text:p>
          </table:table-cell>
        </table:table-row>
        <table:table-row>
          <table:table-cell/>
          <table:table-cell table:style-name="ce1" office:value-type="string">
            <text:p>C1GSF1</text:p>
          </table:table-cell>
          <table:table-cell table:style-name="ce1" office:value-type="string">
            <text:p>Gambe SL fartlek 25 a scalare</text:p>
          </table:table-cell>
        </table:table-row>
        <table:table-row>
          <table:table-cell/>
          <table:table-cell table:style-name="ce1" office:value-type="string">
            <text:p>ECSLST</text:p>
          </table:table-cell>
          <table:table-cell table:style-name="ce1" office:value-type="string">
            <text:p>Esercizi SL strisciato</text:p>
          </table:table-cell>
        </table:table-row>
        <table:table-row>
          <table:table-cell/>
          <table:table-cell table:style-name="ce1" office:value-type="string">
            <text:p>ECSLPG</text:p>
          </table:table-cell>
          <table:table-cell table:style-name="ce1" office:value-type="string">
            <text:p>Esercizi SL pugni chiusi</text:p>
          </table:table-cell>
        </table:table-row>
        <table:table-row>
          <table:table-cell/>
          <table:table-cell table:style-name="ce1" office:value-type="string">
            <text:p>ECSLAA</text:p>
          </table:table-cell>
          <table:table-cell table:style-name="ce1" office:value-type="string">
            <text:p>Esercizi SL alternato alto</text:p>
          </table:table-cell>
        </table:table-row>
        <table:table-row>
          <table:table-cell/>
          <table:table-cell table:style-name="ce1" office:value-type="string">
            <text:p>ECSLBG</text:p>
          </table:table-cell>
          <table:table-cell table:style-name="ce1" office:value-type="string">
            <text:p>Esercizi SL 1 braccio giù</text:p>
          </table:table-cell>
        </table:table-row>
        <table:table-row>
          <table:table-cell/>
          <table:table-cell table:style-name="ce1" office:value-type="string">
            <text:p>ECSLGG</text:p>
          </table:table-cell>
          <table:table-cell table:style-name="ce1" office:value-type="string">
            <text:p>Esercizi SL 1 braccio giù resp giù</text:p>
          </table:table-cell>
        </table:table-row>
        <table:table-row>
          <table:table-cell/>
          <table:table-cell table:style-name="ce1" office:value-type="string">
            <text:p>ECSLBS</text:p>
          </table:table-cell>
          <table:table-cell table:style-name="ce1" office:value-type="string">
            <text:p>Esercizi SL 1 braccio su</text:p>
          </table:table-cell>
        </table:table-row>
        <table:table-row>
          <table:table-cell/>
          <table:table-cell table:style-name="ce1" office:value-type="string">
            <text:p>ECSLTA</text:p>
          </table:table-cell>
          <table:table-cell table:style-name="ce1" office:value-type="string">
            <text:p>Esercizi SL testa alta</text:p>
          </table:table-cell>
        </table:table-row>
        <table:table-row>
          <table:table-cell/>
          <table:table-cell table:style-name="ce1" office:value-type="string">
            <text:p>ECSLSO</text:p>
          </table:table-cell>
          <table:table-cell table:style-name="ce1" office:value-type="string">
            <text:p>Esercizi SL sovrapposto/opposto</text:p>
          </table:table-cell>
        </table:table-row>
        <table:table-row>
          <table:table-cell/>
          <table:table-cell table:style-name="ce1" office:value-type="string">
            <text:p>ECSLLS</text:p>
          </table:table-cell>
          <table:table-cell table:style-name="ce1" office:value-type="string">
            <text:p>Esercizi SL largo/stretto</text:p>
          </table:table-cell>
        </table:table-row>
        <table:table-row>
          <table:table-cell/>
          <table:table-cell table:style-name="ce1" office:value-type="string">
            <text:p>ECSLBT</text:p>
          </table:table-cell>
          <table:table-cell table:style-name="ce1" office:value-type="string">
            <text:p>Esercizi SL braccia tese</text:p>
          </table:table-cell>
        </table:table-row>
        <table:table-row>
          <table:table-cell/>
          <table:table-cell table:style-name="ce1" office:value-type="string">
            <text:p>ECSLB3</text:p>
          </table:table-cell>
          <table:table-cell table:style-name="ce1" office:value-type="string">
            <text:p>Esercizi SL 3DX 3SX</text:p>
          </table:table-cell>
        </table:table-row>
        <table:table-row>
          <table:table-cell/>
          <table:table-cell table:style-name="ce1" office:value-type="string">
            <text:p>ECSLCN</text:p>
          </table:table-cell>
          <table:table-cell table:style-name="ce1" office:value-type="string">
            <text:p>Esercizi SL al contrario</text:p>
          </table:table-cell>
        </table:table-row>
        <table:table-row>
          <table:table-cell/>
          <table:table-cell table:style-name="ce1" office:value-type="string">
            <text:p>ECSLEG</text:p>
          </table:table-cell>
          <table:table-cell table:style-name="ce1" office:value-type="string">
            <text:p>Esercizi SL egiziano</text:p>
          </table:table-cell>
        </table:table-row>
        <table:table-row>
          <table:table-cell/>
          <table:table-cell table:style-name="ce1" office:value-type="string">
            <text:p>ECSLGF</text:p>
          </table:table-cell>
          <table:table-cell table:style-name="ce1" office:value-type="string">
            <text:p>Esercizi SL gambe ferme</text:p>
          </table:table-cell>
        </table:table-row>
        <table:table-row>
          <table:table-cell/>
          <table:table-cell table:style-name="ce1" office:value-type="string">
            <text:p>ECSLTO</text:p>
          </table:table-cell>
          <table:table-cell table:style-name="ce1" office:value-type="string">
            <text:p>Esercizi SL toccando lato opposto</text:p>
          </table:table-cell>
        </table:table-row>
        <table:table-row>
          <table:table-cell/>
          <table:table-cell table:style-name="ce1" office:value-type="string">
            <text:p>ECSL3P</text:p>
          </table:table-cell>
          <table:table-cell table:style-name="ce1" office:value-type="string">
            <text:p>Esercizi SL toccando in 3 punti</text:p>
          </table:table-cell>
        </table:table-row>
        <table:table-row>
          <table:table-cell/>
          <table:table-cell table:style-name="ce1" office:value-type="string">
            <text:p>ESSLST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ESSLPG</text:p>
          </table:table-cell>
          <table:table-cell table:style-name="ce1" office:value-type="string">
            <text:p>SL pugni chiusi</text:p>
          </table:table-cell>
        </table:table-row>
        <table:table-row>
          <table:table-cell/>
          <table:table-cell table:style-name="ce1" office:value-type="string">
            <text:p>ESSLAA</text:p>
          </table:table-cell>
          <table:table-cell table:style-name="ce1" office:value-type="string">
            <text:p>SL alternato alto</text:p>
          </table:table-cell>
        </table:table-row>
        <table:table-row>
          <table:table-cell/>
          <table:table-cell table:style-name="ce1" office:value-type="string">
            <text:p>ESSLBG</text:p>
          </table:table-cell>
          <table:table-cell table:style-name="ce1" office:value-type="string">
            <text:p>SL 1 braccio giù</text:p>
          </table:table-cell>
        </table:table-row>
        <table:table-row>
          <table:table-cell/>
          <table:table-cell table:style-name="ce1" office:value-type="string">
            <text:p>ESSLGG</text:p>
          </table:table-cell>
          <table:table-cell table:style-name="ce1" office:value-type="string">
            <text:p>SL 1 braccio giù resp giù</text:p>
          </table:table-cell>
        </table:table-row>
        <table:table-row>
          <table:table-cell/>
          <table:table-cell table:style-name="ce1" office:value-type="string">
            <text:p>ESSLBS</text:p>
          </table:table-cell>
          <table:table-cell table:style-name="ce1" office:value-type="string">
            <text:p>SL 1 braccio su</text:p>
          </table:table-cell>
        </table:table-row>
        <table:table-row>
          <table:table-cell/>
          <table:table-cell table:style-name="ce1" office:value-type="string">
            <text:p>ESSLTA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ESSLSV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ESSLOP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ESSLLA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ESSLSR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ESSLBT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ESSLB3</text:p>
          </table:table-cell>
          <table:table-cell table:style-name="ce1" office:value-type="string">
            <text:p>SL 3DX 3SX</text:p>
          </table:table-cell>
        </table:table-row>
        <table:table-row>
          <table:table-cell/>
          <table:table-cell table:style-name="ce1" office:value-type="string">
            <text:p>ESSLCN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ESSLEG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ESSLGF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ESSLTO</text:p>
          </table:table-cell>
          <table:table-cell table:style-name="ce1" office:value-type="string">
            <text:p>SL toccando lato opposto</text:p>
          </table:table-cell>
        </table:table-row>
        <table:table-row>
          <table:table-cell/>
          <table:table-cell table:style-name="ce1" office:value-type="string">
            <text:p>ESSL3P</text:p>
          </table:table-cell>
          <table:table-cell table:style-name="ce1" office:value-type="string">
            <text:p>SL toccando in 3 punti</text:p>
          </table:table-cell>
        </table:table-row>
        <table:table-row>
          <table:table-cell/>
          <table:table-cell table:style-name="ce1" office:value-type="string">
            <text:p>ESSLPR</text:p>
          </table:table-cell>
          <table:table-cell table:style-name="ce1" office:value-type="string">
            <text:p>SL pausa max rollio</text:p>
          </table:table-cell>
        </table:table-row>
        <table:table-row>
          <table:table-cell/>
          <table:table-cell table:style-name="ce1" office:value-type="string">
            <text:p>ESSLBA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ESSLBV</text:p>
          </table:table-cell>
          <table:table-cell table:style-name="ce1" office:value-type="string">
            <text:p>SL braccia veloci gambe lente</text:p>
          </table:table-cell>
        </table:table-row>
        <table:table-row>
          <table:table-cell/>
          <table:table-cell table:style-name="ce1" office:value-type="string">
            <text:p>ESSLGV</text:p>
          </table:table-cell>
          <table:table-cell table:style-name="ce1" office:value-type="string">
            <text:p>SL braccia lente gambe veloci</text:p>
          </table:table-cell>
        </table:table-row>
        <table:table-row>
          <table:table-cell/>
          <table:table-cell table:style-name="ce1" office:value-type="string">
            <text:p>C1SLC6</text:p>
          </table:table-cell>
          <table:table-cell table:style-name="ce1" office:value-type="string">
            <text:p>SL capriola ogni 6 bracciate</text:p>
          </table:table-cell>
        </table:table-row>
        <table:table-row>
          <table:table-cell/>
          <table:table-cell table:style-name="ce1" office:value-type="string">
            <text:p>C1SLGF</text:p>
          </table:table-cell>
          <table:table-cell table:style-name="ce1" office:value-type="string">
            <text:p>SL gambe delfino</text:p>
          </table:table-cell>
        </table:table-row>
        <table:table-row>
          <table:table-cell/>
          <table:table-cell table:style-name="ce1" office:value-type="string">
            <text:p>C1SLGR</text:p>
          </table:table-cell>
          <table:table-cell table:style-name="ce1" office:value-type="string">
            <text:p>SL gambe rana</text:p>
          </table:table-cell>
        </table:table-row>
        <table:table-row>
          <table:table-cell/>
          <table:table-cell table:style-name="ce1" office:value-type="string">
            <text:p>C1SLCA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A2SLR1</text:p>
          </table:table-cell>
          <table:table-cell table:style-name="ce1" office:value-type="string">
            <text:p>SL resp ogni bracciata</text:p>
          </table:table-cell>
        </table:table-row>
        <table:table-row>
          <table:table-cell/>
          <table:table-cell table:style-name="ce1" office:value-type="string">
            <text:p>A2SLR3</text:p>
          </table:table-cell>
          <table:table-cell table:style-name="ce1" office:value-type="string">
            <text:p>SL resp 3</text:p>
          </table:table-cell>
        </table:table-row>
        <table:table-row>
          <table:table-cell/>
          <table:table-cell table:style-name="ce1" office:value-type="string">
            <text:p>A2SLR5</text:p>
          </table:table-cell>
          <table:table-cell table:style-name="ce1" office:value-type="string">
            <text:p>SL resp 5</text:p>
          </table:table-cell>
        </table:table-row>
        <table:table-row>
          <table:table-cell/>
          <table:table-cell table:style-name="ce1" office:value-type="string">
            <text:p>A2SLR7</text:p>
          </table:table-cell>
          <table:table-cell table:style-name="ce1" office:value-type="string">
            <text:p>SL resp 7</text:p>
          </table:table-cell>
        </table:table-row>
        <table:table-row>
          <table:table-cell/>
          <table:table-cell table:style-name="ce1" office:value-type="string">
            <text:p>A2SLR9</text:p>
          </table:table-cell>
          <table:table-cell table:style-name="ce1" office:value-type="string">
            <text:p>SL resp 9</text:p>
          </table:table-cell>
        </table:table-row>
        <table:table-row>
          <table:table-cell/>
          <table:table-cell table:style-name="ce1" office:value-type="string">
            <text:p>A2SLR2</text:p>
          </table:table-cell>
          <table:table-cell table:style-name="ce1" office:value-type="string">
            <text:p>SL resp 2</text:p>
          </table:table-cell>
        </table:table-row>
        <table:table-row>
          <table:table-cell/>
          <table:table-cell table:style-name="ce1" office:value-type="string">
            <text:p>A2SLR4</text:p>
          </table:table-cell>
          <table:table-cell table:style-name="ce1" office:value-type="string">
            <text:p>SL resp 4</text:p>
          </table:table-cell>
        </table:table-row>
        <table:table-row>
          <table:table-cell/>
          <table:table-cell table:style-name="ce1" office:value-type="string">
            <text:p>C1SLFP</text:p>
          </table:table-cell>
          <table:table-cell table:style-name="ce1" office:value-type="string">
            <text:p>SL forte/piano</text:p>
          </table:table-cell>
        </table:table-row>
        <table:table-row>
          <table:table-cell/>
          <table:table-cell table:style-name="ce1" office:value-type="string">
            <text:p>C1SLPF</text:p>
          </table:table-cell>
          <table:table-cell table:style-name="ce1" office:value-type="string">
            <text:p>SL piano/forte</text:p>
          </table:table-cell>
        </table:table-row>
        <table:table-row>
          <table:table-cell/>
          <table:table-cell table:style-name="ce1" office:value-type="string">
            <text:p>ECFAPG</text:p>
          </table:table-cell>
          <table:table-cell table:style-name="ce1" office:value-type="string">
            <text:p>Esercizi FA pugni chiusi</text:p>
          </table:table-cell>
        </table:table-row>
        <table:table-row>
          <table:table-cell/>
          <table:table-cell table:style-name="ce1" office:value-type="string">
            <text:p>ECFABS</text:p>
          </table:table-cell>
          <table:table-cell table:style-name="ce1" office:value-type="string">
            <text:p>Esercizi FA 1 braccio su</text:p>
          </table:table-cell>
        </table:table-row>
        <table:table-row>
          <table:table-cell/>
          <table:table-cell table:style-name="ce1" office:value-type="string">
            <text:p>ECFABG</text:p>
          </table:table-cell>
          <table:table-cell table:style-name="ce1" office:value-type="string">
            <text:p>Esercizi FA 1 braccio giù</text:p>
          </table:table-cell>
        </table:table-row>
        <table:table-row>
          <table:table-cell/>
          <table:table-cell table:style-name="ce1" office:value-type="string">
            <text:p>ECFAAA</text:p>
          </table:table-cell>
          <table:table-cell table:style-name="ce1" office:value-type="string">
            <text:p>Esercizi FA alternto alto</text:p>
          </table:table-cell>
        </table:table-row>
        <table:table-row>
          <table:table-cell/>
          <table:table-cell table:style-name="ce1" office:value-type="string">
            <text:p>ECFAA2</text:p>
          </table:table-cell>
          <table:table-cell table:style-name="ce1" office:value-type="string">
            <text:p>Esercizi FA alternto alto 2 bracciate</text:p>
          </table:table-cell>
        </table:table-row>
        <table:table-row>
          <table:table-cell/>
          <table:table-cell table:style-name="ce1" office:value-type="string">
            <text:p>ECFAC1</text:p>
          </table:table-cell>
          <table:table-cell table:style-name="ce1" office:value-type="string">
            <text:p>Esercizi FA composto 1 bracciata</text:p>
          </table:table-cell>
        </table:table-row>
        <table:table-row>
          <table:table-cell/>
          <table:table-cell table:style-name="ce1" office:value-type="string">
            <text:p>ECFAC2</text:p>
          </table:table-cell>
          <table:table-cell table:style-name="ce1" office:value-type="string">
            <text:p>Esercizi FA composto 2 bracciate</text:p>
          </table:table-cell>
        </table:table-row>
        <table:table-row>
          <table:table-cell/>
          <table:table-cell table:style-name="ce1" office:value-type="string">
            <text:p>ECFAC3</text:p>
          </table:table-cell>
          <table:table-cell table:style-name="ce1" office:value-type="string">
            <text:p>Esercizi FA composto 3 bracciate</text:p>
          </table:table-cell>
        </table:table-row>
        <table:table-row>
          <table:table-cell/>
          <table:table-cell table:style-name="ce1" office:value-type="string">
            <text:p>ECFAG4</text:p>
          </table:table-cell>
          <table:table-cell table:style-name="ce1" office:value-type="string">
            <text:p>Esercizi FA 4 gambate 1 bracciata</text:p>
          </table:table-cell>
        </table:table-row>
        <table:table-row>
          <table:table-cell/>
          <table:table-cell table:style-name="ce1" office:value-type="string">
            <text:p>ECFASB</text:p>
          </table:table-cell>
          <table:table-cell table:style-name="ce1" office:value-type="string">
            <text:p>Esercizi FA solo braccia</text:p>
          </table:table-cell>
        </table:table-row>
        <table:table-row>
          <table:table-cell/>
          <table:table-cell table:style-name="ce1" office:value-type="string">
            <text:p>ECFARA</text:p>
          </table:table-cell>
          <table:table-cell table:style-name="ce1" office:value-type="string">
            <text:p>Esercizi FA recupero alto</text:p>
          </table:table-cell>
        </table:table-row>
        <table:table-row>
          <table:table-cell/>
          <table:table-cell table:style-name="ce1" office:value-type="string">
            <text:p>ECFASS</text:p>
          </table:table-cell>
          <table:table-cell table:style-name="ce1" office:value-type="string">
            <text:p>Esercizi FA passata sub</text:p>
          </table:table-cell>
        </table:table-row>
        <table:table-row>
          <table:table-cell/>
          <table:table-cell table:style-name="ce1" office:value-type="string">
            <text:p>ECFAIL</text:p>
          </table:table-cell>
          <table:table-cell table:style-name="ce1" office:value-type="string">
            <text:p>Esercizi FA ingresso largo</text:p>
          </table:table-cell>
        </table:table-row>
        <table:table-row>
          <table:table-cell/>
          <table:table-cell table:style-name="ce1" office:value-type="string">
            <text:p>ECFAIS</text:p>
          </table:table-cell>
          <table:table-cell table:style-name="ce1" office:value-type="string">
            <text:p>Esercizi FA ingresso stretto</text:p>
          </table:table-cell>
        </table:table-row>
        <table:table-row>
          <table:table-cell/>
          <table:table-cell table:style-name="ce1" office:value-type="string">
            <text:p>ECFAGS</text:p>
          </table:table-cell>
          <table:table-cell table:style-name="ce1" office:value-type="string">
            <text:p>Esercizi FA gambe SL</text:p>
          </table:table-cell>
        </table:table-row>
        <table:table-row>
          <table:table-cell/>
          <table:table-cell table:style-name="ce1" office:value-type="string">
            <text:p>ESFAPG</text:p>
          </table:table-cell>
          <table:table-cell table:style-name="ce1" office:value-type="string">
            <text:p>FA pugni chiusi</text:p>
          </table:table-cell>
        </table:table-row>
        <table:table-row>
          <table:table-cell/>
          <table:table-cell table:style-name="ce1" office:value-type="string">
            <text:p>ESFABS</text:p>
          </table:table-cell>
          <table:table-cell table:style-name="ce1" office:value-type="string">
            <text:p>FA 1 braccio su</text:p>
          </table:table-cell>
        </table:table-row>
        <table:table-row>
          <table:table-cell/>
          <table:table-cell table:style-name="ce1" office:value-type="string">
            <text:p>ESFABG</text:p>
          </table:table-cell>
          <table:table-cell table:style-name="ce1" office:value-type="string">
            <text:p>FA 1 braccio giù</text:p>
          </table:table-cell>
        </table:table-row>
        <table:table-row>
          <table:table-cell/>
          <table:table-cell table:style-name="ce1" office:value-type="string">
            <text:p>ESFAAA</text:p>
          </table:table-cell>
          <table:table-cell table:style-name="ce1" office:value-type="string">
            <text:p>FA alternto alto</text:p>
          </table:table-cell>
        </table:table-row>
        <table:table-row>
          <table:table-cell/>
          <table:table-cell table:style-name="ce1" office:value-type="string">
            <text:p>ESFAA2</text:p>
          </table:table-cell>
          <table:table-cell table:style-name="ce1" office:value-type="string">
            <text:p>FA alternto alto 2 bracciate</text:p>
          </table:table-cell>
        </table:table-row>
        <table:table-row>
          <table:table-cell/>
          <table:table-cell table:style-name="ce1" office:value-type="string">
            <text:p>ESFAC1</text:p>
          </table:table-cell>
          <table:table-cell table:style-name="ce1" office:value-type="string">
            <text:p>FA composto 1 bracciata</text:p>
          </table:table-cell>
        </table:table-row>
        <table:table-row>
          <table:table-cell/>
          <table:table-cell table:style-name="ce1" office:value-type="string">
            <text:p>ESFAC2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ESFAC3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ESFAG4</text:p>
          </table:table-cell>
          <table:table-cell table:style-name="ce1" office:value-type="string">
            <text:p>FA 4 gambate 1 bracciata</text:p>
          </table:table-cell>
        </table:table-row>
        <table:table-row>
          <table:table-cell/>
          <table:table-cell table:style-name="ce1" office:value-type="string">
            <text:p>ESFASB</text:p>
          </table:table-cell>
          <table:table-cell table:style-name="ce1" office:value-type="string">
            <text:p>FA solo braccia</text:p>
          </table:table-cell>
        </table:table-row>
        <table:table-row>
          <table:table-cell/>
          <table:table-cell table:style-name="ce1" office:value-type="string">
            <text:p>ESFARA</text:p>
          </table:table-cell>
          <table:table-cell table:style-name="ce1" office:value-type="string">
            <text:p>FA recupero alto</text:p>
          </table:table-cell>
        </table:table-row>
        <table:table-row>
          <table:table-cell/>
          <table:table-cell table:style-name="ce1" office:value-type="string">
            <text:p>ESFASS</text:p>
          </table:table-cell>
          <table:table-cell table:style-name="ce1" office:value-type="string">
            <text:p>FA passata sub</text:p>
          </table:table-cell>
        </table:table-row>
        <table:table-row>
          <table:table-cell/>
          <table:table-cell table:style-name="ce1" office:value-type="string">
            <text:p>ESFAIL</text:p>
          </table:table-cell>
          <table:table-cell table:style-name="ce1" office:value-type="string">
            <text:p>FA ingresso largo</text:p>
          </table:table-cell>
        </table:table-row>
        <table:table-row>
          <table:table-cell/>
          <table:table-cell table:style-name="ce1" office:value-type="string">
            <text:p>ESFAIS</text:p>
          </table:table-cell>
          <table:table-cell table:style-name="ce1" office:value-type="string">
            <text:p>FA ingresso stretto</text:p>
          </table:table-cell>
        </table:table-row>
        <table:table-row>
          <table:table-cell/>
          <table:table-cell table:style-name="ce1" office:value-type="string">
            <text:p>ESFAGS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C1FAFP</text:p>
          </table:table-cell>
          <table:table-cell table:style-name="ce1" office:value-type="string">
            <text:p>FA forte/SL piano</text:p>
          </table:table-cell>
        </table:table-row>
        <table:table-row>
          <table:table-cell/>
          <table:table-cell table:style-name="ce1" office:value-type="string">
            <text:p>C1FAPF</text:p>
          </table:table-cell>
          <table:table-cell table:style-name="ce1" office:value-type="string">
            <text:p>SL piano/FA forte</text:p>
          </table:table-cell>
        </table:table-row>
        <table:table-row>
          <table:table-cell/>
          <table:table-cell table:style-name="ce1" office:value-type="string">
            <text:p>ECDOPG</text:p>
          </table:table-cell>
          <table:table-cell table:style-name="ce1" office:value-type="string">
            <text:p>Esercizi DO pugni chiusi</text:p>
          </table:table-cell>
        </table:table-row>
        <table:table-row>
          <table:table-cell/>
          <table:table-cell table:style-name="ce1" office:value-type="string">
            <text:p>ECDOBA</text:p>
          </table:table-cell>
          <table:table-cell table:style-name="ce1" office:value-type="string">
            <text:p>Esercizi DO bastone</text:p>
          </table:table-cell>
        </table:table-row>
        <table:table-row>
          <table:table-cell/>
          <table:table-cell table:style-name="ce1" office:value-type="string">
            <text:p>ECDOBG</text:p>
          </table:table-cell>
          <table:table-cell table:style-name="ce1" office:value-type="string">
            <text:p>Esercizi DO 1 braccio giù</text:p>
          </table:table-cell>
        </table:table-row>
        <table:table-row>
          <table:table-cell/>
          <table:table-cell table:style-name="ce1" office:value-type="string">
            <text:p>ECDOBS</text:p>
          </table:table-cell>
          <table:table-cell table:style-name="ce1" office:value-type="string">
            <text:p>Esercizi DO 1 braccio avanti</text:p>
          </table:table-cell>
        </table:table-row>
        <table:table-row>
          <table:table-cell/>
          <table:table-cell table:style-name="ce1" office:value-type="string">
            <text:p>ESDOPG</text:p>
          </table:table-cell>
          <table:table-cell table:style-name="ce1" office:value-type="string">
            <text:p>DO pugni chiusi</text:p>
          </table:table-cell>
        </table:table-row>
        <table:table-row>
          <table:table-cell/>
          <table:table-cell table:style-name="ce1" office:value-type="string">
            <text:p>ESDOBS</text:p>
          </table:table-cell>
          <table:table-cell table:style-name="ce1" office:value-type="string">
            <text:p>DO 1 braccio su</text:p>
          </table:table-cell>
        </table:table-row>
        <table:table-row>
          <table:table-cell/>
          <table:table-cell table:style-name="ce1" office:value-type="string">
            <text:p>ESDOBG</text:p>
          </table:table-cell>
          <table:table-cell table:style-name="ce1" office:value-type="string">
            <text:p>DO 1 braccio giù</text:p>
          </table:table-cell>
        </table:table-row>
        <table:table-row>
          <table:table-cell/>
          <table:table-cell table:style-name="ce1" office:value-type="string">
            <text:p>ESDOAA</text:p>
          </table:table-cell>
          <table:table-cell table:style-name="ce1" office:value-type="string">
            <text:p>DO alternato alto</text:p>
          </table:table-cell>
        </table:table-row>
        <table:table-row>
          <table:table-cell/>
          <table:table-cell table:style-name="ce1" office:value-type="string">
            <text:p>ESDOGE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ESDOSF</text:p>
          </table:table-cell>
          <table:table-cell table:style-name="ce1" office:value-type="string">
            <text:p>DO 1 braccio al soffitto</text:p>
          </table:table-cell>
        </table:table-row>
        <table:table-row>
          <table:table-cell/>
          <table:table-cell table:style-name="ce1" office:value-type="string">
            <text:p>ESDOPR</text:p>
          </table:table-cell>
          <table:table-cell table:style-name="ce1" office:value-type="string">
            <text:p>DO pausa su massimo rollio</text:p>
          </table:table-cell>
        </table:table-row>
        <table:table-row>
          <table:table-cell/>
          <table:table-cell table:style-name="ce1" office:value-type="string">
            <text:p>ESDOBI</text:p>
          </table:table-cell>
          <table:table-cell table:style-name="ce1" office:value-type="string">
            <text:p>DO bicchiere sulla fronte</text:p>
          </table:table-cell>
        </table:table-row>
        <table:table-row>
          <table:table-cell/>
          <table:table-cell table:style-name="ce1" office:value-type="string">
            <text:p>ESDOSV</text:p>
          </table:table-cell>
          <table:table-cell table:style-name="ce1" office:value-type="string">
            <text:p>DO bracciata sovrapposta</text:p>
          </table:table-cell>
        </table:table-row>
        <table:table-row>
          <table:table-cell/>
          <table:table-cell table:style-name="ce1" office:value-type="string">
            <text:p>ESDOFR</text:p>
          </table:table-cell>
          <table:table-cell table:style-name="ce1" office:value-type="string">
            <text:p>DO seduto max freq braccia</text:p>
          </table:table-cell>
        </table:table-row>
        <table:table-row>
          <table:table-cell/>
          <table:table-cell table:style-name="ce1" office:value-type="string">
            <text:p>ESDOBT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ESDOBA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ESDOSB</text:p>
          </table:table-cell>
          <table:table-cell table:style-name="ce1" office:value-type="string">
            <text:p>DO solo braccia, gambe ferme</text:p>
          </table:table-cell>
        </table:table-row>
        <table:table-row>
          <table:table-cell/>
          <table:table-cell table:style-name="ce1" office:value-type="string">
            <text:p>C1DOFP</text:p>
          </table:table-cell>
          <table:table-cell table:style-name="ce1" office:value-type="string">
            <text:p>DO forte/piano</text:p>
          </table:table-cell>
        </table:table-row>
        <table:table-row>
          <table:table-cell/>
          <table:table-cell table:style-name="ce1" office:value-type="string">
            <text:p>C1DOPF</text:p>
          </table:table-cell>
          <table:table-cell table:style-name="ce1" office:value-type="string">
            <text:p>DO piano/forte</text:p>
          </table:table-cell>
        </table:table-row>
        <table:table-row>
          <table:table-cell/>
          <table:table-cell table:style-name="ce1" office:value-type="string">
            <text:p>ECRASC</text:p>
          </table:table-cell>
          <table:table-cell table:style-name="ce1" office:value-type="string">
            <text:p>Esercizi RA scivolata</text:p>
          </table:table-cell>
        </table:table-row>
        <table:table-row>
          <table:table-cell/>
          <table:table-cell table:style-name="ce1" office:value-type="string">
            <text:p>ECRAMP</text:p>
          </table:table-cell>
          <table:table-cell table:style-name="ce1" office:value-type="string">
            <text:p>Esercizi RA calciata dietro</text:p>
          </table:table-cell>
        </table:table-row>
        <table:table-row>
          <table:table-cell/>
          <table:table-cell table:style-name="ce1" office:value-type="string">
            <text:p>ECRA2G</text:p>
          </table:table-cell>
          <table:table-cell table:style-name="ce1" office:value-type="string">
            <text:p>Esercizi RA doppia gambata</text:p>
          </table:table-cell>
        </table:table-row>
        <table:table-row>
          <table:table-cell/>
          <table:table-cell table:style-name="ce1" office:value-type="string">
            <text:p>ECRAAA</text:p>
          </table:table-cell>
          <table:table-cell table:style-name="ce1" office:value-type="string">
            <text:p>Esercizi RA alternato alto</text:p>
          </table:table-cell>
        </table:table-row>
        <table:table-row>
          <table:table-cell/>
          <table:table-cell table:style-name="ce1" office:value-type="string">
            <text:p>ESRAPG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ESRABS</text:p>
          </table:table-cell>
          <table:table-cell table:style-name="ce1" office:value-type="string">
            <text:p>RA 1 braccio su</text:p>
          </table:table-cell>
        </table:table-row>
        <table:table-row>
          <table:table-cell/>
          <table:table-cell table:style-name="ce1" office:value-type="string">
            <text:p>ESRABG</text:p>
          </table:table-cell>
          <table:table-cell table:style-name="ce1" office:value-type="string">
            <text:p>RA 1 braccio giù</text:p>
          </table:table-cell>
        </table:table-row>
        <table:table-row>
          <table:table-cell/>
          <table:table-cell table:style-name="ce1" office:value-type="string">
            <text:p>ESRAAA</text:p>
          </table:table-cell>
          <table:table-cell table:style-name="ce1" office:value-type="string">
            <text:p>RA alternato alto</text:p>
          </table:table-cell>
        </table:table-row>
        <table:table-row>
          <table:table-cell/>
          <table:table-cell table:style-name="ce1" office:value-type="string">
            <text:p>ESRASC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ESRA2G</text:p>
          </table:table-cell>
          <table:table-cell table:style-name="ce1" office:value-type="string">
            <text:p>RA due gambate per ogni ciclo</text:p>
          </table:table-cell>
        </table:table-row>
        <table:table-row>
          <table:table-cell/>
          <table:table-cell table:style-name="ce1" office:value-type="string">
            <text:p>ESRASB</text:p>
          </table:table-cell>
          <table:table-cell table:style-name="ce1" office:value-type="string">
            <text:p>RA solo braccia, gambe ferme</text:p>
          </table:table-cell>
        </table:table-row>
        <table:table-row>
          <table:table-cell/>
          <table:table-cell table:style-name="ce1" office:value-type="string">
            <text:p>ESRASV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ESRANS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ESRAGU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ESRAMP</text:p>
          </table:table-cell>
          <table:table-cell table:style-name="ce1" office:value-type="string">
            <text:p>RA toccando mani con piedi sul sedere</text:p>
          </table:table-cell>
        </table:table-row>
        <table:table-row>
          <table:table-cell/>
          <table:table-cell table:style-name="ce1" office:value-type="string">
            <text:p>ESRAOP</text:p>
          </table:table-cell>
          <table:table-cell table:style-name="ce1" office:value-type="string">
            <text:p>RA alternata braccio e gamba opposti</text:p>
          </table:table-cell>
        </table:table-row>
        <table:table-row>
          <table:table-cell/>
          <table:table-cell table:style-name="ce1" office:value-type="string">
            <text:p>ESRATF</text:p>
          </table:table-cell>
          <table:table-cell table:style-name="ce1" office:value-type="string">
            <text:p>RA testa alta fuori dall'acqua</text:p>
          </table:table-cell>
        </table:table-row>
        <table:table-row>
          <table:table-cell/>
          <table:table-cell table:style-name="ce1" office:value-type="string">
            <text:p>ESRASA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C1RAFP</text:p>
          </table:table-cell>
          <table:table-cell table:style-name="ce1" office:value-type="string">
            <text:p>RA forte/SL piano</text:p>
          </table:table-cell>
        </table:table-row>
        <table:table-row>
          <table:table-cell/>
          <table:table-cell table:style-name="ce1" office:value-type="string">
            <text:p>C1RAPF</text:p>
          </table:table-cell>
          <table:table-cell table:style-name="ce1" office:value-type="string">
            <text:p>SL piano/RA forte</text:p>
          </table:table-cell>
        </table:table-row>
        <table:table-row>
          <table:table-cell/>
          <table:table-cell table:style-name="ce1" office:value-type="string">
            <text:p>ESMIPU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ESMIBS</text:p>
          </table:table-cell>
          <table:table-cell table:style-name="ce1" office:value-type="string">
            <text:p>MI un braccio fermo in alto</text:p>
          </table:table-cell>
        </table:table-row>
        <table:table-row>
          <table:table-cell/>
          <table:table-cell table:style-name="ce1" office:value-type="string">
            <text:p>ESMIBG</text:p>
          </table:table-cell>
          <table:table-cell table:style-name="ce1" office:value-type="string">
            <text:p>MI un braccio fermo in basso</text:p>
          </table:table-cell>
        </table:table-row>
        <table:table-row>
          <table:table-cell/>
          <table:table-cell table:style-name="ce1" office:value-type="string">
            <text:p>ESMIAA</text:p>
          </table:table-cell>
          <table:table-cell table:style-name="ce1" office:value-type="string">
            <text:p>MI alternato alto</text:p>
          </table:table-cell>
        </table:table-row>
        <table:table-row>
          <table:table-cell/>
          <table:table-cell table:style-name="ce1" office:value-type="string">
            <text:p>ESMI1C</text:p>
          </table:table-cell>
          <table:table-cell table:style-name="ce1" office:value-type="string">
            <text:p>MI un ciclo per ogni stile</text:p>
          </table:table-cell>
        </table:table-row>
        <table:table-row>
          <table:table-cell/>
          <table:table-cell table:style-name="ce1" office:value-type="string">
            <text:p>ESMIIM</text:p>
          </table:table-cell>
          <table:table-cell table:style-name="ce1" office:value-type="string">
            <text:p>MI a rovescio</text:p>
          </table:table-cell>
        </table:table-row>
        <table:table-row>
          <table:table-cell/>
          <table:table-cell table:style-name="ce1" office:value-type="string">
            <text:p>COSLFA</text:p>
          </table:table-cell>
          <table:table-cell table:style-name="ce1" office:value-type="string">
            <text:p>FA/SL completo</text:p>
          </table:table-cell>
        </table:table-row>
        <table:table-row>
          <table:table-cell/>
          <table:table-cell table:style-name="ce1" office:value-type="string">
            <text:p>C1SLL3</text:p>
          </table:table-cell>
          <table:table-cell table:style-name="ce1" office:value-type="string">
            <text:p>Locomotive 300 piano/forte</text:p>
          </table:table-cell>
        </table:table-row>
        <table:table-row>
          <table:table-cell/>
          <table:table-cell table:style-name="ce1" office:value-type="string">
            <text:p>C1SL3L</text:p>
          </table:table-cell>
          <table:table-cell table:style-name="ce1" office:value-type="string">
            <text:p>Locomotive 300 forte/piano</text:p>
          </table:table-cell>
        </table:table-row>
        <table:table-row>
          <table:table-cell/>
          <table:table-cell table:style-name="ce1" office:value-type="string">
            <text:p>C1SLP3</text:p>
          </table:table-cell>
          <table:table-cell table:style-name="ce1" office:value-type="string">
            <text:p>SL progressione esterna 1-3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1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1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1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A2MIND</text:p>
          </table:table-cell>
          <table:table-cell table:style-name="ce1" office:value-type="string">
            <text:p>MI no delfo</text:p>
          </table:table-cell>
        </table:table-row>
        <table:table-row>
          <table:table-cell/>
          <table:table-cell table:style-name="ce1" office:value-type="string">
            <text:p>A2SLCG</text:p>
          </table:table-cell>
          <table:table-cell table:style-name="ce1" office:value-type="string">
            <text:p>SL gambe/completo cambio 25</text:p>
          </table:table-cell>
        </table:table-row>
        <table:table-row>
          <table:table-cell/>
          <table:table-cell table:style-name="ce1" office:value-type="string">
            <text:p>A2DOCG</text:p>
          </table:table-cell>
          <table:table-cell table:style-name="ce1" office:value-type="string">
            <text:p>DO gambe/completo cambio 25</text:p>
          </table:table-cell>
        </table:table-row>
        <table:table-row>
          <table:table-cell/>
          <table:table-cell table:style-name="ce1" office:value-type="string">
            <text:p>A2MICG</text:p>
          </table:table-cell>
          <table:table-cell table:style-name="ce1" office:value-type="string">
            <text:p>MI gambe/completo cambio 25</text:p>
          </table:table-cell>
        </table:table-row>
        <table:table-row>
          <table:table-cell/>
          <table:table-cell table:style-name="ce1" office:value-type="string">
            <text:p>ESSLRA</text:p>
          </table:table-cell>
          <table:table-cell table:style-name="ce1" office:value-type="string">
            <text:p>SL Remate in alto</text:p>
          </table:table-cell>
        </table:table-row>
        <table:table-row>
          <table:table-cell/>
          <table:table-cell table:style-name="ce1" office:value-type="string">
            <text:p>ESSLRB</text:p>
          </table:table-cell>
          <table:table-cell table:style-name="ce1" office:value-type="string">
            <text:p>SL Remate in basso</text:p>
          </table:table-cell>
        </table:table-row>
        <table:table-row>
          <table:table-cell/>
          <table:table-cell table:style-name="ce1" office:value-type="string">
            <text:p>ESDORA</text:p>
          </table:table-cell>
          <table:table-cell table:style-name="ce1" office:value-type="string">
            <text:p>DO Remate in alto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08:12:22.921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6M16S</meta:editing-duration>
    <meta:editing-cycles>279</meta:editing-cycles>
    <meta:generator>LibreOffice/4.2.6.3$Windows_x86 LibreOffice_project/3fd416d4c6db7d3204c17ce57a1d70f6e531ee21</meta:generator>
    <dc:date>2014-09-25T08:23:33.652000000</dc:date>
    <dc:creator>Marco Ligabue</dc:creator>
    <meta:document-statistic meta:table-count="3" meta:cell-count="8733" meta:object-count="0"/>
    <meta:user-defined meta:name="Info 1"/>
    <meta:user-defined meta:name="Info 2"/>
    <meta:user-defined meta:name="Info 3"/>
    <meta:user-defined meta:name="Info 4"/>
  </office:meta>
</office:document-meta>
</file>